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sans-serif" svg:font-family="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 style:font-style-complex="itali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 style:font-style-complex="italic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size-complex="14pt"/>
    </style:style>
    <style:style style:name="T1" style:family="text">
      <style:text-properties fo:font-size="14pt" fo:language="uk" fo:country="UA" fo:font-style="italic" style:font-size-asian="14pt" style:font-style-asian="italic"/>
    </style:style>
    <style:style style:name="T2" style:family="text">
      <style:text-properties fo:font-size="14pt" fo:language="uk" fo:country="UA" fo:font-style="italic" style:font-size-asian="14pt" style:font-style-asian="italic" style:font-style-complex="italic"/>
    </style:style>
    <style:style style:name="T3" style:family="text">
      <style:text-properties fo:font-size="14pt" fo:language="uk" fo:country="UA" fo:font-style="italic" style:font-size-asian="14pt" style:font-style-asian="italic" style:font-weight-complex="bold"/>
    </style:style>
    <style:style style:name="T4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5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6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7" style:family="text"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T8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9" style:family="text">
      <style:text-properties fo:font-size="14pt" fo:language="uk" fo:country="UA" style:font-size-asian="14pt"/>
    </style:style>
    <style:style style:name="T10" style:family="text">
      <style:text-properties fo:font-size="14pt" fo:language="uk" fo:country="UA" style:font-size-asian="14pt" style:font-style-complex="italic"/>
    </style:style>
    <style:style style:name="T11" style:family="text">
      <style:text-properties fo:font-size="14pt" fo:language="uk" fo:country="UA" fo:font-weight="bold" style:font-size-asian="14pt" style:font-weight-asian="bold"/>
    </style:style>
    <style:style style:name="T12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13" style:family="text">
      <style:text-properties fo:font-size="14pt" fo:language="uk" fo:country="UA" fo:font-weight="bold" style:font-size-asian="14pt" style:font-weight-asian="bold" style:font-weight-complex="bold"/>
    </style:style>
    <style:style style:name="T14" style:family="text">
      <style:text-properties fo:font-size="14pt" fo:language="uk" fo:country="UA" fo:font-style="normal" style:font-size-asian="14pt" style:font-style-asian="normal" style:font-style-complex="normal"/>
    </style:style>
    <style:style style:name="T15" style:family="text">
      <style:text-properties fo:font-size="14pt" fo:language="uk" fo:country="UA" fo:font-style="normal" style:font-size-asian="14pt" style:font-style-asian="normal" style:font-style-complex="italic"/>
    </style:style>
    <style:style style:name="T16" style:family="text">
      <style:text-properties fo:font-size="14pt" fo:language="uk" fo:country="UA" fo:font-style="normal" fo:font-weight="bold" style:font-size-asian="14pt" style:font-style-asian="normal" style:font-weight-asian="bold" style:font-style-complex="normal" style:font-weight-complex="bold"/>
    </style:style>
    <style:style style:name="T17" style:family="text">
      <style:text-properties fo:font-size="14pt" fo:language="uk" fo:country="UA" fo:font-weight="normal" style:font-size-asian="14pt" style:font-weight-asian="normal" style:font-weight-complex="normal"/>
    </style:style>
    <style:style style:name="T18" style:family="text">
      <style:text-properties fo:font-size="14pt" fo:language="uk" fo:country="UA" fo:font-weight="normal" style:font-size-asian="14pt" style:font-weight-asian="normal" style:font-style-complex="italic" style:font-weight-complex="normal"/>
    </style:style>
    <style:style style:name="T19" style:family="text">
      <style:text-properties fo:font-size="14pt" fo:language="ru" fo:country="RU" style:font-size-asian="14pt"/>
    </style:style>
    <style:style style:name="T20" style:family="text">
      <style:text-properties fo:font-size="14pt" fo:language="ru" fo:country="RU" style:font-size-asian="14pt" style:font-style-complex="italic"/>
    </style:style>
    <style:style style:name="T21" style:family="text">
      <style:text-properties fo:font-size="14pt" fo:language="ru" fo:country="RU" fo:font-style="italic" style:font-size-asian="14pt" style:font-style-asian="italic"/>
    </style:style>
    <style:style style:name="T22" style:family="text">
      <style:text-properties fo:font-size="14pt" fo:language="ru" fo:country="RU" fo:font-style="italic" style:font-size-asian="14pt" style:font-style-asian="italic" style:font-style-complex="italic"/>
    </style:style>
    <style:style style:name="T23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24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25" style:family="text">
      <style:text-properties fo:font-size="14pt" style:font-size-asian="14pt"/>
    </style:style>
    <style:style style:name="T26" style:family="text">
      <style:text-properties fo:font-size="14pt" fo:language="en" fo:country="US" fo:font-style="italic" style:font-size-asian="14pt" style:font-style-asian="italic"/>
    </style:style>
    <style:style style:name="T27" style:family="text">
      <style:text-properties fo:font-size="14pt" fo:language="en" fo:country="US" fo:font-style="italic" style:font-size-asian="14pt" style:font-style-asian="italic" style:font-style-complex="italic"/>
    </style:style>
    <style:style style:name="T28" style:family="text">
      <style:text-properties fo:text-transform="uppercase" fo:font-size="14pt" fo:language="uk" fo:country="UA" fo:font-weight="bold" style:font-size-asian="14pt" style:font-weight-asian="bold"/>
    </style:style>
    <style:style style:name="T29" style:family="text">
      <style:text-properties fo:text-transform="uppercase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30" style:family="text">
      <style:text-properties fo:text-transform="uppercase" fo:font-size="14pt" fo:language="uk" fo:country="UA" style:font-size-asian="14pt"/>
    </style:style>
    <style:style style:name="T31" style:family="text">
      <style:text-properties fo:text-transform="uppercase" fo:font-size="14pt" fo:language="ru" fo:country="RU" fo:font-weight="bold" style:font-size-asian="14pt" style:font-weight-asian="bold"/>
    </style:style>
    <style:style style:name="T32" style:family="text">
      <style:text-properties fo:text-transform="uppercase" fo:color="#000000" style:font-name="Times New Roman" fo:letter-spacing="normal" fo:language="uk" fo:country="UA" fo:font-style="italic" fo:font-weight="normal" style:font-style-asian="italic" style:font-weight-asian="normal" style:font-weight-complex="normal"/>
    </style:style>
    <style:style style:name="T33" style:family="text">
      <style:text-properties fo:text-transform="uppercase" fo:language="uk" fo:country="UA" fo:font-weight="bold" style:font-weight-asian="bold"/>
    </style:style>
    <style:style style:name="T34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35" style:family="text">
      <style:text-properties fo:text-transform="uppercase" fo:language="uk" fo:country="UA" fo:font-weight="bold" style:font-weight-asian="bold" style:font-weight-complex="bold"/>
    </style:style>
    <style:style style:name="T36" style:family="text">
      <style:text-properties fo:text-transform="uppercase" fo:language="uk" fo:country="UA" fo:font-weight="normal" style:font-weight-asian="normal" style:font-style-complex="italic" style:font-weight-complex="normal"/>
    </style:style>
    <style:style style:name="T37" style:family="text">
      <style:text-properties fo:text-transform="uppercase" fo:language="uk" fo:country="UA" style:font-style-complex="italic"/>
    </style:style>
    <style:style style:name="T38" style:family="text">
      <style:text-properties fo:text-transform="uppercase" style:font-name="Times New Roman" fo:font-size="14pt" fo:language="uk" fo:country="UA" fo:font-weight="bold" style:font-size-asian="14pt" style:font-weight-asian="bold" style:font-size-complex="14pt"/>
    </style:style>
    <style:style style:name="T39" style:family="text">
      <style:text-properties style:font-name="Times New Roman" fo:language="uk" fo:country="UA"/>
    </style:style>
    <style:style style:name="T40" style:family="text">
      <style:text-properties style:font-name="Times New Roman" fo:language="uk" fo:country="UA" fo:font-style="italic" style:font-style-asian="italic"/>
    </style:style>
    <style:style style:name="T41" style:family="text">
      <style:text-properties style:font-name="Times New Roman" fo:language="uk" fo:country="UA" fo:font-style="italic" fo:font-weight="bold" style:font-style-asian="italic" style:font-weight-asian="bold"/>
    </style:style>
    <style:style style:name="T42" style:family="text">
      <style:text-properties fo:font-variant="normal" fo:text-transform="none" fo:color="#000000" style:font-name="Times New Roman" fo:letter-spacing="normal" fo:language="uk" fo:country="UA" fo:font-style="italic" style:font-style-asian="italic"/>
    </style:style>
    <style:style style:name="T43" style:family="text">
      <style:text-properties fo:font-variant="normal" fo:text-transform="none" fo:color="#000000" fo:letter-spacing="normal" fo:language="uk" fo:country="UA" fo:font-style="normal" style:font-style-complex="italic"/>
    </style:style>
    <style:style style:name="T44" style:family="text">
      <style:text-properties fo:font-variant="normal" fo:text-transform="none" fo:color="#000000" fo:letter-spacing="normal" fo:font-style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language="uk" fo:country="UA"/>
    </style:style>
    <style:style style:name="T47" style:family="text">
      <style:text-properties fo:language="uk" fo:country="UA" fo:font-style="italic" style:font-style-asian="italic"/>
    </style:style>
    <style:style style:name="T48" style:family="text">
      <style:text-properties fo:language="uk" fo:country="UA" fo:font-style="italic" style:font-style-asian="italic" style:font-style-complex="italic"/>
    </style:style>
    <style:style style:name="T49" style:family="text">
      <style:text-properties fo:language="uk" fo:country="UA" fo:font-style="italic" fo:font-weight="bold" style:font-style-asian="italic" style:font-weight-asian="bold"/>
    </style:style>
    <style:style style:name="T50" style:family="text">
      <style:text-properties fo:language="uk" fo:country="UA" fo:font-weight="bold" style:font-weight-asian="bold"/>
    </style:style>
    <style:style style:name="T51" style:family="text">
      <style:text-properties fo:language="uk" fo:country="UA" fo:font-weight="bold" style:font-weight-asian="bold" style:font-style-complex="italic" style:font-weight-complex="bold"/>
    </style:style>
    <style:style style:name="T52" style:family="text">
      <style:text-properties fo:language="uk" fo:country="UA" style:font-style-complex="italic"/>
    </style:style>
    <style:style style:name="T53" style:family="text">
      <style:text-properties fo:language="uk" fo:country="UA" style:font-weight-asian="normal" style:font-style-complex="italic" style:font-weight-complex="normal"/>
    </style:style>
    <style:style style:name="T54" style:family="text">
      <style:text-properties fo:language="uk" fo:country="UA" fo:font-weight="normal" style:font-weight-asian="normal" style:font-style-complex="italic" style:font-weight-complex="normal"/>
    </style:style>
    <style:style style:name="T55" style:family="text">
      <style:text-properties fo:language="ru" fo:country="RU" fo:font-style="italic" style:font-style-asian="italic"/>
    </style:style>
    <style:style style:name="T56" style:family="text">
      <style:text-properties fo:language="en" fo:country="US" fo:font-style="italic" style:font-style-asian="italic"/>
    </style:style>
    <style:style style:name="T57" style:family="text">
      <style:text-properties style:font-name="Times New Roman"/>
    </style:style>
    <style:style style:name="T58" style:family="text">
      <style:text-properties style:font-name="Times New Roman" fo:font-weight="bold" style:font-weight-asian="bold" style:font-weight-complex="bold"/>
    </style:style>
    <style:style style:name="T59" style:family="text">
      <style:text-properties style:font-name="Times New Roman" fo:language="uk" fo:country="UA" fo:font-weight="bold" style:font-weight-asian="bold" style:font-style-complex="italic" style:font-weight-complex="bold"/>
    </style:style>
    <style:style style:name="T60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3">БасамА</text:span><text:span text:style-name="T34"></text:span><text:span text:style-name="T33">нити</text:span><text:span text:style-name="T46">, -ню, -ниш, дієсл., </text:span><text:span text:style-name="T47">недок., перех., інд.-авт.</text:span><text:span text:style-name="T55">,</text:span><text:span text:style-name="T47"> </text:span><text:span text:style-name="T56">[1].</text:span><text:span text:style-name="T50"> </text:span><text:span text:style-name="T46">Дієслово до </text:span><text:span text:style-name="T50">басама</text:span><text:span text:style-name="T51"></text:span><text:span text:style-name="T50">н.</text:span></text:p>
      <text:p text:style-name="P8"><text:span text:style-name="T35">БасамА</text:span><text:span text:style-name="T34"></text:span><text:span text:style-name="T35">н,</text:span> у, ч., розм. Смуга на тілі від удару. (СУМ-1:109)</text:p>
      <text:p text:style-name="P11"><text:span text:style-name="T47">Гойдається вечора зламана віть,/ і синню тяжкою в осінній пожежі/ мій дух </text:span><text:span text:style-name="T49">басаманить.</text:span><text:span text:style-name="T50"> </text:span><text:span text:style-name="T46">(П-1:27).</text:span></text:p>
      <text:p text:style-name="P11"><text:span text:style-name="T33"/></text:p>
      <text:p text:style-name="P11"><text:span text:style-name="T33">БІ</text:span><text:span text:style-name="T34"></text:span><text:span text:style-name="T33">ЛЬ-</text:span><text:span text:style-name="T35">ЖАДА</text:span><text:span text:style-name="T34"></text:span><text:span text:style-name="T46">, -и</text:span><text:span text:style-name="T34"></text:span><text:span text:style-name="T46">, </text:span><text:span text:style-name="T47">ім., ж., інд.-авт., </text:span><text:span text:style-name="T56">[</text:span><text:span text:style-name="T47">9</text:span><text:span text:style-name="T56">]</text:span><text:span text:style-name="T47">.</text:span><text:span text:style-name="T48"> </text:span><text:span text:style-name="T52"><text:s/>Похідне від </text:span><text:span text:style-name="T51">біль</text:span><text:span text:style-name="T52"> і </text:span><text:span text:style-name="T51">жада</text:span><text:span text:style-name="T52">.</text:span></text:p>
      <text:p text:style-name="P13"><text:span text:style-name="T45">БІЛЬ,</text:span><text:span text:style-name="T60"> бо</text:span><text:span text:style-name="T51"></text:span><text:span text:style-name="T60">лю, ч. Відчуття фізичного страждання; в</text:span><text:span text:style-name="T44">ідчуття прикрості, образи, смутку. </text:span><text:span text:style-name="T60">(СУМ-1:186).</text:span></text:p>
      <text:p text:style-name="P8"><text:span text:style-name="T45">ЖАДА</text:span><text:span text:style-name="T51"></text:span><text:span text:style-name="T45">,</text:span> и<text:span text:style-name="T51"></text:span>, ж., діал. Жага (у 1, 2 знач.). (СУМ-2:501).</text:p>
      <text:p text:style-name="P8"><text:span text:style-name="T58">ЖАГА</text:span><text:span text:style-name="T59"></text:span><text:span text:style-name="T57">, и</text:span><text:span text:style-name="T59"></text:span><text:span text:style-name="T57">, ч. 1. Вел</text:span>ике бажання пити; спрага. 2. перен. Велике, нестримне бажання чого-небудь. (СУМ-2:500).</text:p>
      <text:p text:style-name="P10"><text:span text:style-name="T42">Рі</text:span><text:span text:style-name="T32"></text:span><text:span text:style-name="T40">чки</text:span><text:span text:style-name="T40"> те</text:span><text:span text:style-name="T40">пла ковбаня,/ літеплена вода./ Ось тобі, сну – смеркання,/ спогад твій – </text:span><text:span text:style-name="T41">біль-жада</text:span><text:span text:style-name="T40">.</text:span><text:span text:style-name="T39"> (П-2:28).</text:span></text:p>
      <text:p text:style-name="P1"><text:span text:style-name="T38"/></text:p>
      <text:p text:style-name="P1"><text:span text:style-name="T28">Біль-самотА</text:span><text:span text:style-name="T9">, -и</text:span><text:span text:style-name="T28"></text:span><text:span text:style-name="T9">, </text:span><text:span text:style-name="T1">ім., ж., інд.-авт., </text:span><text:span text:style-name="T26">[</text:span><text:span text:style-name="T1">9</text:span><text:span text:style-name="T26">]</text:span><text:span text:style-name="T1">.</text:span><text:span text:style-name="T2"> </text:span><text:span text:style-name="T10"><text:s/>Похідне від </text:span><text:span text:style-name="T12">біль</text:span><text:span text:style-name="T10"> і </text:span><text:span text:style-name="T12">самотá</text:span><text:span text:style-name="T10">.</text:span></text:p>
      <text:p text:style-name="P13"><text:span text:style-name="T51">БІЛЬ,</text:span><text:span text:style-name="T53"> бо</text:span><text:span text:style-name="T51"></text:span><text:span text:style-name="T53">лю, ч. Відчуття фізичного страждання; в</text:span><text:span text:style-name="T43">ідчуття прикрості, образи, смутку. </text:span><text:span text:style-name="T53">(СУМ-1:186).</text:span></text:p>
      <text:p text:style-name="P9"><text:span text:style-name="T37">самотА</text:span><text:span text:style-name="T52">, </text:span><text:span text:style-name="T54">-и</text:span><text:span text:style-name="T36"></text:span><text:span text:style-name="T54">, ж. Стан за знач. </text:span><text:span text:style-name="T52">самі</text:span><text:span text:style-name="T37"></text:span><text:span text:style-name="T52">тни</text:span><text:span text:style-name="T37"></text:span><text:span text:style-name="T52">й, само</text:span><text:span text:style-name="T37"></text:span><text:span text:style-name="T52">тній; </text:span><text:span text:style-name="T54">самотність. Гостре відчуття відокремленості, ізольованості від кого-, чого-небудь. (СУМ-9:47).</text:span></text:p>
      <text:p text:style-name="P1"><text:span text:style-name="T1">…і вже ти, як цятка, і вже над пітьмою/ спалахуєш зойками </text:span><text:span text:style-name="T5">біль-самоти</text:span><text:span text:style-name="T1">.</text:span><text:span text:style-name="T9"> (П-2:18).</text:span></text:p>
      <text:p text:style-name="P1"><text:span text:style-name="T38"/></text:p>
      <text:p text:style-name="P1"><text:span text:style-name="T28">Вичамрілий</text:span><text:span text:style-name="T9">, -а, -е, </text:span><text:span text:style-name="T1">інд.-авт., [1].</text:span><text:span text:style-name="T2"> </text:span><text:span text:style-name="T9"><text:s/>Дієпр. пас. мин. ч. до </text:span><text:span text:style-name="T13">ви</text:span><text:span text:style-name="T29"></text:span><text:span text:style-name="T13">чамріти </text:span><text:span text:style-name="T17">(не представлено у СУМ)</text:span><text:span text:style-name="T9">.</text:span></text:p>
      <text:p text:style-name="P1"><text:span text:style-name="T1">…оце Дніпро, це жайвірна – Софія,/ а це Ярила </text:span><text:span text:style-name="T5">вичамрілий</text:span><text:span text:style-name="T1"> яр.</text:span><text:span text:style-name="T9"> (П-2:195).</text:span></text:p>
      <text:p text:style-name="P2"/>
      <text:p text:style-name="P1"><text:span text:style-name="T28">ВсебезО</text:span><text:span text:style-name="T29"></text:span><text:span text:style-name="T28">дня</text:span><text:span text:style-name="T9">, -і, </text:span><text:span text:style-name="T1">ім., ж., інд.-авт., </text:span><text:span text:style-name="T26">[11]</text:span><text:span text:style-name="T1">.</text:span><text:span text:style-name="T2"> </text:span><text:span text:style-name="T10"><text:s/>Похідне від </text:span><text:span text:style-name="T12">все...</text:span><text:span text:style-name="T10"> і </text:span><text:span text:style-name="T12">безо</text:span><text:span text:style-name="T29"></text:span><text:span text:style-name="T12">дня</text:span><text:span text:style-name="T10">.</text:span></text:p>
      <text:p text:style-name="P1"><text:span text:style-name="T12">ВСЕ... (УСЕ</text:span><text:span text:style-name="T12">...). </text:span><text:span text:style-name="T10">Перша частина складних слів, що вказує на: 1) всеосяжність, повноту певної дії, вираженої другою частиною слова, напр.: всеохо</text:span><text:span text:style-name="T29"></text:span><text:span text:style-name="T10">плюючий </text:span><text:soft-page-break/><text:span text:style-name="T10">(усеохо</text:span><text:span text:style-name="T29"></text:span><text:span text:style-name="T10">плюючий), всепоглина</text:span><text:span text:style-name="T29"></text:span><text:span text:style-name="T10">ючий (усепоглина</text:span><text:span text:style-name="T29"></text:span><text:span text:style-name="T10">ючий), всетво</text:span><text:span text:style-name="T29"></text:span><text:span text:style-name="T10">рчий (усетво</text:span><text:span text:style-name="T29"></text:span><text:span text:style-name="T10">рчий); 2) повноту обсягу, об’єму предмета чи явища, означуваного цим словом, напр.: вселю</text:span><text:span text:style-name="T29"></text:span><text:span text:style-name="T10">дний (уселю</text:span><text:span text:style-name="T29"></text:span><text:span text:style-name="T10">дний), всеста</text:span><text:span text:style-name="T29"></text:span><text:span text:style-name="T10">новий (усеста</text:span><text:span text:style-name="T29"></text:span><text:span text:style-name="T10">новий); 3) повноту якості, вираженої другою частиною слова, напр.: всеси</text:span><text:span text:style-name="T29"></text:span><text:span text:style-name="T10">льний (усеси</text:span><text:span text:style-name="T29"></text:span><text:span text:style-name="T10">льний). (СУМ-1:762).</text:span></text:p>
      <text:p text:style-name="P1"><text:span text:style-name="T12">БЕЗО</text:span><text:span text:style-name="T29"></text:span><text:span text:style-name="T12">ДНЯ</text:span><text:span text:style-name="T10">, і, ж. Глибоке провалля; прірва; перев. чого або яка. Безмежний простір, безмірна глибина. (СУМ-1:136).</text:span></text:p>
      <text:p text:style-name="P1"><text:span text:style-name="T1">Земля посовгнулась. Пливе/ розщілиною </text:span><text:span text:style-name="T5">всебезодні</text:span><text:span text:style-name="T9">. (П-1:185).</text:span></text:p>
      <text:p text:style-name="P2"/>
      <text:p text:style-name="P1"><text:span text:style-name="T28">ВсебЕ</text:span><text:span text:style-name="T29"></text:span><text:span text:style-name="T28">зрух</text:span><text:span text:style-name="T9">, -у, </text:span><text:span text:style-name="T1">ім., ч., інд.-авт., </text:span><text:span text:style-name="T26">[11]</text:span><text:span text:style-name="T1">.</text:span><text:span text:style-name="T2"> </text:span><text:span text:style-name="T1"><text:s/></text:span><text:span text:style-name="T10">Похідне від </text:span><text:span text:style-name="T12">все...</text:span><text:span text:style-name="T10">, </text:span><text:span text:style-name="T12">без</text:span><text:span text:style-name="T10"> і </text:span><text:span text:style-name="T12">рух</text:span><text:span text:style-name="T10">.</text:span></text:p>
      <text:p text:style-name="P1"><text:span text:style-name="T12">ВСЕ... (УСЕ</text:span><text:span text:style-name="T12">...). </text:span><text:span text:style-name="T10">Перша частина складних слів, що вказує на: 1) всеосяжність, повноту певної дії, вираженої другою частиною слова, напр.: всеохо</text:span><text:span text:style-name="T29"></text:span><text:span text:style-name="T10">плюючий (усеохо</text:span><text:span text:style-name="T29"></text:span><text:span text:style-name="T10">плюючий), всепоглина</text:span><text:span text:style-name="T29"></text:span><text:span text:style-name="T10">ючий (усепоглина</text:span><text:span text:style-name="T29"></text:span><text:span text:style-name="T10">ючий), всетво</text:span><text:span text:style-name="T29"></text:span><text:span text:style-name="T10">рчий (усетво</text:span><text:span text:style-name="T29"></text:span><text:span text:style-name="T10">рчий); 2) повноту обсягу, об’єму предмета чи явища, означуваного цим словом, напр.: вселю</text:span><text:span text:style-name="T29"></text:span><text:span text:style-name="T10">дний (уселю</text:span><text:span text:style-name="T29"></text:span><text:span text:style-name="T10">дний), всеста</text:span><text:span text:style-name="T29"></text:span><text:span text:style-name="T10">новий (усеста</text:span><text:span text:style-name="T29"></text:span><text:span text:style-name="T10">новий); 3) повноту якості, вираженої другою частиною слова, напр.: всеси</text:span><text:span text:style-name="T29"></text:span><text:span text:style-name="T10">льний (усеси</text:span><text:span text:style-name="T29"></text:span><text:span text:style-name="T10">льний). (СУМ-1:762).</text:span></text:p>
      <text:p text:style-name="P1"><text:span text:style-name="T12">БЕЗ,</text:span><text:span text:style-name="T10"> прийм., з род. в. 1. Уживається при вказівці на відсутність кого-, чого-небудь; у сполуч. з ім. у род. в. уживається як означення (предмета або особи); у сполуч. з деякими ім. Уживається у значенні прислівника від відповідного іменника з префіксом без або не; у сполуч. з абстр. ім. Перев. Із знач, дії або стану. Передає заперечення дії. (СУМ-1:118).</text:span></text:p>
      <text:p text:style-name="P1"><text:span text:style-name="T1">У штольнях ночей вертикальних/ іде схарапуджене дляння/ </text:span><text:span text:style-name="T5">всебезруху</text:span><text:span text:style-name="T1">…</text:span><text:span text:style-name="T9"> (П-1:87).</text:span></text:p>
      <text:p text:style-name="P2"/>
      <text:p text:style-name="P1"><text:span text:style-name="T28">ВсебІ</text:span><text:span text:style-name="T29"></text:span><text:span text:style-name="T28">дий</text:span><text:span text:style-name="T9">, -а, -е, </text:span><text:span text:style-name="T2">прикм., інд.-авт.</text:span><text:span text:style-name="T1">, </text:span><text:span text:style-name="T26">[</text:span><text:span text:style-name="T1">8</text:span><text:span text:style-name="T26">]</text:span><text:span text:style-name="T1">.</text:span><text:span text:style-name="T2"> </text:span><text:span text:style-name="T10"><text:s/>Похідне від </text:span><text:span text:style-name="T12">все...</text:span><text:span text:style-name="T10"> і </text:span><text:span text:style-name="T12">бі</text:span><text:span text:style-name="T29"></text:span><text:span text:style-name="T12">дний</text:span><text:span text:style-name="T10">.</text:span></text:p>
      <text:p text:style-name="P1"><text:span text:style-name="T12">ВСЕ... (УСЕ</text:span><text:span text:style-name="T12">...). </text:span><text:span text:style-name="T10">Перша частина складних слів, що вказує на: 1) всеосяжність, повноту певної дії, вираженої другою частиною слова, напр.: всеохо</text:span><text:span text:style-name="T29"></text:span><text:span text:style-name="T10">плюючий (усеохо</text:span><text:span text:style-name="T29"></text:span><text:span text:style-name="T10">плюючий), всепоглина</text:span><text:span text:style-name="T29"></text:span><text:span text:style-name="T10">ючий (усепоглина</text:span><text:span text:style-name="T29"></text:span><text:span text:style-name="T10">ючий), всетво</text:span><text:span text:style-name="T29"></text:span><text:span text:style-name="T10">рчий (усетво</text:span><text:span text:style-name="T29"></text:span><text:span text:style-name="T10">рчий); 2) повноту обсягу, об’єму предмета чи явища, означуваного цим </text:span><text:soft-page-break/><text:span text:style-name="T10">словом, напр.: вселю</text:span><text:span text:style-name="T29"></text:span><text:span text:style-name="T10">дний (уселю</text:span><text:span text:style-name="T29"></text:span><text:span text:style-name="T10">дний), всеста</text:span><text:span text:style-name="T29"></text:span><text:span text:style-name="T10">новий (усеста</text:span><text:span text:style-name="T29"></text:span><text:span text:style-name="T10">новий); 3) повноту якості, вираженої другою частиною слова, напр.: всеси</text:span><text:span text:style-name="T29"></text:span><text:span text:style-name="T10">льний (усеси</text:span><text:span text:style-name="T29"></text:span><text:span text:style-name="T10">льний). (СУМ-1:762).</text:span></text:p>
      <text:p text:style-name="P1"><text:span text:style-name="T12">БІ</text:span><text:span text:style-name="T29"></text:span><text:span text:style-name="T12">ДНИЙ, </text:span><text:span text:style-name="T10">а, е. Який живе в нужді, нестатках; убогий; протилежне багатий. Недостатньо забезпечений матеріально; небагатий, незаможний. (СУМ-1:177).</text:span></text:p>
      <text:p text:style-name="P1"><text:span text:style-name="T1">Тож – в неба провалля в бездоння, бездолий/ нагірний, невірний, западистий рай,/ </text:span><text:span text:style-name="T5">всебідий</text:span><text:span text:style-name="T1">, всегнівний, всещедрий, всекволий./ А що під крилом твоїм? Кара – карай.</text:span><text:span text:style-name="T9"> (П-1:98).</text:span></text:p>
      <text:p text:style-name="P2"/>
      <text:p text:style-name="P1"><text:span text:style-name="T28">Всевельмóжний</text:span><text:span text:style-name="T9"> (</text:span><text:span text:style-name="T13">усевельмо</text:span><text:span text:style-name="T9"></text:span><text:span text:style-name="T13">жний</text:span><text:span text:style-name="T9">), -а, -е, </text:span><text:span text:style-name="T2">прикм., </text:span><text:span text:style-name="T1">інд.-авт., </text:span><text:span text:style-name="T26">[11]</text:span><text:span text:style-name="T1">.</text:span><text:span text:style-name="T2"> </text:span><text:span text:style-name="T10"><text:s/>Похідне від </text:span><text:span text:style-name="T12">все...</text:span><text:span text:style-name="T10"> і </text:span><text:span text:style-name="T12">вельмóжний </text:span><text:span text:style-name="T10">– “знатний, могутній”.</text:span></text:p>
      <text:p text:style-name="P1"><text:span text:style-name="T12">ВСЕ... (УСЕ</text:span><text:span text:style-name="T12">...). </text:span><text:span text:style-name="T10">Перша частина складних слів, що вказує на: 1) всеосяжність, повноту певної дії, вираженої другою частиною слова, напр.: всеохо</text:span><text:span text:style-name="T29"></text:span><text:span text:style-name="T10">плюючий (усеохо</text:span><text:span text:style-name="T29"></text:span><text:span text:style-name="T10">плюючий), всепоглина</text:span><text:span text:style-name="T29"></text:span><text:span text:style-name="T10">ючий (усепоглина</text:span><text:span text:style-name="T29"></text:span><text:span text:style-name="T10">ючий), всетво</text:span><text:span text:style-name="T29"></text:span><text:span text:style-name="T10">рчий (усетво</text:span><text:span text:style-name="T29"></text:span><text:span text:style-name="T10">рчий); 2) повноту обсягу, об’єму предмета чи явища, означуваного цим словом, напр.: вселю</text:span><text:span text:style-name="T29"></text:span><text:span text:style-name="T10">дний (уселю</text:span><text:span text:style-name="T29"></text:span><text:span text:style-name="T10">дний), всеста</text:span><text:span text:style-name="T29"></text:span><text:span text:style-name="T10">новий (усеста</text:span><text:span text:style-name="T29"></text:span><text:span text:style-name="T10">новий); 3) повноту якості, вираженої другою частиною слова, напр.: всеси</text:span><text:span text:style-name="T29"></text:span><text:span text:style-name="T10">льний (усеси</text:span><text:span text:style-name="T29"></text:span><text:span text:style-name="T10">льний). (СУМ-1:762).</text:span></text:p>
      <text:p text:style-name="P1"><text:span text:style-name="T12">ВЕЛЬМО</text:span><text:span text:style-name="T29"></text:span><text:span text:style-name="T12">ЖНИЙ,</text:span><text:span text:style-name="T10"> а, е, заст. Родовитий, знатний, багатий, який має значну владу у знач. ім. в</text:span><text:span text:style-name="T12">ельмо</text:span><text:span text:style-name="T29"></text:span><text:span text:style-name="T12">жний,</text:span><text:span text:style-name="T10"> ного, ч.; </text:span><text:span text:style-name="T12">вельмо</text:span><text:span text:style-name="T29"></text:span><text:span text:style-name="T12">жна,</text:span><text:span text:style-name="T10"> ної, ж. (СУМ-1:324).</text:span></text:p>
      <text:p text:style-name="P1"><text:span text:style-name="T1">Розкоше світу, йми мене в полон,/ адже і ти така, як я, порожня./ Тож полони </text:span><text:span text:style-name="T1">мене, </text:span><text:span text:style-name="T5">усевельможна</text:span><text:span text:style-name="T1">,/ дай перейти з тобою Рубікон</text:span><text:span text:style-name="T9">. (П-1:88).</text:span></text:p>
      <text:p text:style-name="P2"/>
      <text:p text:style-name="P1"><text:span text:style-name="T28">ВсевідрА</text:span><text:span text:style-name="T29"></text:span><text:span text:style-name="T28">да</text:span><text:span text:style-name="T9">, -и, </text:span><text:span text:style-name="T1">ім., інд.-авт., [</text:span><text:span text:style-name="T26">11</text:span><text:span text:style-name="T1">].</text:span><text:span text:style-name="T2"> </text:span><text:span text:style-name="T1"><text:s/></text:span><text:span text:style-name="T10">Похідне від </text:span><text:span text:style-name="T12">все...</text:span><text:span text:style-name="T10"> і </text:span><text:span text:style-name="T12">відра</text:span><text:span text:style-name="T29"></text:span><text:span text:style-name="T12">да</text:span><text:span text:style-name="T10">.</text:span></text:p>
      <text:p text:style-name="P1"><text:span text:style-name="T12">ВСЕ... (УСЕ...). </text:span><text:span text:style-name="T10">Перша частина складних слів, що вказує на: 1) всеосяжність, повноту певної дії, вираженої другою частиною слова, напр.: всеохо</text:span><text:span text:style-name="T29"></text:span><text:span text:style-name="T10">плюючий (усеохо</text:span><text:span text:style-name="T29"></text:span><text:span text:style-name="T10">плюючий), всепоглина</text:span><text:span text:style-name="T29"></text:span><text:span text:style-name="T10">ючий (усепоглина</text:span><text:span text:style-name="T29"></text:span><text:span text:style-name="T10">ючий), всетво</text:span><text:span text:style-name="T29"></text:span><text:span text:style-name="T10">рчий (усетво</text:span><text:span text:style-name="T29"></text:span><text:span text:style-name="T10">рчий); 2) повноту обсягу, об’єму предмета чи явища, означуваного цим словом, напр.: вселю</text:span><text:span text:style-name="T29"></text:span><text:span text:style-name="T10">дний (уселю</text:span><text:span text:style-name="T29"></text:span><text:span text:style-name="T10">дний), всеста</text:span><text:span text:style-name="T29"></text:span><text:span text:style-name="T10">новий (усеста</text:span><text:span text:style-name="T29"></text:span><text:span text:style-name="T10">новий); 3) повноту якості, вираженої другою частиною слова, напр.: всеси</text:span><text:span text:style-name="T29"></text:span><text:span text:style-name="T10">льний (усеси</text:span><text:span text:style-name="T29"></text:span><text:span text:style-name="T10">льний). </text:span><text:soft-page-break/><text:span text:style-name="T10">(СУМ-1:762).</text:span></text:p>
      <text:p text:style-name="P1"><text:span text:style-name="T12">ВІДРА</text:span><text:span text:style-name="T29"></text:span><text:span text:style-name="T12">ДА, </text:span><text:span text:style-name="T10">и, ж. Те, що заспокоює, сповнює радістю; втіха, задоволення. (СУМ-1:626).</text:span></text:p>
      <text:p text:style-name="P1"><text:span text:style-name="T1">Треба щедро – серцем одним, устами/ ледь розпуклими – розпелюстити втіхи гін,/ </text:span><text:span text:style-name="T5">всевідради</text:span><text:span text:style-name="T1">! Сонце бо йде – за нами.</text:span><text:span text:style-name="T9"> (П-1:106); </text:span><text:span text:style-name="T1">Снують думок рої,/ котрим немає ради/ (смертельні </text:span><text:span text:style-name="T1">перепади!),/ а сонце </text:span><text:span text:style-name="T5">всевідради</text:span><text:span text:style-name="T1">/ всеглядно постає.</text:span><text:span text:style-name="T9"> (П-1:179).</text:span></text:p>
      <text:p text:style-name="P2"/>
      <text:p text:style-name="P1"><text:span text:style-name="T28">Всевіки</text:span><text:span text:style-name="T9"> (</text:span><text:span text:style-name="T13">всеві</text:span><text:span text:style-name="T29"></text:span><text:span text:style-name="T9">к), </text:span><text:span text:style-name="T1">присл., інд.-авт., [</text:span><text:span text:style-name="T26">11</text:span><text:span text:style-name="T1">].</text:span><text:span text:style-name="T2"> </text:span><text:span text:style-name="T10"><text:s/>Похідне від </text:span><text:span text:style-name="T12">все...</text:span><text:span text:style-name="T10"> і </text:span><text:span text:style-name="T12">віки</text:span><text:span text:style-name="T10">.</text:span></text:p>
      <text:p text:style-name="P1"><text:span text:style-name="T12">ВСЕ... (УСЕ...). </text:span><text:span text:style-name="T10">Перша частина складних слів, що вказує на: 1) всеосяжність, повноту певної дії, вираженої другою частиною слова, напр.: всеохо</text:span><text:span text:style-name="T29"></text:span><text:span text:style-name="T10">плюючий (усеохо</text:span><text:span text:style-name="T29"></text:span><text:span text:style-name="T10">плюючий), всепоглина</text:span><text:span text:style-name="T29"></text:span><text:span text:style-name="T10">ючий (усепоглина</text:span><text:span text:style-name="T29"></text:span><text:span text:style-name="T10">ючий), всетво</text:span><text:span text:style-name="T29"></text:span><text:span text:style-name="T10">рчий (усетво</text:span><text:span text:style-name="T29"></text:span><text:span text:style-name="T10">рчий); 2) повноту обсягу, об’єму предмета чи явища, означуваного цим словом, напр.: вселю</text:span><text:span text:style-name="T29"></text:span><text:span text:style-name="T10">дний (уселю</text:span><text:span text:style-name="T29"></text:span><text:span text:style-name="T10">дний), всеста</text:span><text:span text:style-name="T29"></text:span><text:span text:style-name="T10">новий (усеста</text:span><text:span text:style-name="T29"></text:span><text:span text:style-name="T10">новий); 3) повноту якості, вираженої другою частиною слова, напр.: всеси</text:span><text:span text:style-name="T29"></text:span><text:span text:style-name="T10">льний (усеси</text:span><text:span text:style-name="T29"></text:span><text:span text:style-name="T10">льний). (СУМ-1:762).</text:span></text:p>
      <text:p text:style-name="P1"><text:span text:style-name="T12">ВІК, </text:span><text:span text:style-name="T10">у, ч. розм. Надзвичайно довгий час; вічність. (СУМ-1:671).</text:span></text:p>
      <text:p text:style-name="P1"><text:span text:style-name="T1">Задосить. Приостань. Упився гроз?/ Від правіків на </text:span><text:span text:style-name="T5">всевіки</text:span><text:span text:style-name="T1"> упився?</text:span><text:span text:style-name="T9"> (П-1:165); </text:span><text:span text:style-name="T1">Забарні слова,/ що з тіла мертвого летіли/ і споминами душу гріли,/ що, наче дошка гробова,/ позаклякала на </text:span><text:span text:style-name="T5">всевік</text:span><text:span text:style-name="T1">.</text:span><text:span text:style-name="T9"> (П-2:19).</text:span></text:p>
      <text:p text:style-name="P3"/>
      <text:p text:style-name="P1"><text:span text:style-name="T28">ВсевІ</text:span><text:span text:style-name="T29"></text:span><text:span text:style-name="T28">кна</text:span><text:span text:style-name="T9">, всеві</text:span><text:span text:style-name="T29"></text:span><text:span text:style-name="T9">кон, </text:span><text:span text:style-name="T1">ім., мн., інд.-авт., [</text:span><text:span text:style-name="T26">11</text:span><text:span text:style-name="T1">].</text:span><text:span text:style-name="T2"> </text:span><text:span text:style-name="T10"><text:s/>Похідне від </text:span><text:span text:style-name="T12">все...</text:span><text:span text:style-name="T10"> і </text:span><text:span text:style-name="T12">ві</text:span><text:span text:style-name="T29"></text:span><text:span text:style-name="T12">кна</text:span><text:span text:style-name="T10">.</text:span></text:p>
      <text:p text:style-name="P1"><text:span text:style-name="T12">ВСЕ... (УСЕ...). </text:span><text:span text:style-name="T10">Перша частина складних слів, що вказує на: 1) всеосяжність, повноту певної дії, вираженої другою частиною слова, напр.: всеохо</text:span><text:span text:style-name="T29"></text:span><text:span text:style-name="T10">плюючий (усеохо</text:span><text:span text:style-name="T29"></text:span><text:span text:style-name="T10">плюючий), всепоглина</text:span><text:span text:style-name="T29"></text:span><text:span text:style-name="T10">ючий (усепоглина</text:span><text:span text:style-name="T29"></text:span><text:span text:style-name="T10">ючий), всетво</text:span><text:span text:style-name="T29"></text:span><text:span text:style-name="T10">рчий (усетво</text:span><text:span text:style-name="T29"></text:span><text:span text:style-name="T10">рчий); 2) повноту обсягу, об’єму предмета чи явища, означуваного цим словом, напр.: вселю</text:span><text:span text:style-name="T29"></text:span><text:span text:style-name="T10">дний (уселю</text:span><text:span text:style-name="T29"></text:span><text:span text:style-name="T10">дний), всеста</text:span><text:span text:style-name="T29"></text:span><text:span text:style-name="T10">новий (усеста</text:span><text:span text:style-name="T29"></text:span><text:span text:style-name="T10">новий); 3) повноту якості, вираженої другою частиною слова, напр.: всеси</text:span><text:span text:style-name="T29"></text:span><text:span text:style-name="T10">льний (усеси</text:span><text:span text:style-name="T29"></text:span><text:span text:style-name="T10">льний). (СУМ-1:762).</text:span></text:p>
      <text:p text:style-name="P1"><text:span text:style-name="T12">ВІКНО</text:span><text:span text:style-name="T29"></text:span><text:span text:style-name="T12">, </text:span><text:span text:style-name="T10">а, с. Отвір для світла й повітря в стіні приміщення (хати, вагона тощо), </text:span><text:soft-page-break/><text:span text:style-name="T10">куди вставлена рама з шибками. (СУМ-1:671).</text:span></text:p>
      <text:p text:style-name="P1"><text:span text:style-name="T1">Заплакані вікна. </text:span><text:span text:style-name="T5">Всевікна</text:span><text:span text:style-name="T1"> твої./ Готуйся до злету. Кінець животінню. (П-1:98).</text:span></text:p>
      <text:p text:style-name="P3"/>
      <text:p text:style-name="P1"><text:span text:style-name="T28">Всегíн</text:span><text:span text:style-name="T9">, -гóну, </text:span><text:span text:style-name="T1">ім., ч., інд.-авт., </text:span><text:span text:style-name="T26">[11].</text:span><text:span text:style-name="T2"> </text:span><text:span text:style-name="T10"><text:s/>Похідне від </text:span><text:span text:style-name="T12">все...</text:span><text:span text:style-name="T10"> і </text:span><text:span text:style-name="T12">гін </text:span><text:span text:style-name="T18">(не подано у СУМ)</text:span><text:span text:style-name="T10">.</text:span></text:p>
      <text:p text:style-name="P1"><text:span text:style-name="T12">ВСЕ... (УСЕ...). </text:span><text:span text:style-name="T10">Перша частина складних слів, що вказує на: 1) всеосяжність, повноту певної дії, вираженої другою частиною слова, напр.: всеохо</text:span><text:span text:style-name="T29"></text:span><text:span text:style-name="T10">плюючий (усеохо</text:span><text:span text:style-name="T29"></text:span><text:span text:style-name="T10">плюючий), всепоглина</text:span><text:span text:style-name="T29"></text:span><text:span text:style-name="T10">ючий (усепоглина</text:span><text:span text:style-name="T29"></text:span><text:span text:style-name="T10">ючий), всетво</text:span><text:span text:style-name="T29"></text:span><text:span text:style-name="T10">рчий (усетво</text:span><text:span text:style-name="T29"></text:span><text:span text:style-name="T10">рчий); 2) повноту обсягу, об’єму предмета чи явища, означуваного цим словом, напр.: вселю</text:span><text:span text:style-name="T29"></text:span><text:span text:style-name="T10">дний (уселю</text:span><text:span text:style-name="T29"></text:span><text:span text:style-name="T10">дний), всеста</text:span><text:span text:style-name="T29"></text:span><text:span text:style-name="T10">новий (усеста</text:span><text:span text:style-name="T29"></text:span><text:span text:style-name="T10">новий); 3) повноту якості, вираженої другою частиною слова, напр.: всеси</text:span><text:span text:style-name="T29"></text:span><text:span text:style-name="T10">льний (усеси</text:span><text:span text:style-name="T29"></text:span><text:span text:style-name="T10">льний). (СУМ-1:762).</text:span></text:p>
      <text:p text:style-name="P1"><text:span text:style-name="T1">Ця дорога вседороги/ всенезустрічі – </text:span><text:span text:style-name="T5">всегону</text:span><text:span text:style-name="T1">./ Позирай із заквагону/ за сузір’ям Козерога. (П-1:67).</text:span></text:p>
      <text:p text:style-name="P3"/>
      <text:p text:style-name="P1"><text:span text:style-name="T28">Всеглядно</text:span><text:span text:style-name="T9">, </text:span><text:span text:style-name="T1">присл., інд.-авт., [8].</text:span><text:span text:style-name="T2"> </text:span><text:span text:style-name="T1"><text:s/></text:span><text:span text:style-name="T10">Похідне від </text:span><text:span text:style-name="T12">все...</text:span><text:span text:style-name="T10"> і </text:span><text:span text:style-name="T12">глядіти</text:span><text:span text:style-name="T10">.</text:span></text:p>
      <text:p text:style-name="P1"><text:span text:style-name="T12">ВСЕ... (УСЕ...). </text:span><text:span text:style-name="T10">Перша частина складних слів, що вказує на: 1) всеосяжність, повноту певної дії, вираженої другою частиною слова, напр.: всеохо</text:span><text:span text:style-name="T29"></text:span><text:span text:style-name="T10">плюючий (усеохо</text:span><text:span text:style-name="T29"></text:span><text:span text:style-name="T10">плюючий), всепоглина</text:span><text:span text:style-name="T29"></text:span><text:span text:style-name="T10">ючий (усепоглина</text:span><text:span text:style-name="T29"></text:span><text:span text:style-name="T10">ючий), всетво</text:span><text:span text:style-name="T29"></text:span><text:span text:style-name="T10">рчий (усетво</text:span><text:span text:style-name="T29"></text:span><text:span text:style-name="T10">рчий); 2) повноту обсягу, об’єму предмета чи явища, означуваного цим словом, напр.: вселю</text:span><text:span text:style-name="T29"></text:span><text:span text:style-name="T10">дний (уселю</text:span><text:span text:style-name="T29"></text:span><text:span text:style-name="T10">дний), всеста</text:span><text:span text:style-name="T29"></text:span><text:span text:style-name="T10">новий (усеста</text:span><text:span text:style-name="T29"></text:span><text:span text:style-name="T10">новий); 3) повноту якості, вираженої другою частиною слова, напр.: всеси</text:span><text:span text:style-name="T29"></text:span><text:span text:style-name="T10">льний (усеси</text:span><text:span text:style-name="T29"></text:span><text:span text:style-name="T10">льний). (СУМ-1:762).</text:span></text:p>
      <text:p text:style-name="P1"><text:span text:style-name="T1">Снують думок рої,/ котрим немає ради/ (смертельні перепади!),/ а сонце всевідради/ </text:span><text:span text:style-name="T5">всеглядно</text:span><text:span text:style-name="T1"> постає. (П-1:179).</text:span></text:p>
      <text:p text:style-name="P3"/>
      <text:p text:style-name="P1"><text:span text:style-name="T28">Всегнíвний</text:span><text:span text:style-name="T9">, -а, -е, </text:span><text:span text:style-name="T2">прикм., </text:span><text:span text:style-name="T1">інд.-авт., </text:span><text:span text:style-name="T26">[11].</text:span><text:span text:style-name="T2"> </text:span><text:span text:style-name="T1"><text:s/></text:span><text:span text:style-name="T10">Похідне від </text:span><text:span text:style-name="T12">все</text:span><text:span text:style-name="T10"> і </text:span><text:span text:style-name="T12">гнівний</text:span><text:span text:style-name="T10">.</text:span></text:p>
      <text:p text:style-name="P1"><text:span text:style-name="T1">Тож – в неба провалля в бездоння, бездолий/ нагірний, невірний, западистий </text:span><text:span text:style-name="T1">рай,/ всебідий, </text:span><text:span text:style-name="T5">всегнівний</text:span><text:span text:style-name="T1">, всещедрий, всекволий./ А що під крилом твоїм? Кара – карай. (П-1:98).</text:span></text:p>
      <text:p text:style-name="P3"><text:soft-page-break/></text:p>
      <text:p text:style-name="P1"><text:span text:style-name="T28">Всеголóдний</text:span><text:span text:style-name="T9">, -а, -е, </text:span><text:span text:style-name="T2">прикм., </text:span><text:span text:style-name="T1">інд.-авт., [</text:span><text:span text:style-name="T26">11]</text:span><text:span text:style-name="T1">.</text:span><text:span text:style-name="T2"> </text:span><text:span text:style-name="T1"><text:s/></text:span><text:span text:style-name="T10">Похідне від </text:span><text:span text:style-name="T12">все</text:span><text:span text:style-name="T10"> і </text:span><text:span text:style-name="T12">голóдний</text:span><text:span text:style-name="T10">.</text:span></text:p>
      <text:p text:style-name="P1"><text:span text:style-name="T1">Народжені мої бажання,/ усенестерпні, </text:span><text:span text:style-name="T5">всеголодні</text:span><text:span text:style-name="T1">,/ такі вітри зняли довкола,/ що все несеться шкереберть. (П-2:195).</text:span></text:p>
      <text:p text:style-name="P3"/>
      <text:p text:style-name="P1"><text:span text:style-name="T28">Вседобрó</text:span><text:span text:style-name="T9">, -á, </text:span><text:span text:style-name="T1">ім., с., інд.-авт., [11].</text:span><text:span text:style-name="T2"> </text:span><text:span text:style-name="T1"><text:s/></text:span><text:span text:style-name="T10">Похідне від </text:span><text:span text:style-name="T12">все</text:span><text:span text:style-name="T10"> і </text:span><text:span text:style-name="T12">добрó</text:span><text:span text:style-name="T10">.</text:span></text:p>
      <text:p text:style-name="P1"><text:span text:style-name="T1">Спасенної тримайся криги,/ пречистої тримайся туги,/ шаленої тримайся муки/ і так існуй – на </text:span><text:span text:style-name="T5">вседобро</text:span><text:span text:style-name="T1">. (П-2:83).</text:span></text:p>
      <text:p text:style-name="P3"/>
      <text:p text:style-name="P1"><text:span text:style-name="T28">Вседорóга</text:span><text:span text:style-name="T9">, -и, </text:span><text:span text:style-name="T1">ім., ж., інд.-авт., [11]. <text:s/></text:span><text:span text:style-name="T10">Похідне від </text:span><text:span text:style-name="T12">все</text:span><text:span text:style-name="T10"> і </text:span><text:span text:style-name="T12">дорóга</text:span><text:span text:style-name="T10">.</text:span></text:p>
      <text:p text:style-name="P1"><text:span text:style-name="T1">Ця дорога </text:span><text:span text:style-name="T5">вседороги</text:span><text:span text:style-name="T1">/ всенезустрічі – всегону./ Позирай із заквагону/ за сузір’ям Козерога. (П-1:67); Ламка і витка всеспадна </text:span><text:span text:style-name="T5">вседорога</text:span><text:span text:style-name="T1">./ Дорога до Бога – ламка і витка. (П-1:98).</text:span></text:p>
      <text:p text:style-name="P3"/>
      <text:p text:style-name="P1"><text:span text:style-name="T28">Вседорогий</text:span><text:span text:style-name="T9">, -а, -е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дорогий</text:span><text:span text:style-name="T10">.</text:span></text:p>
      <text:p text:style-name="P1"><text:span text:style-name="T1">Земля – хитлива і плавка – </text:span><text:span text:style-name="T5">вседорога</text:span><text:span text:style-name="T1"> і всепрощальна - / здоліла </text:span><text:span text:style-name="T1">стати, щоб благальна помічена була рука. (П-2:147); Який бо холод довкруги!/ Самотності! Ніде нікого./ Одна підтримка – голос Бога/ </text:span><text:span text:style-name="T5">вседрогий, вседорогий</text:span><text:span text:style-name="T1">. (П-2:184).</text:span></text:p>
      <text:p text:style-name="P3"/>
      <text:p text:style-name="P1"><text:span text:style-name="T28">Всезáдума</text:span><text:span text:style-name="T9">, -и, </text:span><text:span text:style-name="T1">ім., ж., інд.-авт., [8]. </text:span><text:span text:style-name="T10">Похідне від </text:span><text:span text:style-name="T12">все</text:span><text:span text:style-name="T10"> і </text:span><text:span text:style-name="T12">зáдум</text:span><text:span text:style-name="T10">.</text:span></text:p>
      <text:p text:style-name="P1"><text:span text:style-name="T1">Пірни/ у </text:span><text:span text:style-name="T5">всезадуму</text:span><text:span text:style-name="T1"> і збавляй безчасся. (П-1:178).</text:span></text:p>
      <text:p text:style-name="P3"/>
      <text:p text:style-name="P1"><text:span text:style-name="T28">Всеквóл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квóлий</text:span><text:span text:style-name="T10">.</text:span></text:p>
      <text:p text:style-name="P1"><text:span text:style-name="T1">Тож – в неба провалля в бездоння, бездолий/ нагірний, невірний, западистий рай,/ всебідий, всегнівний, всещедрий, </text:span><text:span text:style-name="T5">всекволий</text:span><text:span text:style-name="T1">./ А що під крилом твоїм? Кара – карай. (П-1:98).</text:span></text:p>
      <text:p text:style-name="P3"/>
      <text:p text:style-name="P1"><text:span text:style-name="T28">Всемежá</text:span><text:span text:style-name="T9">,</text:span><text:span text:style-name="T11"> </text:span><text:span text:style-name="T9">-и, </text:span><text:span text:style-name="T1">ім., ж., інд.-авт., [11]. </text:span><text:span text:style-name="T10">Похідне від </text:span><text:span text:style-name="T12">все</text:span><text:span text:style-name="T10"> і </text:span><text:span text:style-name="T12">межá</text:span><text:span text:style-name="T10">.</text:span></text:p>
      <text:p text:style-name="P1"><text:span text:style-name="T1">Ти ще – ось-ось. Допіру-но ступив/ за </text:span><text:span text:style-name="T5">всемежу</text:span><text:span text:style-name="T1">. (П-1:182).</text:span></text:p>
      <text:p text:style-name="P3"/>
      <text:p text:style-name="P1"><text:soft-page-break/><text:span text:style-name="T28">Всемолодий</text:span><text:span text:style-name="T9">, -á,-é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молодий</text:span><text:span text:style-name="T10">.</text:span></text:p>
      <text:p text:style-name="P1"><text:span text:style-name="T1">Усесвіту пустеля/ небавом нас огорне,/ і мертва не воскресне/ </text:span><text:span text:style-name="T5">всемолода</text:span><text:span text:style-name="T1"> біда. (П-1:212); І, хилячи </text:span><text:span text:style-name="T5">всемолоде</text:span><text:span text:style-name="T1"> чоло,/ пройти під поглядом, немов під градом… (П-2:83).</text:span></text:p>
      <text:p text:style-name="P3"/>
      <text:p text:style-name="P1"><text:span text:style-name="T28">Всеначувáнн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все</text:span><text:span text:style-name="T10"> і </text:span><text:span text:style-name="T12">начувáтися</text:span><text:span text:style-name="T10">.</text:span></text:p>
      <text:p text:style-name="P1"><text:span text:style-name="T1">І торопкі </text:span><text:span text:style-name="T5">всеначуванні</text:span><text:span text:style-name="T1"> кроки,/ то лис блукає – із хвостом рудим. (П-2:156).</text:span></text:p>
      <text:p text:style-name="P3"/>
      <text:p text:style-name="P1"><text:span text:style-name="T28">Всенедочекáвшися</text:span><text:span text:style-name="T9">, </text:span><text:span text:style-name="T1">дієприсл., док., інд.-авт., [???8]. </text:span><text:span text:style-name="T10">Похідне від </text:span><text:span text:style-name="T12">все</text:span><text:span text:style-name="T10"> і </text:span><text:span text:style-name="T12">не дочекатися</text:span><text:span text:style-name="T10">.</text:span></text:p>
      <text:p text:style-name="P1"><text:span text:style-name="T1">Ну й долечка! Прождати на життя - / і </text:span><text:span text:style-name="T5">всенедочекавшися</text:span><text:span text:style-name="T1"> – померти! (П-1:188).</text:span></text:p>
      <text:p text:style-name="P3"/>
      <text:p text:style-name="P1"><text:span text:style-name="T28">Всенеждáнн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все</text:span><text:span text:style-name="T10"> і </text:span><text:span text:style-name="T12">не ждáти</text:span><text:span text:style-name="T10">.</text:span></text:p>
      <text:p text:style-name="P1"><text:span text:style-name="T1">я забуваюся, коли цнота/ пречистого пребілого паперу/ почне мене, відкривши добру еру/ натхнення в тиші, і коли мета/ мене в полон імкне, </text:span><text:span text:style-name="T5">всененажданна</text:span><text:span text:style-name="T1">. (П-2:169).</text:span></text:p>
      <text:p text:style-name="P3"/>
      <text:p text:style-name="P1"><text:span text:style-name="T28">Всенезустріч</text:span><text:span text:style-name="T9">, -і, </text:span><text:span text:style-name="T1">ім., ж., інд.-авт., [11]. </text:span><text:span text:style-name="T10">Похідне від </text:span><text:span text:style-name="T12">все</text:span><text:span text:style-name="T10"> і (</text:span><text:span text:style-name="T12">не</text:span><text:span text:style-name="T10">)</text:span><text:span text:style-name="T12">зустріч</text:span><text:span text:style-name="T10">.</text:span></text:p>
      <text:p text:style-name="P1"><text:span text:style-name="T1">Ця дорога вседороги/ </text:span><text:span text:style-name="T5">всенезустрічі</text:span><text:span text:style-name="T1"> – всегону./ Позирай із заквагону/ за сузір’ям Козерога. (П-1:67); Що мав – привиділось, причулося,/ на </text:span><text:span text:style-name="T5">всенезустріч</text:span><text:span text:style-name="T1">, всепрощання. (П-1:199).</text:span></text:p>
      <text:p text:style-name="P3"/>
      <text:p text:style-name="P1"><text:span text:style-name="T28">Всенезустріч</text:span><text:span text:style-name="T30">-</text:span><text:span text:style-name="T28">всегíн</text:span><text:span text:style-name="T9">, -гону, </text:span><text:span text:style-name="T1">ім., ж., інд.-авт., [9]. </text:span><text:span text:style-name="T10">Похідне від </text:span><text:span text:style-name="T12">всенезýстріч</text:span><text:span text:style-name="T10"> і </text:span><text:span text:style-name="T12">всегíн</text:span><text:span text:style-name="T10">.</text:span></text:p>
      <text:p text:style-name="P1"><text:span text:style-name="T1">Ця дорога вседороги,/ </text:span><text:span text:style-name="T5">всенезустрічі-всегону</text:span><text:span text:style-name="T1">,/ позирай із зак-вагону/ за сузір’ям </text:span><text:span text:style-name="T1">Козерога. (П-1:118).</text:span></text:p>
      <text:p text:style-name="P3"/>
      <text:p text:style-name="P1"><text:span text:style-name="T28">Всенепíзна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oft-page-break/><text:span text:style-name="T12">непíзнаний</text:span><text:span text:style-name="T10">.</text:span></text:p>
      <text:p text:style-name="P1"><text:span text:style-name="T1">…попелясті зозулі/ вістили роки: жий однині/ на </text:span><text:span text:style-name="T5">всенепізнаній</text:span><text:span text:style-name="T1"> </text:span><text:span text:style-name="T1">землі. (П-1:128).</text:span></text:p>
      <text:p text:style-name="P3"/>
      <text:p text:style-name="P1"><text:span text:style-name="T28">Всенепогáс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непогáсний</text:span><text:span text:style-name="T10">.</text:span></text:p>
      <text:p text:style-name="P1"><text:span text:style-name="T1">оце світіння полохких світань/ світів жертовних, що мене запалює/ </text:span><text:span text:style-name="T5">всенепогасним</text:span><text:span text:style-name="T1"> і ламким, як крига,/ огнем співучих надторосів – криг. (П-1:80).</text:span></text:p>
      <text:p text:style-name="P3"/>
      <text:p text:style-name="P1"><text:span text:style-name="T28">Всенепокóра</text:span><text:span text:style-name="T9">, -и, </text:span><text:span text:style-name="T1">ім., ж., інд.-авт., [11]. </text:span><text:span text:style-name="T10">Похідне від </text:span><text:span text:style-name="T12">все</text:span><text:span text:style-name="T10"> і </text:span><text:span text:style-name="T12">непокора</text:span><text:span text:style-name="T10">.</text:span></text:p>
      <text:p text:style-name="P1"><text:span text:style-name="T1">Страшна ковбаня – чорна і масна./ І дух тяжкий повзе, немов потвора,/ в лещатах дум твоя </text:span><text:span text:style-name="T5">всенепокора</text:span><text:span text:style-name="T1">,/ стою на кладці. Дозираю дна. (П-1:151).</text:span></text:p>
      <text:p text:style-name="P3"/>
      <text:p text:style-name="P1"><text:span text:style-name="T28">Всенищíвність</text:span><text:span text:style-name="T9">, -ності, </text:span><text:span text:style-name="T1">ім., ж., інд.-авт., [1]. </text:span><text:span text:style-name="T10">Похідне від </text:span><text:span text:style-name="T12">все</text:span><text:span text:style-name="T10"> і </text:span><text:span text:style-name="T12">нищити</text:span><text:span text:style-name="T10">.</text:span></text:p>
      <text:p text:style-name="P1"><text:span text:style-name="T1">І ти збагнеш/ обнавіснілу </text:span><text:span text:style-name="T5">всенищівність</text:span><text:span text:style-name="T1"> роду. (П-1:144).</text:span></text:p>
      <text:p text:style-name="P3"/>
      <text:p text:style-name="P1"><text:span text:style-name="T28">Всеóбрій</text:span><text:span text:style-name="T9">, -ю, </text:span><text:span text:style-name="T1">ім., ч., інд.-авт., [11]. </text:span><text:span text:style-name="T10">Похідне від </text:span><text:span text:style-name="T12">все</text:span><text:span text:style-name="T10"> і </text:span><text:span text:style-name="T12">óбрій</text:span><text:span text:style-name="T10">.</text:span></text:p>
      <text:p text:style-name="P1"><text:span text:style-name="T1">Старечою ходою/ із костуром – іще бриниш мені/ </text:span><text:span text:style-name="T5">всеобрієм</text:span><text:span text:style-name="T1">. (П-1:182).</text:span></text:p>
      <text:p text:style-name="P3"/>
      <text:p text:style-name="P1"><text:span text:style-name="T28">Всеобрушáти</text:span><text:span text:style-name="T9">, -áю, -єш, дієсл., </text:span><text:span text:style-name="T2">недок., перех., інд.-авт., </text:span><text:span text:style-name="T27">[</text:span><text:span text:style-name="T2">11]. </text:span><text:span text:style-name="T10">Похідне від </text:span><text:span text:style-name="T12">все</text:span><text:span text:style-name="T10"> і </text:span><text:span text:style-name="T12">обрушáти</text:span><text:span text:style-name="T10">.</text:span></text:p>
      <text:p text:style-name="P1"><text:span text:style-name="T1">Та </text:span><text:span text:style-name="T5">всеобрушає</text:span><text:span text:style-name="T1"> нестерпно/ двопогляд. У ньому ти сущий,/ померлий, пантруєш живого,/ зориш за померлим – живий. (П-1:87).</text:span></text:p>
      <text:p text:style-name="P3"/>
      <text:p text:style-name="P1"><text:span text:style-name="T28">Всеóчі</text:span><text:span text:style-name="T9">, -чéй, </text:span><text:span text:style-name="T1">ім., мн., інд.-авт., [11]. </text:span><text:span text:style-name="T10">Похідне від </text:span><text:span text:style-name="T12">все</text:span><text:span text:style-name="T10"> і </text:span><text:span text:style-name="T12">óчі</text:span><text:span text:style-name="T10">.</text:span></text:p>
      <text:p text:style-name="P1"><text:span text:style-name="T1">Узорені, роздумані, прозорі - / вони – одне високе чудування - / недоторканна є оця зчужілість/ і всепрозріння добрих </text:span><text:span text:style-name="T5">всеочей</text:span><text:span text:style-name="T1">. (П-2:198).</text:span></text:p>
      <text:p text:style-name="P3"/>
      <text:p text:style-name="P1"><text:span text:style-name="T28">Всепам’яткий</text:span><text:span text:style-name="T9">, -á, -é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пам’яткий</text:span><text:span text:style-name="T10">.</text:span></text:p>
      <text:p text:style-name="P1"><text:span text:style-name="T1">Володарю своєї смерті, доля - / </text:span><text:span text:style-name="T5">всепам’ятка</text:span><text:span text:style-name="T1">, всечула, всевидюща - / нічого не </text:span><text:soft-page-break/><text:span text:style-name="T1">забуде, не простить. (П-1:144).</text:span></text:p>
      <text:p text:style-name="P3"/>
      <text:p text:style-name="P1"><text:span text:style-name="T28">Всепекéль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пекéльний</text:span><text:span text:style-name="T10">.</text:span></text:p>
      <text:p text:style-name="P1"><text:span text:style-name="T1">Сяє срібне серце землі/ </text:span><text:span text:style-name="T5">всепекельними </text:span><text:span text:style-name="T1">калюжами. (П-1:173).</text:span></text:p>
      <text:p text:style-name="P3"/>
      <text:p text:style-name="P1"><text:span text:style-name="T28">Всеперелéт</text:span><text:span text:style-name="T9">, -у, </text:span><text:span text:style-name="T1">ім., ч., інд.-авт., [11]. </text:span><text:span text:style-name="T10">Похідне від </text:span><text:span text:style-name="T12">все</text:span><text:span text:style-name="T10"> і </text:span><text:span text:style-name="T12">перелéт</text:span><text:span text:style-name="T10">.</text:span></text:p>
      <text:p text:style-name="P1"><text:span text:style-name="T1">Це божевілля пориву, ця рвань/ </text:span><text:span text:style-name="T5">всеперелетів</text:span><text:span text:style-name="T1"> – з пекла і до раю,/ це надвисання в смерть… (П-1:144).</text:span></text:p>
      <text:p text:style-name="P3"/>
      <text:p text:style-name="P1"><text:span text:style-name="T28">Всепереляк</text:span><text:span text:style-name="T9">, -у, </text:span><text:span text:style-name="T1">ім., ч., інд.-авт., [11]. </text:span><text:span text:style-name="T10">Похідне від </text:span><text:span text:style-name="T12">все</text:span><text:span text:style-name="T10"> і </text:span><text:span text:style-name="T12">переляк</text:span><text:span text:style-name="T10">.</text:span></text:p>
      <text:p text:style-name="P1"><text:span text:style-name="T1">Куди сховатись,/ аби втекти глухонімого болю/ і таємничого </text:span><text:span text:style-name="T5">Всепереляку</text:span><text:span text:style-name="T1">/ і ницого рятунку Порожнеч? (П-1:136).</text:span></text:p>
      <text:p text:style-name="P3"/>
      <text:p text:style-name="P1"><text:span text:style-name="T28">Всепопéреду</text:span><text:span text:style-name="T9">, </text:span><text:span text:style-name="T1">присл., інд.-авт., [11]. </text:span><text:span text:style-name="T10">Похідне від </text:span><text:span text:style-name="T12">все</text:span><text:span text:style-name="T10"> і </text:span><text:span text:style-name="T12">попéреду</text:span><text:span text:style-name="T10">.</text:span></text:p>
      <text:p text:style-name="P1"><text:span text:style-name="T1">Іду до вас – ви </text:span><text:span text:style-name="T5">всепопереду</text:span><text:span text:style-name="T1">,/ за заримим обрієм моїм. (П-2:78).</text:span></text:p>
      <text:p text:style-name="P3"/>
      <text:p text:style-name="P1"><text:span text:style-name="T28">Всепрозрíння</text:span><text:span text:style-name="T9">, -я, </text:span><text:span text:style-name="T1">ім., с., інд.-авт., [11]. </text:span><text:span text:style-name="T10">Похідне від </text:span><text:span text:style-name="T12">все</text:span><text:span text:style-name="T10"> і </text:span><text:span text:style-name="T12">прозрíння</text:span><text:span text:style-name="T10">.</text:span></text:p>
      <text:p text:style-name="P1"><text:span text:style-name="T1">На всерозхресті люті і жаху,/ на </text:span><text:span text:style-name="T5">всепрозрінні</text:span><text:span text:style-name="T1"> смертного скрику/ дай мені, Боже, чесного шляху,/ дай мені, Боже, гордого лику! (П-1:153); Узорені, роздумані, прозорі - / вони – одне високе чудування - / недоторканна є оця зчужілість/ і </text:span><text:span text:style-name="T5">всепрозріння</text:span><text:span text:style-name="T1"> добрих всеочей. (П-2:198).</text:span></text:p>
      <text:p text:style-name="P3"/>
      <text:p text:style-name="P1"><text:span text:style-name="T28">Всепрощáль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прощáтися</text:span><text:span text:style-name="T10">. </text:span></text:p>
      <text:p text:style-name="P1"><text:span text:style-name="T1">Земля – хитлива і плавка – вседорога і </text:span><text:span text:style-name="T5">всепрощальна</text:span><text:span text:style-name="T1"> - / здоліла стати, щоб благальна помічена була рука. (П-2:147).</text:span></text:p>
      <text:p text:style-name="P3"/>
      <text:p text:style-name="P1"><text:span text:style-name="T28">Всепрощáння</text:span><text:span text:style-name="T9">, -я, </text:span><text:span text:style-name="T1">ім., с., інд.-авт., [11]. </text:span><text:span text:style-name="T10">Похідне від </text:span><text:span text:style-name="T12">все</text:span><text:span text:style-name="T10"> і </text:span><text:span text:style-name="T12">прощáння</text:span><text:span text:style-name="T10">.</text:span></text:p>
      <text:p text:style-name="P1"><text:span text:style-name="T1">Що мав – привиділось, причулося,/ на всенезустріч, </text:span><text:span text:style-name="T5">всепрощання</text:span><text:span text:style-name="T1">. (П-1:199).</text:span></text:p>
      <text:p text:style-name="P3"/>
      <text:p text:style-name="P1"><text:soft-page-break/><text:span text:style-name="T28">Всерозлука</text:span><text:span text:style-name="T9">, -и, </text:span><text:span text:style-name="T1">ім., ж., інд.-авт., [11]. </text:span><text:span text:style-name="T10">Похідне від </text:span><text:span text:style-name="T12">все</text:span><text:span text:style-name="T10"> і </text:span><text:span text:style-name="T12">розлука</text:span><text:span text:style-name="T10">.</text:span></text:p>
      <text:p text:style-name="P1"><text:span text:style-name="T1">Сягни рукою – і не досягнеш/ ні краю </text:span><text:span text:style-name="T5">всерозлук</text:span><text:span text:style-name="T1">, ні муки краю. (П-1:149).</text:span></text:p>
      <text:p text:style-name="P3"/>
      <text:p text:style-name="P1"><text:span text:style-name="T28">Всерозхрéстя</text:span><text:span text:style-name="T9">, -я, </text:span><text:span text:style-name="T1">ім., с., інд.-авт., [8]. </text:span><text:span text:style-name="T10">Похідне від </text:span><text:span text:style-name="T12">все</text:span><text:span text:style-name="T10"> і </text:span><text:span text:style-name="T12">хрест</text:span><text:span text:style-name="T10">.</text:span></text:p>
      <text:p text:style-name="P1"><text:span text:style-name="T1">На </text:span><text:span text:style-name="T5">всерозхресті</text:span><text:span text:style-name="T1"> люті і жаху,/ на всепрозрінні смертного скрику/ дай мені, Боже, чесного шляху,/ дай мені, Боже, гордого лику! (П-1:153).</text:span></text:p>
      <text:p text:style-name="P3"/>
      <text:p text:style-name="P1"><text:span text:style-name="T28">Всесáдно</text:span><text:span text:style-name="T9">, </text:span><text:span text:style-name="T1">присл., інд.-авт., [8]. </text:span><text:span text:style-name="T10">Похідне від </text:span><text:span text:style-name="T12">все</text:span><text:span text:style-name="T10"> і </text:span><text:span text:style-name="T12">сáдний</text:span><text:span text:style-name="T10">.</text:span></text:p>
      <text:p text:style-name="P1"><text:span text:style-name="T1">Меркавий</text:span><text:span text:style-name="T5"> </text:span><text:span text:style-name="T1">місяць був посів/ на всю околицю, </text:span><text:span text:style-name="T5">всесадно</text:span><text:span text:style-name="T1">/ пишаючись і правив владно,/ нічний мій сором чемно крив. (П-2:296).</text:span></text:p>
      <text:p text:style-name="P3"/>
      <text:p text:style-name="P1"><text:span text:style-name="T28">ВсеспаднИй</text:span><text:span text:style-name="T9">, -а, -е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спадний</text:span><text:span text:style-name="T10">.</text:span></text:p>
      <text:p text:style-name="P1"><text:span text:style-name="T1">О, прощавайте! Не стрітись удруге./ Ти </text:span><text:span text:style-name="T5">всеспадна</text:span><text:span text:style-name="T1"> вже, дорого проваль! (П-1:86); Ламка і витка </text:span><text:span text:style-name="T5">всеспадна</text:span><text:span text:style-name="T1"> вседорога./ Дорога до Бога – ламка і витка. (П-1:98).</text:span></text:p>
      <text:p text:style-name="P3"/>
      <text:p text:style-name="P1"><text:span text:style-name="T28">Всеспáлення</text:span><text:span text:style-name="T9">, -я, </text:span><text:span text:style-name="T1">ім., с., інд.-авт., [11]. </text:span><text:span text:style-name="T10">Похідне від </text:span><text:span text:style-name="T12">все</text:span><text:span text:style-name="T10"> і </text:span><text:span text:style-name="T12">спáлення</text:span><text:span text:style-name="T10">.</text:span></text:p>
      <text:p text:style-name="P1"><text:span text:style-name="T5">Всеспалення</text:span><text:span text:style-name="T1"> Твоє автодафе - / перепочинок перед різнім святом,/ як ворогу назвешся рідним братом/ і смерк розсуне лірою Орфей. (П-</text:span><text:span text:style-name="T1">1:134).</text:span></text:p>
      <text:p text:style-name="P3"/>
      <text:p text:style-name="P1"><text:span text:style-name="T28">Всеспогáдувати</text:span><text:span text:style-name="T9">, -ую, -єш, дієсл., </text:span><text:span text:style-name="T1">недок., перех., інд.-авт., [11]. </text:span><text:span text:style-name="T10">Похідне від </text:span><text:span text:style-name="T12">все</text:span><text:span text:style-name="T10"> і </text:span><text:span text:style-name="T12">спогáдувати</text:span><text:span text:style-name="T10">.</text:span></text:p>
      <text:p text:style-name="P1"><text:span text:style-name="T1">Як лев, що причаївся в хащах обрію,/ заки й зблудив, отак і я валандаюсь,/ від тебе відмежований навіки,/ і </text:span><text:span text:style-name="T5">всеспогадую</text:span><text:span text:style-name="T1"> – немов живу. (П-1:70).</text:span></text:p>
      <text:p text:style-name="P3"/>
      <text:p text:style-name="P1"><text:span text:style-name="T28">Всетривóга</text:span><text:span text:style-name="T9">, -и, </text:span><text:span text:style-name="T1">ім., ж., інд.-авт., [11]. </text:span><text:span text:style-name="T10">Похідне від </text:span><text:span text:style-name="T12">все</text:span><text:span text:style-name="T10"> і </text:span><text:span text:style-name="T12">тривóга</text:span><text:span text:style-name="T10">.</text:span></text:p>
      <text:p text:style-name="P1"><text:span text:style-name="T1">Надимляється дорога/ від диявола до Бога,/ вслід ступає </text:span><text:span text:style-name="T5">всетривога</text:span><text:span text:style-name="T1">,/ і </text:span><text:span text:style-name="T1">спинилась біла смерть. (П-2:127); О ця займанщина душі!/ Спіши – з дороги і в дорогу./ Годуй голодну </text:span><text:span text:style-name="T5">всетривогу</text:span><text:span text:style-name="T1">/ і спогаду не воруши. (П-2:289).</text:span></text:p>
      <text:p text:style-name="P3"/>
      <text:p text:style-name="P1"><text:soft-page-break/><text:span text:style-name="T28">Всецáрствіє</text:span><text:span text:style-name="T9">, -я, </text:span><text:span text:style-name="T1">ім., с., інд.-авт., [11]. </text:span><text:span text:style-name="T10">Похідне від </text:span><text:span text:style-name="T12">все</text:span><text:span text:style-name="T10"> і </text:span><text:span text:style-name="T12">цáрствіє</text:span><text:span text:style-name="T10">.</text:span></text:p>
      <text:p text:style-name="P1"><text:span text:style-name="T1">Оце й бо він, твій люд. Оце й бо він, твій край./ </text:span><text:span text:style-name="T5">Всецарствіє</text:span><text:span text:style-name="T1"> паскуд в сто горл </text:span><text:span text:style-name="T1">реве: тримай. (П-2:192).</text:span></text:p>
      <text:p text:style-name="P3"/>
      <text:p text:style-name="P1"><text:span text:style-name="T28">Всечекáння</text:span><text:span text:style-name="T9">, -я, </text:span><text:span text:style-name="T1">ім., с., інд.-авт., [11]. </text:span><text:span text:style-name="T10">Похідне від </text:span><text:span text:style-name="T12">все</text:span><text:span text:style-name="T10"> і </text:span><text:span text:style-name="T12">чекáння</text:span><text:span text:style-name="T10">.</text:span></text:p>
      <text:p text:style-name="P1"><text:span text:style-name="T1">Це все юрма. І ніч. І брат мій спить./ Росте під стелю </text:span><text:span text:style-name="T5">всечекання</text:span><text:span text:style-name="T1">. (П-1:164).</text:span></text:p>
      <text:p text:style-name="P3"/>
      <text:p text:style-name="P1"><text:span text:style-name="T28">Всечулий</text:span><text:span text:style-name="T9">, -а, -е, </text:span><text:span text:style-name="T2">дієпр., </text:span><text:span text:style-name="T1">інд.-авт., [8]. </text:span><text:span text:style-name="T10">Похідне від </text:span><text:span text:style-name="T12">все</text:span><text:span text:style-name="T10"> і </text:span><text:span text:style-name="T12">чýти</text:span><text:span text:style-name="T10">.</text:span></text:p>
      <text:p text:style-name="P1"><text:span text:style-name="T1">Володарю своєї смерті, доля - / всепам’ятка, </text:span><text:span text:style-name="T5">всечула</text:span><text:span text:style-name="T1">, всевидюща - / нічого не забуде, не простить. (П-1:144).</text:span></text:p>
      <text:p text:style-name="P3"/>
      <text:p text:style-name="P1"><text:span text:style-name="T28">Всещéдр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все</text:span><text:span text:style-name="T10"> і </text:span><text:span text:style-name="T12">щéдрий</text:span><text:span text:style-name="T10">.</text:span></text:p>
      <text:p text:style-name="P1"><text:span text:style-name="T1">Тож – в неба провалля в бездоння, бездолий/ нагірний, невірний, западистий рай,/ всебідий, всегнівний, </text:span><text:span text:style-name="T5">всещедрий</text:span><text:span text:style-name="T1">, всекволий./ А що під крилом твоїм? Кара – карай. (П-1:98).</text:span></text:p>
      <text:p text:style-name="P3"/>
      <text:p text:style-name="P1"><text:span text:style-name="T28">Втéки</text:span><text:span text:style-name="T9">, </text:span><text:span text:style-name="T1">ім., мн., інд.-авт., [15]. </text:span><text:span text:style-name="T9">Похідне від </text:span><text:span text:style-name="T13">втéча</text:span><text:span text:style-name="T9">.</text:span></text:p>
      <text:p text:style-name="P1"><text:span text:style-name="T1">Коли докучили ці </text:span><text:span text:style-name="T5">втеки</text:span><text:span text:style-name="T1"> - / в лет, до вогненної пащеки./ Як він ощирився, стозмій! (П-1:73).</text:span></text:p>
      <text:p text:style-name="P3"/>
      <text:p text:style-name="P1"><text:span text:style-name="T28">Гетьмáнитися</text:span><text:span text:style-name="T9">, -нюся, -нишся, дієсл., </text:span><text:span text:style-name="T1">недок., перех., інд.-авт., [???5]. </text:span><text:span text:style-name="T10">Вивищуватися.</text:span></text:p>
      <text:p text:style-name="P1"><text:span text:style-name="T1">…той віщий пагорб, на котрому горді/ </text:span><text:span text:style-name="T5">гетьманяться</text:span><text:span text:style-name="T1"> дуби – наснився з ночі,/ аби розлуку близити мою. (П-2:172).</text:span></text:p>
      <text:p text:style-name="P3"/>
      <text:p text:style-name="P1"><text:span text:style-name="T28">Горлозгук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гóрло </text:span><text:span text:style-name="T10">і </text:span><text:span text:style-name="T12">згýкий (</text:span><text:span text:style-name="T10">від </text:span><text:span text:style-name="T12">звук)</text:span><text:span text:style-name="T10">.</text:span></text:p>
      <text:p text:style-name="P1"><text:span text:style-name="T1">А обрій утікав. Я надбігав/ щосил моїх. Та обрій </text:span><text:span text:style-name="T5">горлозгукий</text:span><text:span text:style-name="T1">/ пустився впрост. (П-1:183).</text:span></text:p>
      <text:p text:style-name="P3"/>
      <text:p text:style-name="P1"><text:soft-page-break/><text:span text:style-name="T28">Двопóгляд</text:span><text:span text:style-name="T9">, -у, </text:span><text:span text:style-name="T1">ім., ч., інд.-авт., [8]. </text:span><text:span text:style-name="T10">Похідне від </text:span><text:span text:style-name="T12">два</text:span><text:span text:style-name="T10"> і </text:span><text:span text:style-name="T12">пóгляд</text:span><text:span text:style-name="T10">.</text:span></text:p>
      <text:p text:style-name="P1"><text:span text:style-name="T1">Та всеобрушає нестерпно/ </text:span><text:span text:style-name="T5">двопогляд</text:span><text:span text:style-name="T1">. У ньому ти сущий,/ померлий, </text:span><text:span text:style-name="T1">пантруєш живого,/ зориш за померлим – живий. (П-1:87).</text:span></text:p>
      <text:p text:style-name="P3"/>
      <text:p text:style-name="P1"><text:span text:style-name="T28">Дзень-струнá</text:span><text:span text:style-name="T30">, </text:span><text:span text:style-name="T9">-и, </text:span><text:span text:style-name="T1">ім., ж., інд.-авт., [9]. </text:span><text:span text:style-name="T10">Похідне від </text:span><text:span text:style-name="T12">дзень</text:span><text:span text:style-name="T10"> (вигук) і </text:span><text:span text:style-name="T12">струнá</text:span><text:span text:style-name="T10">.</text:span></text:p>
      <text:p text:style-name="P1"><text:span text:style-name="T1">І думою одною/ півсну кошлатить ся. І </text:span><text:span text:style-name="T5">дзень-струною</text:span><text:span text:style-name="T1">/ не йде це дивне диво з голови. (П-2:194).</text:span></text:p>
      <text:p text:style-name="P3"/>
      <text:p text:style-name="P1"><text:span text:style-name="T28">Дивновзíр</text:span><text:span text:style-name="T9">, -зóру, </text:span><text:span text:style-name="T1">ім., ч., інд.-авт., [8]. </text:span><text:span text:style-name="T10">Похідне від </text:span><text:span text:style-name="T12">дивний</text:span><text:span text:style-name="T10"> і </text:span><text:span text:style-name="T12">зір</text:span><text:span text:style-name="T10">.</text:span></text:p>
      <text:p text:style-name="P1"><text:span text:style-name="T1">Там крила птаства рясно миготіли,/ мережилася зелень </text:span><text:span text:style-name="T5">дивновзором</text:span><text:span text:style-name="T1">,/ а душу вже поймав самодоходжень/ зухвалий холод і зухвалий жах. (П-2:118).</text:span></text:p>
      <text:p text:style-name="P3"/>
      <text:p text:style-name="P1"><text:span text:style-name="T28">Дитóчий</text:span><text:span text:style-name="T9">, -а, -е, </text:span><text:span text:style-name="T2">прикм., </text:span><text:span text:style-name="T1">інд.-авт., [???]. </text:span><text:span text:style-name="T9">Те саме, що дитячий.</text:span></text:p>
      <text:p text:style-name="P1"><text:span text:style-name="T1">Клуні чорніє стріха,/ темний, як ніч, повій/ терпкістю дме з горіха,/ сумом – з </text:span><text:span text:style-name="T5">диточих</text:span><text:span text:style-name="T1"> вій. (П-2:27-28)</text:span></text:p>
      <text:p text:style-name="P3"/>
      <text:p text:style-name="P1"><text:span text:style-name="T28">Дляння</text:span><text:span text:style-name="T30">, -</text:span><text:span text:style-name="T9">я, </text:span><text:span text:style-name="T1">ім., с., інд.-авт., [1]. </text:span><text:span text:style-name="T9">Дія за знач. </text:span><text:span text:style-name="T13">дляти</text:span><text:span text:style-name="T9"> – не поспішати робити що-небудь; затягувати.</text:span></text:p>
      <text:p text:style-name="P1"><text:span text:style-name="T1">У штольнях ночей вертикальних/ іде схарапуджене </text:span><text:span text:style-name="T5">дляння</text:span><text:span text:style-name="T1">/ всебезруху… (П-1:87).</text:span></text:p>
      <text:p text:style-name="P3"/>
      <text:p text:style-name="P1"><text:span text:style-name="T28">Додóсвіт</text:span><text:span text:style-name="T9">, -у, ім., </text:span><text:span text:style-name="T1">ч., інд.-авт., [???2]. </text:span><text:span text:style-name="T10">Світанок.</text:span></text:p>
      <text:p text:style-name="P1"><text:span text:style-name="T1">Там ще </text:span><text:span text:style-name="T5">додосвіт</text:span><text:span text:style-name="T1">. Смерком облягло/ ледачі верби, сторожкі тополі… (П-2:13).</text:span></text:p>
      <text:p text:style-name="P3"/>
      <text:p text:style-name="P1"><text:span text:style-name="T28">Душекрóна</text:span><text:span text:style-name="T9">, -и, </text:span><text:span text:style-name="T1">ім., ж., інд.-авт., [8]. </text:span><text:span text:style-name="T10">Похідне від </text:span><text:span text:style-name="T12">душá</text:span><text:span text:style-name="T10"> і </text:span><text:span text:style-name="T12">крóна</text:span><text:span text:style-name="T10">.</text:span></text:p>
      <text:p text:style-name="P1"><text:span text:style-name="T1">Ця розлука душ - / одна загасла, друга спалахнула/ (лиш не твоя, бо смертна павза вже/ обтяла зароділу </text:span><text:span text:style-name="T5">душекрону</text:span><text:span text:style-name="T1">)… (П-1:203).</text:span></text:p>
      <text:p text:style-name="P3"/>
      <text:p text:style-name="P1"><text:span text:style-name="T28">Живоднí</text:span><text:span text:style-name="T9">, -íв, </text:span><text:span text:style-name="T1">ім., мн., інд.-авт., [8]. </text:span><text:span text:style-name="T10">Похідне від </text:span><text:span text:style-name="T12">живий</text:span><text:span text:style-name="T10"> і </text:span><text:span text:style-name="T12">дні</text:span><text:span text:style-name="T10">.</text:span></text:p>
      <text:p text:style-name="P1"><text:span text:style-name="T1">Коли протліла згага </text:span><text:span text:style-name="T5">живоднів</text:span><text:span text:style-name="T1">/ ураз попустить серце, ніби напад/ нагальної </text:span><text:soft-page-break/><text:span text:style-name="T1">недуги, в смертний запад,/ у феєричні полиски жалів. (П-</text:span><text:span text:style-name="T1">1:62).</text:span></text:p>
      <text:p text:style-name="P3"/>
      <text:p text:style-name="P1"><text:span text:style-name="T28">Життєсмéрть</text:span><text:span text:style-name="T9">, -і, </text:span><text:span text:style-name="T1">ім., ж., інд.-авт., [8]. </text:span><text:span text:style-name="T10">Похідне від </text:span><text:span text:style-name="T12">життя</text:span><text:span text:style-name="T10"> і </text:span><text:span text:style-name="T12">смерть</text:span><text:span text:style-name="T10">.</text:span></text:p>
      <text:p text:style-name="P1"><text:span text:style-name="T1">Сховати ся од долі – не судилось./ Ударив грім – і зразу шкереберть/ пішло </text:span><text:span text:style-name="T1">життя. І ость ти – все, що снилось,/ як смертеіснування й </text:span><text:span text:style-name="T5">життєсмерть</text:span><text:span text:style-name="T1">. (П-1:83).</text:span></text:p>
      <text:p text:style-name="P3"/>
      <text:p text:style-name="P1"><text:span text:style-name="T28">Життєтóки</text:span><text:span text:style-name="T9">, -ів, </text:span><text:span text:style-name="T1">ім., мн., інд.-авт., [8]. </text:span><text:span text:style-name="T10">Похідне від </text:span><text:span text:style-name="T12">життя</text:span><text:span text:style-name="T10"> і </text:span><text:span text:style-name="T12">тóки</text:span><text:span text:style-name="T10">.</text:span></text:p>
      <text:p text:style-name="P1"><text:span text:style-name="T1">Нарешті збір, нарешті збір померлих днів і років,/ мов ґрати чорних спроневір і ярих </text:span><text:span text:style-name="T5">життєтоків</text:span><text:span text:style-name="T1">… (П-2:131).</text:span></text:p>
      <text:p text:style-name="P3"/>
      <text:p text:style-name="P1"><text:span text:style-name="T28">За-світи</text:span><text:span text:style-name="T9">, -ів, </text:span><text:span text:style-name="T1">ім., мн. інд.-авт., [9]. </text:span><text:span text:style-name="T10">Похідне від </text:span><text:span text:style-name="T12">за</text:span><text:span text:style-name="T10"> і </text:span><text:span text:style-name="T12">світи</text:span><text:span text:style-name="T10"> – те, що знаходиться за світом.</text:span></text:p>
      <text:p text:style-name="P1"><text:span text:style-name="T1">І не держу надії в бозі,/ коли пірвався в </text:span><text:span text:style-name="T5">за-світи</text:span><text:span text:style-name="T1">. (П-2:195).</text:span></text:p>
      <text:p text:style-name="P3"/>
      <text:p text:style-name="P1"><text:span text:style-name="T28">Зимносхíд</text:span><text:span text:style-name="T9">, -у, </text:span><text:span text:style-name="T1">ім., ч., інд.-авт., [8]. </text:span><text:span text:style-name="T10">Похідне від </text:span><text:span text:style-name="T12">зимно</text:span><text:span text:style-name="T10"> і </text:span><text:span text:style-name="T12">сходити</text:span><text:span text:style-name="T10">.</text:span></text:p>
      <text:p text:style-name="P1"><text:span text:style-name="T1">Довкруги - / лише вітри з шпаркого </text:span><text:span text:style-name="T5">зимносходу</text:span><text:span text:style-name="T1">. (П-1:173).</text:span></text:p>
      <text:p text:style-name="P3"/>
      <text:p text:style-name="P1"><text:span text:style-name="T28">Знеголоснíл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зне</text:span><text:span text:style-name="T10"> і </text:span><text:span text:style-name="T12">голосити</text:span><text:span text:style-name="T10"> — позбавлений голосу.</text:span></text:p>
      <text:p text:style-name="P1"><text:span text:style-name="T1">…це кождочасне поривання в смерть ,/ щоб з неї виринати <text:s/>в знавіснілий/ хрипкий чи геть </text:span><text:span text:style-name="T5">знеголоснілий</text:span><text:span text:style-name="T1"> крик. (П-1:121).</text:span></text:p>
      <text:p text:style-name="P3"/>
      <text:p text:style-name="P1"><text:span text:style-name="T28">Золотокíнва</text:span><text:span text:style-name="T9">, -и, </text:span><text:span text:style-name="T1">ім., ж., інд.-авт., [8]. </text:span><text:span text:style-name="T10">Похідне від </text:span><text:span text:style-name="T12">золотий</text:span><text:span text:style-name="T10"> і </text:span><text:span text:style-name="T12">кíнва</text:span><text:span text:style-name="T10">.</text:span></text:p>
      <text:p text:style-name="P1"><text:span text:style-name="T5">Золотокінва</text:span><text:span text:style-name="T1"> – пади-но,/ спади з лиця в глиб-синь-серця. (П-2:191).</text:span></text:p>
      <text:p text:style-name="P3"/>
      <text:p text:style-name="P1"><text:span text:style-name="T11">З-</text:span><text:span text:style-name="T28">понадсвíтній</text:span><text:span text:style-name="T9">, -я, -є, </text:span><text:span text:style-name="T2">прикм., </text:span><text:span text:style-name="T1">інд.-авт., [???9]. </text:span><text:span text:style-name="T10">Похідне від </text:span><text:span text:style-name="T12">з</text:span><text:span text:style-name="T10">, </text:span><text:span text:style-name="T12">понад</text:span><text:span text:style-name="T10"> і </text:span><text:span text:style-name="T12">світ</text:span><text:span text:style-name="T10">. З іншого світу.</text:span></text:p>
      <text:p text:style-name="P1"><text:span text:style-name="T1">…аж сіла зірка на дроту й щебече/ і сяє горлом – </text:span><text:span text:style-name="T5">з-понадсвітній</text:span><text:span text:style-name="T1"> спів. (П-2:120).</text:span></text:p>
      <text:p text:style-name="P3"><text:soft-page-break/></text:p>
      <text:p text:style-name="P1"><text:span text:style-name="T28">Іспередлíт</text:span><text:span text:style-name="T9">, </text:span><text:span text:style-name="T1">присл., інд.-авт., [???8]. </text:span><text:span text:style-name="T9">Те саме, що справіків.</text:span></text:p>
      <text:p text:style-name="P1"><text:span text:style-name="T1">Ось твоя подоба/ подвижництво людське – </text:span><text:span text:style-name="T5">іспереділіт</text:span><text:span text:style-name="T1">. (П-2:158).</text:span></text:p>
      <text:p text:style-name="P3"/>
      <text:p text:style-name="P1"><text:span text:style-name="T28">Крайóкрай</text:span><text:span text:style-name="T9">, крайóкраю, </text:span><text:span text:style-name="T1">ім., ч., інд.-авт., [8]. </text:span><text:span text:style-name="T10">Похідне від </text:span><text:span text:style-name="T12">край</text:span><text:span text:style-name="T10"> і </text:span><text:span text:style-name="T12">край</text:span><text:span text:style-name="T10">.</text:span></text:p>
      <text:p text:style-name="P1"><text:span text:style-name="T1">З </text:span><text:span text:style-name="T5">крайокраю</text:span><text:span text:style-name="T1">, з цієї високості,/ пади, згорнувши крила, до долин… (П-1:40); Єси ти за </text:span><text:span text:style-name="T5">крайокраєм</text:span><text:span text:style-name="T1">, чаїшся/ од мого неоговтаного погляду… (П-1:91).</text:span></text:p>
      <text:p text:style-name="P3"/>
      <text:p text:style-name="P1"><text:span text:style-name="T28">Крайсебé</text:span><text:span text:style-name="T9">, </text:span><text:span text:style-name="T2">присл., </text:span><text:span text:style-name="T1">інд.-авт., [11]. </text:span><text:span text:style-name="T10">Похідне від </text:span><text:span text:style-name="T12">край</text:span><text:span text:style-name="T10"> і </text:span><text:span text:style-name="T12">себé</text:span><text:span text:style-name="T10">.</text:span></text:p>
      <text:p text:style-name="P1"><text:span text:style-name="T1">І не зайти за дальні далечі./ І за </text:span><text:span text:style-name="T5">крайсебе</text:span><text:span text:style-name="T1"> не зайти . (П-1:96).</text:span></text:p>
      <text:p text:style-name="P3"/>
      <text:p text:style-name="P1"><text:span text:style-name="T28">Крайчáс</text:span><text:span text:style-name="T9">, -у, </text:span><text:span text:style-name="T1">ім., ч., інд.-авт., [11]. </text:span><text:span text:style-name="T10">Похідне від </text:span><text:span text:style-name="T12">край</text:span><text:span text:style-name="T10"> і </text:span><text:span text:style-name="T12">час</text:span><text:span text:style-name="T10">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</text:span><text:span text:style-name="T5">крайчасу</text:span><text:span text:style-name="T1">,/ за прапервні. (П-1:57).</text:span></text:p>
      <text:p text:style-name="P3"/>
      <text:p text:style-name="P1"><text:span text:style-name="T28">Криволéт</text:span><text:span text:style-name="T9">, -у, </text:span><text:span text:style-name="T1">ім., ч., інд.-авт., [8]. </text:span><text:span text:style-name="T10">Похідне від </text:span><text:span text:style-name="T12">кривий</text:span><text:span text:style-name="T10"> і </text:span><text:span text:style-name="T12">лет</text:span><text:span text:style-name="T10">.</text:span></text:p>
      <text:p text:style-name="P1"><text:span text:style-name="T1">…ця колотнеча/ надій і спроневіри, </text:span><text:span text:style-name="T5">криволет</text:span><text:span text:style-name="T1">/ лякливих ауспіцій, що в безгуччі/ шершаваими крильми прошерхотять / і всядуться на голові… (П-1:121).</text:span></text:p>
      <text:p text:style-name="P3"/>
      <text:p text:style-name="P1"><text:span text:style-name="T28">Крик-зелó</text:span><text:span text:style-name="T30">, -</text:span><text:span text:style-name="T9">á, </text:span><text:span text:style-name="T1">ім., ч., інд.-авт., [9]. </text:span><text:span text:style-name="T10">Похідне від </text:span><text:span text:style-name="T12">крик</text:span><text:span text:style-name="T10"> і </text:span><text:span text:style-name="T12">зелó</text:span><text:span text:style-name="T10">.</text:span></text:p>
      <text:p text:style-name="P1"><text:span text:style-name="T1">Обміліла/ криниця. А верба пустила/ гарячі брості – в </text:span><text:span text:style-name="T5">крик-зело.</text:span><text:span text:style-name="T1"> (П-1:84).</text:span></text:p>
      <text:p text:style-name="P3"/>
      <text:p text:style-name="P1"><text:span text:style-name="T28">Крилатолéзо</text:span><text:span text:style-name="T9">, </text:span><text:span text:style-name="T2">присл., </text:span><text:span text:style-name="T1">інд.-авт., [8]. </text:span><text:span text:style-name="T10">Похідне від </text:span><text:span text:style-name="T12">крилáтий</text:span><text:span text:style-name="T10"> і </text:span><text:span text:style-name="T12">лéзо</text:span><text:span text:style-name="T10">.</text:span></text:p>
      <text:p text:style-name="P1"><text:span text:style-name="T1">Криваво рветься з нього вороння/ майбутнього. Летить </text:span><text:span text:style-name="T5">крилатолезо</text:span><text:span text:style-name="T1">/ понад проваллям яру… (П-1:29).</text:span></text:p>
      <text:p text:style-name="P3"/>
      <text:p text:style-name="P1"><text:span text:style-name="T28">Крихкокриця</text:span><text:span text:style-name="T9">, -і, </text:span><text:span text:style-name="T1">ім., ж., інд.-авт., [8]. </text:span><text:span text:style-name="T10">Похідне від </text:span><text:span text:style-name="T12">крихкий</text:span><text:span text:style-name="T10"> і </text:span><text:span text:style-name="T12">криця</text:span><text:span text:style-name="T10">.</text:span></text:p>
      <text:p text:style-name="P1"><text:span text:style-name="T1">І ти щербата доле </text:span><text:span text:style-name="T5">крихкокрице</text:span><text:span text:style-name="T1">,/ давно вже сонце перед нас </text:span><text:span text:style-name="T1">зайшло,/ бо нашу путь пісками замело,/ хто ж нам воздасть за битий шлях, сторице. (П-2:292).</text:span></text:p>
      <text:p text:style-name="P3"><text:soft-page-break/></text:p>
      <text:p text:style-name="P1"><text:span text:style-name="T28">Марничити</text:span><text:span text:style-name="T9">, -чу, -чиш, дієсл., </text:span><text:span text:style-name="T1">недок., перех., інд.-авт., [1]. </text:span><text:span text:style-name="T9">Дієслово до </text:span><text:span text:style-name="T13">марний</text:span><text:span text:style-name="T9"> – худий, мізерний, блідий.</text:span></text:p>
      <text:p text:style-name="P1"><text:span text:style-name="T1">І двері на замку,/ ні душечки – довкола,/ лиш зозулі – ку-ку! - / </text:span><text:span text:style-name="T5">марничать</text:span><text:span text:style-name="T1"> і </text:span><text:span text:style-name="T1">спроквола. (П-2:19).</text:span></text:p>
      <text:p text:style-name="P3"/>
      <text:p text:style-name="P1"><text:span text:style-name="T28">Межигóни</text:span><text:span text:style-name="T9">, -ів, </text:span><text:span text:style-name="T1">ім., мн., інд.-авт., [8]. </text:span><text:span text:style-name="T10">Похідне від </text:span><text:span text:style-name="T12">мéжи</text:span><text:span text:style-name="T10"> і </text:span><text:span text:style-name="T12">гін </text:span><text:span text:style-name="T10">(пор. межиріччя, межигір’я).</text:span></text:p>
      <text:p text:style-name="P1"><text:span text:style-name="T1">Що б то нам/ посовгнути – ці </text:span><text:span text:style-name="T5">межигони</text:span><text:span text:style-name="T1"> часу,/ марудні </text:span><text:span text:style-name="T5">межигони</text:span><text:span text:style-name="T1"> живоття,/ коли змарнілі постаті снаги,/ ці бурі пристрастей попопелілих,/ раптово окошилися на нас./ І хочеться сягнути за крайчасу,/ за прапервні. (П-1:57).</text:span></text:p>
      <text:p text:style-name="P3"/>
      <text:p text:style-name="P1"><text:span text:style-name="T28">Межисвíтній</text:span><text:span text:style-name="T9">, -я, -є, </text:span><text:span text:style-name="T2">прикм., </text:span><text:span text:style-name="T1">інд.-авт., [???]. </text:span><text:span text:style-name="T10">Міжсвітній.</text:span></text:p>
      <text:p text:style-name="P1"><text:span text:style-name="T1">Ці сосни, вбрані в синій-синій іній,/ на взгір’я збіглі і завмерлі, мерехтом - / чи то цвинтарним ачи </text:span><text:span text:style-name="T5">межисвітнім</text:span><text:span text:style-name="T1"> - / мені відкрили візерунки душ… (П-1:79).</text:span></text:p>
      <text:p text:style-name="P3"/>
      <text:p text:style-name="P1"><text:span text:style-name="T28">Мертвокрил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мéртвий</text:span><text:span text:style-name="T10"> і </text:span><text:span text:style-name="T12">крилó</text:span><text:span text:style-name="T10">.</text:span></text:p>
      <text:p text:style-name="P1"><text:span text:style-name="T1">А </text:span><text:span text:style-name="T5">мертвокрилі</text:span><text:span text:style-name="T1"> стугонять стимфали,/ напевну провіщаючи біду,/ що ослонила біле опахало/ і по моєму нишпорить сліду. (П-2:110).</text:span></text:p>
      <text:p text:style-name="P3"/>
      <text:p text:style-name="P1"><text:span text:style-name="T28">Молодощáстя</text:span><text:span text:style-name="T9">, -я, </text:span><text:span text:style-name="T1">ім., с., інд.-авт., [8]. </text:span><text:span text:style-name="T10">Похідне від </text:span><text:span text:style-name="T12">молодий</text:span><text:span text:style-name="T10"> і </text:span><text:span text:style-name="T12">щáстя</text:span><text:span text:style-name="T10">.</text:span></text:p>
      <text:p text:style-name="P1"><text:span text:style-name="T1">Ти десь живеш на призабутім березі/ моїх змілілих пам’ятей. </text:span><text:span text:style-name="T1">Блукаєш/ пустелею моїх </text:span><text:span text:style-name="T5">молодощасть</text:span><text:span text:style-name="T1">,/ як біла тінь суворої скорботи. (П-1:52).</text:span></text:p>
      <text:p text:style-name="P3"/>
      <text:p text:style-name="P1"><text:span text:style-name="T28">НÁдвищ</text:span><text:span text:style-name="T9">, -і, </text:span><text:span text:style-name="T1">ім., ж., інд.-авт., [???2]. </text:span><text:span text:style-name="T10">Похідне від </text:span><text:span text:style-name="T12">височíнь.</text:span></text:p>
      <text:p text:style-name="P1"><text:span text:style-name="T1">У небо, у </text:span><text:span text:style-name="T5">надвищ</text:span><text:span text:style-name="T1">, за хмари за чорні/ до сонця, Ікаре, спрямовуй свій лет! (П-1:98).</text:span></text:p>
      <text:p text:style-name="P3"/>
      <text:p text:style-name="P1"><text:span text:style-name="T28">Наднéбо</text:span><text:span text:style-name="T9">, -а, </text:span><text:span text:style-name="T1">ім., с., інд.-авт., [11]. </text:span><text:span text:style-name="T10">Похідне від </text:span><text:span text:style-name="T12">над</text:span><text:span text:style-name="T10"> і </text:span><text:span text:style-name="T12">нéбо</text:span><text:span text:style-name="T10">. </text:span></text:p>
      <text:p text:style-name="P1"><text:span text:style-name="T1">Були мої моління всує - / Бог не почув і не простив,/ і вже її душа прямує/ в </text:span><text:soft-page-break/><text:span text:style-name="T5">наднеба</text:span><text:span text:style-name="T1"> синь. (П-2:114).</text:span></text:p>
      <text:p text:style-name="P3"/>
      <text:p text:style-name="P1"><text:span text:style-name="T28">НадÓкруж</text:span><text:span text:style-name="T9">, </text:span><text:span text:style-name="T1">незм., присл., інд.-авт., [???]. </text:span><text:span text:style-name="T10">Навкруги.</text:span></text:p>
      <text:p text:style-name="P1"><text:span text:style-name="T1">А </text:span><text:span text:style-name="T5">надокруж</text:span><text:span text:style-name="T1"> – майстри заплічні/ стежок – ганебних і величних. (П-</text:span><text:span text:style-name="T1">2:165).</text:span></text:p>
      <text:p text:style-name="P3"/>
      <text:p text:style-name="P1"><text:span text:style-name="T28">Надторóси</text:span><text:span text:style-name="T9">, -ів, </text:span><text:span text:style-name="T1">ім., мн., інд.-авт., [???2]. </text:span><text:span text:style-name="T9">Похідне від </text:span><text:span text:style-name="T13">над</text:span><text:span text:style-name="T9"> і </text:span><text:span text:style-name="T11">торóси</text:span><text:span text:style-name="T9">.</text:span></text:p>
      <text:p text:style-name="P1"><text:span text:style-name="T1">…оце світіння полохких світань/ світів жертовних, що мене </text:span><text:span text:style-name="T1">запалює/ всенепогасним і ламким, як крига,/ огнем співучих </text:span><text:span text:style-name="T5">надторосів</text:span><text:span text:style-name="T1"> – криг. (П-1:80).</text:span></text:p>
      <text:p text:style-name="P3"/>
      <text:p text:style-name="P1"><text:span text:style-name="T28">Нáкрик</text:span><text:span text:style-name="T9">, -у, </text:span><text:span text:style-name="T1">ім., ч., інд.-авт., [2]. </text:span><text:span text:style-name="T10">Похідне від </text:span><text:span text:style-name="T12">крик.</text:span></text:p>
      <text:p text:style-name="P1"><text:span text:style-name="T1">Отой прощальний змах тонкоголосий/ тремтливої руки, той голий </text:span><text:span text:style-name="T5">накрик</text:span><text:span text:style-name="T1"> - / пункти рами – щербати й яр, той пагорб - / яким зигзагом путь тобі значив? (П-1:124).</text:span></text:p>
      <text:p text:style-name="P3"/>
      <text:p text:style-name="P1"><text:span text:style-name="T28">Нáмерзи</text:span><text:span text:style-name="T9">, -ів, </text:span><text:span text:style-name="T1">ім., мн., інд.-авт., [2]. </text:span><text:span text:style-name="T10">Похідне від </text:span><text:span text:style-name="T12">мéрзнути.</text:span></text:p>
      <text:p text:style-name="P1"><text:span text:style-name="T1">О скрипки тьмавий гуд – мов скапує живиця,/ зникають </text:span><text:span text:style-name="T5">намерзи</text:span><text:span text:style-name="T1"> і вже хмеліє гін/ дзвінкого дерева… (П-2:155).</text:span></text:p>
      <text:p text:style-name="P3"/>
      <text:p text:style-name="P1"><text:span text:style-name="T28">Напівбажáння</text:span><text:span text:style-name="T9">, -я, </text:span><text:span text:style-name="T1">ім., с., інд.-авт., [???2]. </text:span><text:span text:style-name="T10">Похідне від </text:span><text:span text:style-name="T12">напíв</text:span><text:span text:style-name="T10"> і </text:span><text:span text:style-name="T12">бажáння</text:span><text:span text:style-name="T10">.</text:span></text:p>
      <text:p text:style-name="P1"><text:span text:style-name="T1">Напівступою,/ як над собою винесений крок/ задумався і скляк. </text:span><text:span text:style-name="T5">Напівбажання</text:span><text:span text:style-name="T1">,/ на півваганні втяте. (П-1:57).</text:span></text:p>
      <text:p text:style-name="P3"/>
      <text:p text:style-name="P1"><text:span text:style-name="T31">Напівступá</text:span><text:span text:style-name="T19">, -и</text:span><text:span text:style-name="T25"></text:span><text:span text:style-name="T19">, </text:span><text:span text:style-name="T1">ім., </text:span><text:span text:style-name="T22">ж., інд.-авт., [???</text:span><text:span text:style-name="T2">2</text:span><text:span text:style-name="T22">]. </text:span><text:span text:style-name="T20">Похідне від </text:span><text:span text:style-name="T12">напíв</text:span><text:span text:style-name="T20"> і </text:span><text:span text:style-name="T24">ступа</text:span><text:span text:style-name="T20">.</text:span></text:p>
      <text:p text:style-name="P1"><text:span text:style-name="T5">Напівступою</text:span><text:span text:style-name="T1">,/ як над собою винесений крок/ задумався і скляк. Напівбажання,/ на півваганні втяте. (П-1:57).</text:span></text:p>
      <text:p text:style-name="P3"/>
      <text:p text:style-name="P1"><text:span text:style-name="T28">Нáхлюпи</text:span><text:span text:style-name="T9">, -ів, </text:span><text:span text:style-name="T1">ім., мн., інд.-авт., [2]. </text:span><text:span text:style-name="T10">Похідне від </text:span><text:span text:style-name="T12">хлюпати</text:span><text:span text:style-name="T10">.</text:span></text:p>
      <text:p text:style-name="P1"><text:span text:style-name="T1">Покірні вітру, </text:span><text:span text:style-name="T5">нахлюпи</text:span><text:span text:style-name="T1"> щедрот/ з убогого жебрацького бенкету,/ відвирувавши, котяться у Лету,/ в таночок взявши кревних і заброд.(П-1:101).</text:span></text:p>
      <text:p text:style-name="P3"/>
      <text:p text:style-name="P1"><text:soft-page-break/><text:span text:style-name="T28">Обакрáй</text:span><text:span text:style-name="T9">, -ю, </text:span><text:span text:style-name="T1">ім., ч., інд.-авт., [11]. </text:span><text:span text:style-name="T10">Похідне від </text:span><text:span text:style-name="T12">óба</text:span><text:span text:style-name="T10"> і </text:span><text:span text:style-name="T12">край</text:span><text:span text:style-name="T10"> – на обидва боки.</text:span></text:p>
      <text:p text:style-name="P1"><text:span text:style-name="T1">З ціложиттєвого ждання/ Ти смерть на кілька літ відтрутив,/ аби почути пахощ рути/ і в неї впасти навмання - / з усіх розлук – на </text:span><text:span text:style-name="T5">обакрай</text:span><text:span text:style-name="T1">/ Вітчизни – і яви, і мрії. (П-2:19).</text:span></text:p>
      <text:p text:style-name="P3"/>
      <text:p text:style-name="P1"><text:span text:style-name="T28">Обоюдожáлий</text:span><text:span text:style-name="T9">, -а, -е, </text:span><text:span text:style-name="T2">прикм., </text:span><text:span text:style-name="T1">інд.-авт., </text:span><text:span text:style-name="T26">[???].</text:span></text:p>
      <text:p text:style-name="P1"><text:span text:style-name="T1">Та мури, мов із мертвих всталі,/ похмуро мовили: чекай,/ ще обрадіє із печалі/ твій </text:span><text:span text:style-name="T5">обоюдожалий</text:span><text:span text:style-name="T1"> край. (П-1:36).</text:span></text:p>
      <text:p text:style-name="P3"/>
      <text:p text:style-name="P1"><text:span text:style-name="T28">ОвÓгнений</text:span><text:span text:style-name="T9">, -а, -е, </text:span><text:span text:style-name="T1">інд.-авт., [4]. </text:span><text:span text:style-name="T10">Дієпр. від </text:span><text:span text:style-name="T12">вогóнь</text:span><text:span text:style-name="T10">. Охоплений вогнем.</text:span></text:p>
      <text:p text:style-name="P1"><text:span text:style-name="T1">Та за тобою небо запалало,/ </text:span><text:span text:style-name="T5">овогнене</text:span><text:span text:style-name="T1"> грозою стожалів. (П-2:68).</text:span></text:p>
      <text:p text:style-name="P3"/>
      <text:p text:style-name="P1"><text:span text:style-name="T28">Огрáння</text:span><text:span text:style-name="T9">, -я, </text:span><text:span text:style-name="T1">ім., с., інд.-авт., [1]. </text:span><text:span text:style-name="T14">Похідне від </text:span><text:span text:style-name="T13">огрáнювати</text:span><text:span text:style-name="T9"> – шліфуючи поверхню чого-небудь, робити на ній грані.</text:span></text:p>
      <text:p text:style-name="P1"><text:span text:style-name="T1">У зашморзі бід/ аж зайшовся кривий од волання борлак,/ аж </text:span><text:span text:style-name="T5">огранням</text:span><text:span text:style-name="T1"> дзеркал заросилася кров! (П-1:33).</text:span></text:p>
      <text:p text:style-name="P3"/>
      <text:p text:style-name="P1"><text:span text:style-name="T28">Озлíння</text:span><text:span text:style-name="T9">, -я, </text:span><text:span text:style-name="T1">ім., ж., інд.-авт., [4]. Похідне від </text:span><text:span text:style-name="T8">зл</text:span><text:span text:style-name="T7">и</text:span><text:span text:style-name="T8">тися</text:span><text:span text:style-name="T1">.</text:span></text:p>
      <text:p text:style-name="P1"><text:span text:style-name="T1">А шал який! Яке </text:span><text:span text:style-name="T5">озління</text:span><text:span text:style-name="T1">!/ О білий світе-блекота. (П-1:132).</text:span></text:p>
      <text:p text:style-name="P3"/>
      <text:p text:style-name="P1"><text:span text:style-name="T28">Ошрóття</text:span><text:span text:style-name="T9">, -я, </text:span><text:span text:style-name="T1">ім., збірн., інд.-авт., [4]. </text:span><text:span text:style-name="T9">Те саме, що шріт – дріб.</text:span></text:p>
      <text:p text:style-name="P1"><text:span text:style-name="T1">І тінь біжить – поверхи давніх днів./ І заволока – на </text:span><text:span text:style-name="T5">ошроття</text:span><text:span text:style-name="T1"> часу. (П-1:137).</text:span></text:p>
      <text:p text:style-name="P3"/>
      <text:p text:style-name="P1"><text:span text:style-name="T28">Пáверх</text:span><text:span text:style-name="T9">, -у, </text:span><text:span text:style-name="T1">ім., ч., інд.-авт., [11]. </text:span><text:span text:style-name="T10">Похідне від </text:span><text:span text:style-name="T12">па</text:span><text:span text:style-name="T10">... (“подібний”) </text:span><text:span text:style-name="T12">верх</text:span><text:span text:style-name="T10">. Щось, що нагадує верх.</text:span></text:p>
      <text:p text:style-name="P1"><text:span text:style-name="T1">Тут </text:span><text:span text:style-name="T5">паверх</text:span><text:span text:style-name="T1">, паниз, пажиття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28">Пажиття</text:span><text:span text:style-name="T9">, -я, </text:span><text:span text:style-name="T1">ім., с., інд.-авт., [11]. </text:span><text:span text:style-name="T10">Похідне від </text:span><text:span text:style-name="T12">па</text:span><text:span text:style-name="T10">... (“подібний”) і </text:span><text:span text:style-name="T12">життя</text:span><text:span text:style-name="T10">. Щось, що нагадує життя.</text:span></text:p>
      <text:p text:style-name="P1"><text:soft-page-break/><text:span text:style-name="T1">Тут паверх, паниз, </text:span><text:span text:style-name="T5">пажиття</text:span><text:span text:style-name="T1">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28">Пáниз</text:span><text:span text:style-name="T9">, -у, </text:span><text:span text:style-name="T1">ім., ч., інд.-авт., [11]. </text:span><text:span text:style-name="T10">Похідне від </text:span><text:span text:style-name="T12">па</text:span><text:span text:style-name="T10">... (“подібний”) і </text:span><text:span text:style-name="T12">низ</text:span><text:span text:style-name="T10">. Щось, що нагадує низ.</text:span></text:p>
      <text:p text:style-name="P1"><text:span text:style-name="T1">Тут паверх, </text:span><text:span text:style-name="T5">паниз</text:span><text:span text:style-name="T1">, пажиття і паскін,/ переступай лискуче лезо меж,/ і рідні лиця за порожні маски/ тобі здадуться з понадгірних веж. (П-1:167).</text:span></text:p>
      <text:p text:style-name="P3"/>
      <text:p text:style-name="P1"><text:span text:style-name="T28">Парура</text:span><text:span text:style-name="T9">, -и, </text:span><text:span text:style-name="T1">ім., ж., інд.-авт., [11]. </text:span><text:span text:style-name="T10">Похідне від </text:span><text:span text:style-name="T12">па</text:span><text:span text:style-name="T10">... (“подібний”) і </text:span><text:span text:style-name="T12">рýра</text:span><text:span text:style-name="T10">. Щось, що подібне до рури.</text:span></text:p>
      <text:p text:style-name="P1"><text:span text:style-name="T1">Те безмежжя сил,/ розбурханих од молодого болю,/ ті </text:span><text:span text:style-name="T5">парури</text:span><text:span text:style-name="T1"> </text:span><text:span text:style-name="T1">зусиль… (П-1:57).</text:span></text:p>
      <text:p text:style-name="P3"/>
      <text:p text:style-name="P1"><text:span text:style-name="T28">Пáскін</text:span><text:span text:style-name="T9">, пáскону, </text:span><text:span text:style-name="T1">ім., ч., інд.-авт., [11]. </text:span><text:span text:style-name="T10">Похідне від </text:span><text:span text:style-name="T12">па</text:span><text:span text:style-name="T10">... (“подібний”) і </text:span><text:span text:style-name="T12">скін</text:span><text:span text:style-name="T10">. Щось, що нагадує скін, почуття скону.</text:span></text:p>
      <text:p text:style-name="P1"><text:span text:style-name="T1">Тут паверх, паниз, пажиття і </text:span><text:span text:style-name="T5">паскін</text:span><text:span text:style-name="T1">,/ переступай лискуче лезо меж,/ і рідні лиця за порожні маски/ тобі здадуться з понадгірних </text:span><text:span text:style-name="T1">веж. (П-1:167).</text:span></text:p>
      <text:p text:style-name="P3"/>
      <text:p text:style-name="P1"><text:span text:style-name="T28">Пекельнозóр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пекельний </text:span><text:span text:style-name="T10">і </text:span><text:span text:style-name="T12">зір</text:span><text:span text:style-name="T10">.</text:span></text:p>
      <text:p text:style-name="P1"><text:span text:style-name="T1">Мигоче, мов відьмак, паркан </text:span><text:span text:style-name="T5">пекельнозорий</text:span><text:span text:style-name="T1">,/ за голосом покори душа рушає вспак. (П-2:31).</text:span></text:p>
      <text:p text:style-name="P3"/>
      <text:p text:style-name="P1"><text:span text:style-name="T28">Піввагáння</text:span><text:span text:style-name="T9">, -я, </text:span><text:span text:style-name="T1">ім., с., інд.-авт., [2]. </text:span><text:span text:style-name="T10">Похідне від </text:span><text:span text:style-name="T12">пів</text:span><text:span text:style-name="T10"> і </text:span><text:span text:style-name="T12">вагáння</text:span><text:span text:style-name="T10">.</text:span></text:p>
      <text:p text:style-name="P1"><text:span text:style-name="T1">Напівступою,/ як над собою винесений крок/ задумався і скляк. </text:span><text:span text:style-name="T1">Напівбажання,/ на </text:span><text:span text:style-name="T5">півваганні</text:span><text:span text:style-name="T1"> втяте. (П-1:57).</text:span></text:p>
      <text:p text:style-name="P3"/>
      <text:p text:style-name="P1"><text:span text:style-name="T28">Півдуші</text:span><text:span text:style-name="T9">, півдýш, </text:span><text:span text:style-name="T1">ім., мн., інд.-авт., [2]. </text:span><text:span text:style-name="T10">Похідне від </text:span><text:span text:style-name="T12">пів</text:span><text:span text:style-name="T10"> і </text:span><text:span text:style-name="T12">душі</text:span><text:span text:style-name="T10">.</text:span></text:p>
      <text:p text:style-name="P1"><text:span text:style-name="T1">О царство півсерць, півнадій, півпричалів,/ півзамірів царство, </text:span><text:span text:style-name="T1">півзмаг і </text:span><text:span text:style-name="T5">півдуш</text:span><text:span text:style-name="T1">! </text:span><text:span text:style-name="T1">(П-1:98).</text:span></text:p>
      <text:p text:style-name="P3"/>
      <text:p text:style-name="P1"><text:span text:style-name="T28">Півзáміри</text:span><text:span text:style-name="T9">, -ів, </text:span><text:span text:style-name="T1">ім., мн., інд.-авт., [2]. </text:span><text:span text:style-name="T10">Похідне від </text:span><text:span text:style-name="T12">пів</text:span><text:span text:style-name="T10"> і </text:span><text:span text:style-name="T12">зáміри</text:span><text:span text:style-name="T10">.</text:span></text:p>
      <text:p text:style-name="P1"><text:soft-page-break/><text:span text:style-name="T1">О царство півсерць, півнадій, півпричалів,/ </text:span><text:span text:style-name="T5">півзамірів</text:span><text:span text:style-name="T1"> царство, півзмаг і півдуш! (П-1:98).</text:span></text:p>
      <text:p text:style-name="P3"/>
      <text:p text:style-name="P1"><text:span text:style-name="T28">Півзмáги</text:span><text:span text:style-name="T9">, півзмáг, </text:span><text:span text:style-name="T1">ім., мн., інд.-авт., [2]. </text:span><text:span text:style-name="T10">Похідне від </text:span><text:span text:style-name="T12">пів</text:span><text:span text:style-name="T10"> і </text:span><text:span text:style-name="T12">змагáння</text:span><text:span text:style-name="T10">.</text:span></text:p>
      <text:p text:style-name="P1"><text:span text:style-name="T1">О царство півсерць, півнадій, півпричалів,/ півзамірів царство, </text:span><text:span text:style-name="T5">півзмаг</text:span><text:span text:style-name="T1"> і півдуш! (П-1:98).</text:span></text:p>
      <text:p text:style-name="P3"/>
      <text:p text:style-name="P1"><text:span text:style-name="T28">Півнадíї</text:span><text:span text:style-name="T9">, півнадíй, </text:span><text:span text:style-name="T1">ім., мн., інд.-авт., [2]. </text:span><text:span text:style-name="T10">Похідне від </text:span><text:span text:style-name="T12">пів</text:span><text:span text:style-name="T10"> і </text:span><text:span text:style-name="T12">надíї</text:span><text:span text:style-name="T10">.</text:span></text:p>
      <text:p text:style-name="P1"><text:span text:style-name="T1">О царство півсерць, </text:span><text:span text:style-name="T5">півнадій</text:span><text:span text:style-name="T1">, півпричалів,/ півзамірів царство, </text:span><text:span text:style-name="T1">півзмаг і півдуш! (П-1:98).</text:span></text:p>
      <text:p text:style-name="P3"/>
      <text:p text:style-name="P1"><text:span text:style-name="T28">Півнебéс</text:span><text:span text:style-name="T9">, півнебéс, </text:span><text:span text:style-name="T1">ім., мн., інд.-авт., [???2]. </text:span><text:span text:style-name="T10">Похідне від </text:span><text:span text:style-name="T12">пів</text:span><text:span text:style-name="T10"> і </text:span><text:span text:style-name="T12">небесá</text:span><text:span text:style-name="T10">.</text:span></text:p>
      <text:p text:style-name="P1"><text:span text:style-name="T1">І з тих затятих здвоєних ночей/ на </text:span><text:span text:style-name="T5">півнебес</text:span><text:span text:style-name="T1"> зажевріло б іржання/ чи сиваша чи привиду. (П-1:156).</text:span></text:p>
      <text:p text:style-name="P3"/>
      <text:p text:style-name="P1"><text:span text:style-name="T28">Півпричáли</text:span><text:span text:style-name="T9">, -ів, </text:span><text:span text:style-name="T1">ім., мн., інд.-авт., [2]. </text:span><text:span text:style-name="T10">Похідне від </text:span><text:span text:style-name="T12">пів</text:span><text:span text:style-name="T10"> і </text:span><text:span text:style-name="T12">причáли</text:span><text:span text:style-name="T10">.</text:span></text:p>
      <text:p text:style-name="P1"><text:span text:style-name="T1">О царство півсерць, півнадій, </text:span><text:span text:style-name="T5">півпричалів</text:span><text:span text:style-name="T1">,/ півзамірів царство, півзмаг і півдуш! (П-1:98).</text:span></text:p>
      <text:p text:style-name="P3"/>
      <text:p text:style-name="P1"><text:span text:style-name="T28">Повногóрля</text:span><text:span text:style-name="T9">, -я, </text:span><text:span text:style-name="T1">ім., с., інд.-авт., [8]. </text:span><text:span text:style-name="T10">Похідне від </text:span><text:span text:style-name="T12">пóвний</text:span><text:span text:style-name="T10"> і </text:span><text:span text:style-name="T12">гóрло</text:span><text:span text:style-name="T10">.</text:span></text:p>
      <text:p text:style-name="P1"><text:span text:style-name="T1">До гори, до рік, до </text:span><text:span text:style-name="T5">повногорля</text:span><text:span text:style-name="T1">,/ повногруддям зобов’яж мене./ Кожним днем боліти, кожним днем/ виповняти серце власним горем. (П-2:200).</text:span></text:p>
      <text:p text:style-name="P3"/>
      <text:p text:style-name="P1"><text:span text:style-name="T28">Позапрóстір</text:span><text:span text:style-name="T9">, -стору, </text:span><text:span text:style-name="T1">ім., ч., інд.-авт., [2]. </text:span><text:span text:style-name="T10">Похідне від </text:span><text:span text:style-name="T12">пóза</text:span><text:span text:style-name="T10"> і </text:span><text:span text:style-name="T12">прóстір</text:span><text:span text:style-name="T10"> – той, що перебуває поза простором.</text:span></text:p>
      <text:p text:style-name="P1"><text:span text:style-name="T1">Як вікна в </text:span><text:span text:style-name="T5">позапростір</text:span><text:span text:style-name="T1">, позачас,/ за мури німоти і всепокори,/ так світяться свічада, світлом хорі,/ і пильно задивляються крізь нас/ у сяйва… (П-1:66).</text:span></text:p>
      <text:p text:style-name="P3"/>
      <text:p text:style-name="P1"><text:span text:style-name="T28">Позачáс</text:span><text:span text:style-name="T9">, -у, </text:span><text:span text:style-name="T1">ім., ч., інд.-авт., [2]. </text:span><text:span text:style-name="T10">Похідне від </text:span><text:span text:style-name="T12">пóза</text:span><text:span text:style-name="T10"> і </text:span><text:span text:style-name="T12">час</text:span><text:span text:style-name="T10"> – той, що перебуває поза часом.</text:span></text:p>
      <text:p text:style-name="P1"><text:soft-page-break/><text:span text:style-name="T1">Як вікна в позапростір, </text:span><text:span text:style-name="T5">позачас</text:span><text:span text:style-name="T1">,/ за мури німоти і всепокори,/ так світяться свічада, світлом хорі,/ і пильно задивляються крізь нас/ у сяйва… (П-1:66).</text:span></text:p>
      <text:p text:style-name="P3"/>
      <text:p text:style-name="P1"><text:span text:style-name="T28">Порожньосéрд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порóжній</text:span><text:span text:style-name="T10"> і </text:span><text:span text:style-name="T12">сéрце</text:span><text:span text:style-name="T10">.</text:span></text:p>
      <text:p text:style-name="P1"><text:span text:style-name="T5">Порожньосердий</text:span><text:span text:style-name="T1"> вибільшився світ,/ мов простору запрагло </text:span><text:span text:style-name="T1">німування… (П-2:174).</text:span></text:p>
      <text:p text:style-name="P3"/>
      <text:p text:style-name="P1"><text:span text:style-name="T28">Потаймир</text:span><text:span text:style-name="T9">, -у, </text:span><text:span text:style-name="T1">ім., ч., інд.-авт., [???]. </text:span><text:span text:style-name="T14">Похідне від </text:span><text:span text:style-name="T16">потаємний</text:span><text:span text:style-name="T14"> і </text:span><text:span text:style-name="T16">мир</text:span><text:span text:style-name="T14"> </text:span><text:span text:style-name="T15">–</text:span><text:span text:style-name="T1"> </text:span><text:span text:style-name="T14">і</text:span><text:span text:style-name="T10">нший вимір, інший світ.</text:span></text:p>
      <text:p text:style-name="P1"><text:span text:style-name="T1">І десь там гасне </text:span><text:span text:style-name="T5">потаймир</text:span><text:span text:style-name="T1">,/ а між торосами крижин/ я сам-один і – </text:span><text:span text:style-name="T1">враг-вражин… (П-2:15).</text:span></text:p>
      <text:p text:style-name="P3"/>
      <text:p text:style-name="P1"><text:span text:style-name="T28">Пралітá</text:span><text:span text:style-name="T9">, пралíт, </text:span><text:span text:style-name="T1">ім., мн., інд.-авт., [2]. </text:span><text:span text:style-name="T10">Похідне від </text:span><text:span text:style-name="T12">пра</text:span><text:span text:style-name="T10">... (в значенні </text:span><text:span text:style-name="T12">дáвній</text:span><text:span text:style-name="T10">) і </text:span><text:span text:style-name="T12">літá</text:span><text:span text:style-name="T10">. Минулі літа.</text:span></text:p>
      <text:p text:style-name="P1"><text:span text:style-name="T1">Забудься. Стань. І зачекай мене/ на самоті в такому велелюдді,/ де спогади стовбичать, наче судді,/ і пам’ять чвалом </text:span><text:span text:style-name="T5">праліта</text:span><text:span text:style-name="T1"> жене. (П-2:149).</text:span></text:p>
      <text:p text:style-name="P3"/>
      <text:p text:style-name="P1"><text:span text:style-name="T28">Прáпервні</text:span><text:span text:style-name="T9">, -ів, </text:span><text:span text:style-name="T1">ім., мн., інд.-авт., [2]. </text:span><text:span text:style-name="T10">Похідне від </text:span><text:span text:style-name="T12">пра</text:span><text:span text:style-name="T10">...(в значенні </text:span><text:span text:style-name="T12">дáвній</text:span><text:span text:style-name="T10">) і </text:span><text:span text:style-name="T13">пéрвень</text:span><text:span text:style-name="T9">. Першоелемент, першоначало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крайчасу,/ за </text:span><text:span text:style-name="T5">прапервні</text:span><text:span text:style-name="T1">. (П-1:57).</text:span></text:p>
      <text:p text:style-name="P3"/>
      <text:p text:style-name="P1"><text:span text:style-name="T28">Призáходи</text:span><text:span text:style-name="T9">, -ів, </text:span><text:span text:style-name="T1">ім., мн., інд.-авт., [2]. </text:span><text:span text:style-name="T9">Час, коли заходить сонце.</text:span></text:p>
      <text:p text:style-name="P1"><text:span text:style-name="T22">Прижухлий клониться пирій/ на </text:span><text:span text:style-name="T23">призаходи</text:span><text:span text:style-name="T22"> дня</text:span><text:span text:style-name="T21">. (П-2:92).</text:span></text:p>
      <text:p text:style-name="P5"/>
      <text:p text:style-name="P1"><text:span text:style-name="T28">Притінь</text:span><text:span text:style-name="T9">, -і, </text:span><text:span text:style-name="T1">ім., ж., інд.-авт., [2]. </text:span><text:span text:style-name="T10">Те саме, що тінь.</text:span></text:p>
      <text:p text:style-name="P1"><text:span text:style-name="T1">Ти тінь. Ти </text:span><text:span text:style-name="T5">притінь</text:span><text:span text:style-name="T1">. Смерк і довгий гуд/ і зелень бань… (П-1:134).</text:span></text:p>
      <text:p text:style-name="P3"/>
      <text:p text:style-name="P1"><text:soft-page-break/><text:span text:style-name="T28">Прóростень</text:span><text:span text:style-name="T9">, -стня, </text:span><text:span text:style-name="T1">ім., ч., інд.-авт., [1]. </text:span><text:span text:style-name="T14">Похідне від </text:span><text:span text:style-name="T13">проростáти</text:span><text:span text:style-name="T9">.</text:span></text:p>
      <text:p text:style-name="P1"><text:span text:style-name="T1">І </text:span><text:span text:style-name="T5">проростень</text:span><text:span text:style-name="T1">, і бугила,/ і жалом жалощів тріпоче/ доба і не пустити хоче/ стежина, терням поросла. (П-2:122).</text:span></text:p>
      <text:p text:style-name="P3"/>
      <text:p text:style-name="P1"><text:span text:style-name="T28">Протипотíк (</text:span><text:span text:style-name="T11">протипотóки</text:span><text:span text:style-name="T28">)</text:span><text:span text:style-name="T9">, -тóку, </text:span><text:span text:style-name="T1">ім., ч., інд.-авт., [???2]. </text:span><text:span text:style-name="T10">Похідне від </text:span><text:span text:style-name="T12">прóти</text:span><text:span text:style-name="T10">... і </text:span><text:span text:style-name="T12">потíк</text:span><text:span text:style-name="T10">.</text:span></text:p>
      <text:p text:style-name="P1"><text:span text:style-name="T1">Розбратані </text:span><text:span text:style-name="T5">протипотоки</text:span><text:span text:style-name="T1">/ ’дне одного наздоганяють,/ годують себе проминанням/ заказаних долею стріч. (П-1:86).</text:span></text:p>
      <text:p text:style-name="P3"/>
      <text:p text:style-name="P1"><text:span text:style-name="T28">Пружноголóс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прýжний</text:span><text:span text:style-name="T10"> і </text:span><text:span text:style-name="T12">гóлос</text:span><text:span text:style-name="T10">.</text:span></text:p>
      <text:p text:style-name="P1"><text:span text:style-name="T1">…янгольський мосянжний хор/ гучить на присілки і села/ і проста </text:span><text:span text:style-name="T1">пісенька весела/ </text:span><text:span text:style-name="T5">пружноголосий</text:span><text:span text:style-name="T1"> барвить хор. (П-2:277).</text:span></text:p>
      <text:p text:style-name="P3"/>
      <text:p text:style-name="P1"><text:span text:style-name="T28">Пург-сніги</text:span><text:span text:style-name="T9">, -ів, </text:span><text:span text:style-name="T1">ім., мн., інд.-авт., [9]. </text:span><text:span text:style-name="T10">Похідне від </text:span><text:span text:style-name="T12">пургá</text:span><text:span text:style-name="T10"> і </text:span><text:span text:style-name="T12">сніги</text:span><text:span text:style-name="T10">.</text:span></text:p>
      <text:p text:style-name="P1"><text:span text:style-name="T1">Лиш модрини</text:span><text:span text:style-name="T3"> </text:span><text:span text:style-name="T1">гудуть, гудуть мо-/ дрини,/ а вітри лекалами хуг/ піють,/ що заблуклий в сопках пестун/ скоро/ без ведмедиці в </text:span><text:span text:style-name="T5">пург-снігах</text:span><text:span text:style-name="T1">/ згине. (П-2:17).</text:span></text:p>
      <text:p text:style-name="P3"/>
      <text:p text:style-name="P1"><text:span text:style-name="T28">Рáдощі-жалí</text:span><text:span text:style-name="T30">, </text:span><text:span text:style-name="T9">рáдоще-жалíв, </text:span><text:span text:style-name="T1">ім., мн., інд.-авт., [9]. </text:span><text:span text:style-name="T10">Похідне від </text:span><text:span text:style-name="T12">рáдощі</text:span><text:span text:style-name="T10"> і </text:span><text:span text:style-name="T12">жалі</text:span><text:span text:style-name="T10">.</text:span></text:p>
      <text:p text:style-name="P1"><text:span text:style-name="T1">…де розкошує маячня/ моїх далеких недобутих марень/ в калейдоскопі </text:span><text:span text:style-name="T5">радоще-жалів</text:span><text:span text:style-name="T1">… (П-1:206-207).</text:span></text:p>
      <text:p text:style-name="P3"/>
      <text:p text:style-name="P1"><text:span text:style-name="T28">РозбрÁтаний</text:span><text:span text:style-name="T9">, -а, -е, </text:span><text:span text:style-name="T1">інд.-авт., [1]. </text:span><text:span text:style-name="T9">Дієпр. пас. теп ч. до </text:span><text:span text:style-name="T13">розбратáти</text:span><text:span text:style-name="T9"> – перервати, припинити <text:s/>дружбу, посварити кого-небудь з кимсь.</text:span></text:p>
      <text:p text:style-name="P1"><text:span text:style-name="T5">Розбратані</text:span><text:span text:style-name="T1"> </text:span><text:span text:style-name="T5">протипотоки</text:span><text:span text:style-name="T1">/ ’дне одного наздоганяють,/ годують себе проминанням/ заказаних долею стріч. (П-1:86).</text:span></text:p>
      <text:p text:style-name="P3"/>
      <text:p text:style-name="P1"><text:span text:style-name="T28">Розпелюстити</text:span><text:span text:style-name="T9">, -щу, -щиш, дієсл., </text:span><text:span text:style-name="T1">док., перех., інд.-авт., [4]. </text:span><text:span text:style-name="T10">Похідне від </text:span><text:span text:style-name="T12">пелюстки</text:span><text:span text:style-name="T10">. Розкрити, як пелюстки.</text:span></text:p>
      <text:p text:style-name="P1"><text:soft-page-break/><text:span text:style-name="T1">Треба щедро – серцем одним, устами/ ледь розпуклими – </text:span><text:span text:style-name="T5">розпелюстити</text:span><text:span text:style-name="T1"> <text:s/>втіхи гін,/ всевідради! Сонце бо йде – за нами. (П-1:106).</text:span></text:p>
      <text:p text:style-name="P3"/>
      <text:p text:style-name="P1"><text:span text:style-name="T28">Рясночóл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рясний </text:span><text:span text:style-name="T10">і </text:span><text:span text:style-name="T12">чолó</text:span><text:span text:style-name="T10">.</text:span></text:p>
      <text:p text:style-name="P1"><text:span text:style-name="T1">Я, певне, яблуня була,/ паморочила світ довкола,/ в рясному цвіті </text:span><text:span text:style-name="T5">рясночола</text:span><text:span text:style-name="T1">/ тужила, ніжилась, жила. (П-2:296).</text:span></text:p>
      <text:p text:style-name="P3"/>
      <text:p text:style-name="P1"><text:span text:style-name="T28">Самовивище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вивищення</text:span><text:span text:style-name="T10">.</text:span></text:p>
      <text:p text:style-name="P1"><text:span text:style-name="T1">Оце, життя, твої дороги/ </text:span><text:span text:style-name="T5">самовивищень</text:span><text:span text:style-name="T1">, як наруг. (П-2:107).</text:span></text:p>
      <text:p text:style-name="P3"/>
      <text:p text:style-name="P1"><text:span text:style-name="T28">Самовóля</text:span><text:span text:style-name="T9">, -і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2">вóля</text:span><text:span text:style-name="T10">.</text:span></text:p>
      <text:p text:style-name="P1"><text:span text:style-name="T1">Червона барка в чорноводді</text:span><text:span text:style-name="T3"> </text:span><text:span text:style-name="T1">доль/ загубиться. І фенікс довгоногий/ перенесе тебе в ясні чертоги/ від </text:span><text:span text:style-name="T5">самоволь</text:span><text:span text:style-name="T1">, покори і сваволь. (П-1:56).</text:span></text:p>
      <text:p text:style-name="P3"/>
      <text:p text:style-name="P1"><text:span text:style-name="T28">Самовоскресí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воскресíння</text:span><text:span text:style-name="T10">.</text:span></text:p>
      <text:p text:style-name="P1"><text:span text:style-name="T1">…перейде крізь страстотерпця тіні/ пророк, свого цураючись лиця,/ в передчуванні віщого кінця/ самоофіри й </text:span><text:span text:style-name="T5">самовоскресіння</text:span><text:span text:style-name="T1">. (П-2:150).</text:span></text:p>
      <text:p text:style-name="P3"/>
      <text:p text:style-name="P1"><text:span text:style-name="T28">Самовтéча</text:span><text:span text:style-name="T9">, -і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2">втéча</text:span><text:span text:style-name="T10">.</text:span></text:p>
      <text:p text:style-name="P1"><text:span text:style-name="T1">Доброму і злому/ кажи межу і позначи шляхи/ для </text:span><text:span text:style-name="T5">самовтечі</text:span><text:span text:style-name="T1">. (П-</text:span><text:span text:style-name="T1">2:136).</text:span></text:p>
      <text:p text:style-name="P3"/>
      <text:p text:style-name="P1"><text:span text:style-name="T28">Самодóкíр</text:span><text:span text:style-name="T9">, самодóкóру, </text:span><text:span text:style-name="T1">ім., ч., інд.-авт., [8]. </text:span><text:span text:style-name="T10">Похідне від </text:span><text:span text:style-name="T12">сáмо</text:span><text:span text:style-name="T10">... і </text:span><text:span text:style-name="T12">дóкíр</text:span><text:span text:style-name="T10">.</text:span></text:p>
      <text:p text:style-name="P1"><text:span text:style-name="T1">Не вір – ні долі, ні собі не вір,/ а спроневіра і </text:span><text:span text:style-name="T5">самодокір</text:span><text:span text:style-name="T1">/ і змерзлий крик, що грудкою у горлі/ засів мов кляп – то все неначе дріт/ колючий. (П-2:290).</text:span></text:p>
      <text:p text:style-name="P3"/>
      <text:p text:style-name="P1"><text:span text:style-name="T28">Самодосáда</text:span><text:span text:style-name="T9">, -и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2">досáда</text:span><text:span text:style-name="T10">.</text:span></text:p>
      <text:p text:style-name="P1"><text:span text:style-name="T1">…в мить крутого самопочезання/ він надто пильно стежив шлях утрат, - / лиш так його спотворило дерзання/ тим виразом вибачливих жалів,/ </text:span><text:soft-page-break/><text:span text:style-name="T5">самодосад</text:span><text:span text:style-name="T1">… (П-1:55).</text:span></text:p>
      <text:p text:style-name="P3"/>
      <text:p text:style-name="P1"><text:span text:style-name="T28">Самодохóдже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дохóдження</text:span><text:span text:style-name="T10">.</text:span></text:p>
      <text:p text:style-name="P1"><text:span text:style-name="T1">Там крила птаства рясно миготіли,/ мережилася зелень дивновзором,/ а душу вже поймав </text:span><text:span text:style-name="T5">самодоходжень</text:span><text:span text:style-name="T1">/ зухвалий холод і зухвалий жах. (П-2:118).</text:span></text:p>
      <text:p text:style-name="P3"/>
      <text:p text:style-name="P1"><text:span text:style-name="T28">Самозаборóна</text:span><text:span text:style-name="T9">, -и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2">заборóна</text:span><text:span text:style-name="T10">.</text:span></text:p>
      <text:p text:style-name="P1"><text:span text:style-name="T1">Нам ряд утрачено. Раптових спроб/ назубрені шпилі – ото єдине,/ що вирвалося з </text:span><text:span text:style-name="T5">самозаборон</text:span><text:span text:style-name="T1">,/ які дарують небеса щедротні… (П-2:100).</text:span></text:p>
      <text:p text:style-name="P3"/>
      <text:p text:style-name="P1"><text:span text:style-name="T28">Самонаближе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наближення</text:span><text:span text:style-name="T10">.</text:span></text:p>
      <text:p text:style-name="P1"><text:span text:style-name="T1">…весь той чар/ </text:span><text:span text:style-name="T5">самонаближень</text:span><text:span text:style-name="T1">, упізнань і врочень,/ що визріли у невіді душевній/ і стежать стежать стежать <text:s/>зизим оком,/ ачи я втраплю на свою стежу… (П-1:121).</text:span></text:p>
      <text:p text:style-name="P3"/>
      <text:p text:style-name="P1"><text:span text:style-name="T28">Самонарік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нарікáння</text:span><text:span text:style-name="T10">.</text:span></text:p>
      <text:p text:style-name="P1"><text:span text:style-name="T1">Ні, не впадай у біль – до </text:span><text:span text:style-name="T5">самонаріканняи</text:span><text:span text:style-name="T1">./ О, не впадай у біль – його, як меч, піднось. (П-2:155).</text:span></text:p>
      <text:p text:style-name="P3"/>
      <text:p text:style-name="P1"><text:span text:style-name="T28">Самонарóдже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нарóдження</text:span><text:span text:style-name="T10">.</text:span></text:p>
      <text:p text:style-name="P1"><text:span text:style-name="T1">Оце </text:span><text:span text:style-name="T5">самонародження</text:span><text:span text:style-name="T1"> твоє/ то голос смерті: пристарайся, брате,/ бо вже заходить час твій вирушати,/ пора і дописати житіє. (П-2:117).</text:span></text:p>
      <text:p text:style-name="P3"/>
      <text:p text:style-name="P1"><text:span text:style-name="T28">Самонаростáти</text:span><text:span text:style-name="T9">, -áю, -áєш, дієсл., </text:span><text:span text:style-name="T1">недок., перех., інд.-авт., [8]. </text:span><text:span text:style-name="T10">Похідне </text:span><text:span text:style-name="T10">від </text:span><text:span text:style-name="T12">сáмо</text:span><text:span text:style-name="T10">... і </text:span><text:span text:style-name="T12">наростáти</text:span><text:span text:style-name="T10">.</text:span></text:p>
      <text:p text:style-name="P1"><text:span text:style-name="T1">Неначе дзвін – поезія. Гуде/ і </text:span><text:span text:style-name="T5">самонаростає</text:span><text:span text:style-name="T1"> аж до повні… (П-2:150).</text:span></text:p>
      <text:p text:style-name="P3"/>
      <text:p text:style-name="P1"><text:soft-page-break/><text:span text:style-name="T28">Самоофíра</text:span><text:span text:style-name="T9">, -и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1">офíра</text:span><text:span text:style-name="T9">.</text:span></text:p>
      <text:p text:style-name="P1"><text:span text:style-name="T1">…перейде крізь страстотерпця тіні/ пророк, свого цураючись лиця,/ в передчуванні віщого кінця/ </text:span><text:span text:style-name="T5">самоофіри</text:span><text:span text:style-name="T1"> й самовоскресіння. (П-2:150).</text:span></text:p>
      <text:p text:style-name="P3"/>
      <text:p text:style-name="P1"><text:span text:style-name="T28">Самопал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палáння</text:span><text:span text:style-name="T10">.</text:span></text:p>
      <text:p text:style-name="P1"><text:span text:style-name="T1">О як нестерпно хочеться подовжень/ і невигасного </text:span><text:span text:style-name="T5">самопалання</text:span><text:span text:style-name="T1">! (П-2:130).</text:span></text:p>
      <text:p text:style-name="P3"/>
      <text:p text:style-name="P1"><text:span text:style-name="T28">Самоперерост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переростáння</text:span><text:span text:style-name="T10">.</text:span></text:p>
      <text:p text:style-name="P1"><text:span text:style-name="T1">Отак: живи – і скній, живи – і скній,/ і як дійдеш </text:span><text:span text:style-name="T5">самопереростання</text:span><text:span text:style-name="T1">,/ і як збагнеш: ти власна жертва й кат,/ тоді </text:span><text:span text:style-name="T1">збагнеш і смерть, як припадання/ до обрію, як утрату всіх утрат. (П-1:203).</text:span></text:p>
      <text:p text:style-name="P3"/>
      <text:p text:style-name="P1"><text:span text:style-name="T28">Самопідтвéрджувати</text:span><text:span text:style-name="T9">, -ую, уєш, дієсл., </text:span><text:span text:style-name="T1">недок., перех., інд.-авт., [8]. </text:span><text:span text:style-name="T10">Похідне від </text:span><text:span text:style-name="T12">сáмо</text:span><text:span text:style-name="T10">... і </text:span><text:span text:style-name="T12">підтвéрджувати</text:span><text:span text:style-name="T10">.</text:span></text:p>
      <text:p text:style-name="P1"><text:span text:style-name="T1">Ще, слава Богу, тьмяний стовбур совісті/ признатись може весь до незбагненного,/ котре </text:span><text:span text:style-name="T5">самопідтверджує</text:span><text:span text:style-name="T1"> її/ і втаємничує… (П-2:101).</text:span></text:p>
      <text:p text:style-name="P3"/>
      <text:p text:style-name="P1"><text:span text:style-name="T28">Самопогиба</text:span><text:span text:style-name="T9">, -и, </text:span><text:span text:style-name="T1">ім., ж., інд.-авт., [8]. </text:span><text:span text:style-name="T10">Похідне від </text:span><text:span text:style-name="T12">сáмо</text:span><text:span text:style-name="T10">... і </text:span><text:span text:style-name="T12">погиба</text:span><text:span text:style-name="T10">.</text:span></text:p>
      <text:p text:style-name="P1"><text:span text:style-name="T22">Господи, Господи, о осторонь/ душі гулкі, що, заслухані в тугу,/ немочі власної люблять наругу,/ </text:span><text:span text:style-name="T23">самопогиби</text:span><text:span text:style-name="T22"> високий огонь</text:span><text:span text:style-name="T21">. (П-2:74-75).</text:span></text:p>
      <text:p text:style-name="P5"/>
      <text:p text:style-name="P1"><text:span text:style-name="T31">Самоподóвжений</text:span><text:span text:style-name="T19">, -а, -е, </text:span><text:span text:style-name="T2">прикм., </text:span><text:span text:style-name="T22">інд.-авт., [</text:span><text:span text:style-name="T2">8</text:span><text:span text:style-name="T22">]. </text:span><text:span text:style-name="T10">Похідне від </text:span><text:span text:style-name="T12">сáмо</text:span><text:span text:style-name="T10">... і </text:span><text:span text:style-name="T12">подóвжений</text:span><text:span text:style-name="T10">.</text:span></text:p>
      <text:p text:style-name="P1"><text:span text:style-name="T1">Хто б збагнув/ оці дороги – без кінця і краю/ </text:span><text:span text:style-name="T5">самоподовжені</text:span><text:span text:style-name="T1">? (П-2:100).</text:span></text:p>
      <text:p text:style-name="P3"/>
      <text:p text:style-name="P1"><text:span text:style-name="T28">Самопомин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поминáння</text:span><text:span text:style-name="T10">.</text:span></text:p>
      <text:p text:style-name="P1"><text:span text:style-name="T22">Ти загубився в горі – не знайтись/ у чорноводді змовклого волання,/ в ропі чекань і </text:span><text:span text:style-name="T23">самопоминання</text:span><text:span text:style-name="T22">/ і гуку, що доносить благовість</text:span><text:span text:style-name="T21">. (П-2:111).</text:span></text:p>
      <text:p text:style-name="P5"><text:soft-page-break/></text:p>
      <text:p text:style-name="P1"><text:span text:style-name="T28">Самопоста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постання (</text:span><text:span text:style-name="T10">від </text:span><text:span text:style-name="T12">поставáння)</text:span><text:span text:style-name="T10">.</text:span></text:p>
      <text:p text:style-name="P1"><text:span text:style-name="T1">По ліву руку – древній, аж до ер/ </text:span><text:span text:style-name="T5">самопостання</text:span><text:span text:style-name="T1">, гоном безберегим,/ щовбом смертельним, що наліг на серце/ і наслухає втомлене буття - / той древній світ – і радісний і тужний - / непам’яті. (П-2:136).</text:span></text:p>
      <text:p text:style-name="P3"/>
      <text:p text:style-name="P1"><text:span text:style-name="T28">Самопромин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проминáння</text:span><text:span text:style-name="T10">.</text:span></text:p>
      <text:p text:style-name="P1"><text:span text:style-name="T1">В дорозі довгих </text:span><text:span text:style-name="T5">самопроминань</text:span><text:span text:style-name="T1">/ під знадою земного притягання/ проносяться від ранку до смеркання. (П-1:44).</text:span></text:p>
      <text:p text:style-name="P3"/>
      <text:p text:style-name="P1"><text:span text:style-name="T28">Самопротистояння</text:span><text:span text:style-name="T30">, -</text:span><text:span text:style-name="T9">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протистояння</text:span><text:span text:style-name="T10">.</text:span></text:p>
      <text:p text:style-name="P1"><text:span text:style-name="T1">О вирвись, залишивши вирву/ у грудях, і роздмухай грань/ моїх </text:span><text:span text:style-name="T5">самопротистоянь</text:span><text:span text:style-name="T1">/ і дай напитися з потиру. (П-2:195).</text:span></text:p>
      <text:p text:style-name="P3"/>
      <text:p text:style-name="P1"><text:span text:style-name="T28">Самострíл</text:span><text:span text:style-name="T9">, -у, </text:span><text:span text:style-name="T1">ім., ч., інд.-авт., [???8]. </text:span><text:span text:style-name="T14">Похідне від </text:span><text:span text:style-name="T12">сáмо</text:span><text:span text:style-name="T10">... і </text:span><text:span text:style-name="T12">стріляти</text:span><text:span text:style-name="T10">.</text:span></text:p>
      <text:p text:style-name="P1"><text:span text:style-name="T1">Як рура, кругла вулиця,/ гулка од гуду бджіл,/ маленький хлопчик </text:span><text:span text:style-name="T1">щулиться,/ бо ж сонце – </text:span><text:span text:style-name="T5">самостріл</text:span><text:span text:style-name="T1">. (П-2:275).</text:span></text:p>
      <text:p text:style-name="P3"/>
      <text:p text:style-name="P1"><text:span text:style-name="T28">Самострумув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струмувáння</text:span><text:span text:style-name="T10">.</text:span></text:p>
      <text:p text:style-name="P1"><text:span text:style-name="T1">…аби в останньому пориві,/ у плині </text:span><text:span text:style-name="T5">самострумувань</text:span><text:span text:style-name="T1">/ ураз зайти за власну грань,/ пірнути в смертні переливи. (П-1:169).</text:span></text:p>
      <text:p text:style-name="P3"/>
      <text:p text:style-name="P1"><text:span text:style-name="T28">Самотинний</text:span><text:span text:style-name="T9">, -а, -е, </text:span><text:span text:style-name="T2">прикм., </text:span><text:span text:style-name="T1">інд.-авт., [???8]. </text:span><text:span text:style-name="T9">Який здійснюється, </text:span><text:span text:style-name="T9">відбувається і т. ін. без інших; самітній.</text:span></text:p>
      <text:p text:style-name="P1"><text:span text:style-name="T1">Спиваєш тугу </text:span><text:span text:style-name="T5">самотинну</text:span><text:span text:style-name="T1">/ і душу, мов малу дитину,/ до рання присипляєш: спи. (П-2:182).</text:span></text:p>
      <text:p text:style-name="P3"><text:soft-page-break/></text:p>
      <text:p text:style-name="P1"><text:span text:style-name="T28">Самоуникáння</text:span><text:span text:style-name="T9">, -я, </text:span><text:span text:style-name="T1">ім., с., інд.-авт., [8]. </text:span><text:span text:style-name="T10">Похідне від </text:span><text:span text:style-name="T12">сáмо</text:span><text:span text:style-name="T10">... і </text:span><text:span text:style-name="T12">уникáння</text:span><text:span text:style-name="T10">. Уникання самого себе.</text:span></text:p>
      <text:p text:style-name="P1"><text:span text:style-name="T1">Коли спромога </text:span><text:span text:style-name="T5">самоуникань</text:span><text:span text:style-name="T1">/ при узголів’ї спалахом прозріння/ відкриється тобі, як благостиня/ прощень, опрощень, прощ і прощавань. (П-1:62).</text:span></text:p>
      <text:p text:style-name="P3"/>
      <text:p text:style-name="P1"><text:span text:style-name="T28">Світи-галаї, </text:span><text:span text:style-name="T9">світíв-галаїв, </text:span><text:span text:style-name="T1">ім., мн., інд.-авт., [9]. </text:span><text:span text:style-name="T10">Похідне від </text:span><text:span text:style-name="T12">світ</text:span><text:span text:style-name="T10"> і </text:span><text:span text:style-name="T12">галáй</text:span><text:span text:style-name="T10"> (“галáсвіта” – світ за очі). Далекі світи.</text:span></text:p>
      <text:p text:style-name="P1"><text:span text:style-name="T1">На тебе чатують </text:span><text:span text:style-name="T5">світи–галаї</text:span><text:span text:style-name="T1">./ Прощальний – як подим пожарищ – той спогад. (П-1:98).</text:span></text:p>
      <text:p text:style-name="P3"/>
      <text:p text:style-name="P1"><text:span text:style-name="T28">Себекрáй</text:span><text:span text:style-name="T9">, -ю, </text:span><text:span text:style-name="T1">ім., ч., інд.-авт., [11]. </text:span><text:span text:style-name="T10">Похідне від </text:span><text:span text:style-name="T12">себé</text:span><text:span text:style-name="T10"> і </text:span><text:span text:style-name="T12">край</text:span><text:span text:style-name="T10">.</text:span></text:p>
      <text:p text:style-name="P1"><text:span text:style-name="T1">І все то – зá: дарунок сили/ за </text:span><text:span text:style-name="T5">себекраєм</text:span><text:span text:style-name="T1">: на, візьми,/ аби дороги доль гуділи/ всіма серцями і грудьми. (П-1:100); оця утеча геть за </text:span><text:span text:style-name="T5">себекрай</text:span><text:span text:style-name="T1"> - / то ніби виснений в дитинстві син… (П-1:203).</text:span></text:p>
      <text:p text:style-name="P4"/>
      <text:p text:style-name="P1"><text:span text:style-name="T28">Семигóри</text:span><text:span text:style-name="T9">, -гíр, </text:span><text:span text:style-name="T1">ім., мн., інд.-авт., [8]. </text:span><text:span text:style-name="T10">Похідне від </text:span><text:span text:style-name="T12">сім</text:span><text:span text:style-name="T10"> і </text:span><text:span text:style-name="T12">гóри</text:span><text:span text:style-name="T10">.</text:span></text:p>
      <text:p text:style-name="P1"><text:span text:style-name="T2">І що кигиче в мертвій цій пустелі?/ Киги-киги – мов чайка з-над Дніпра./ О </text:span><text:span text:style-name="T6">семигори</text:span><text:span text:style-name="T2"> горя, цвинтар велій,/ і я тут згину, як прийде пора? (П-1:100).</text:span></text:p>
      <text:p text:style-name="P4"/>
      <text:p text:style-name="P1"><text:span text:style-name="T28">Серцеóк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сéрце</text:span><text:span text:style-name="T10"> і </text:span><text:span text:style-name="T12">óко</text:span><text:span text:style-name="T10">.</text:span></text:p>
      <text:p text:style-name="P1"><text:span text:style-name="T2">Сто плах перейди, </text:span><text:span text:style-name="T6">серцеокий</text:span><text:span text:style-name="T2">,/ сто плах, сто багать, сто голгоф… (П-1:180).</text:span></text:p>
      <text:p text:style-name="P4"/>
      <text:p text:style-name="P1"><text:span text:style-name="T28">Словотéча</text:span><text:span text:style-name="T9">, -і, </text:span><text:span text:style-name="T1">ім., ж., інд.-авт., [???1]. </text:span><text:span text:style-name="T10">Похідне від </text:span><text:span text:style-name="T12">слóво</text:span><text:span text:style-name="T10"> і </text:span><text:span text:style-name="T12">текти</text:span><text:span text:style-name="T10">. Потік слів.</text:span></text:p>
      <text:p text:style-name="P1"><text:span text:style-name="T22">Слова, слова, слова – задосить </text:span><text:span text:style-name="T23">словотечі</text:span><text:span text:style-name="T22">,/ німують бо предтечі, </text:span><text:span text:style-name="T22">доба гряде нова. (П-2:292).</text:span></text:p>
      <text:p text:style-name="P6"/>
      <text:p text:style-name="P1"><text:span text:style-name="T28">Смертеіснувáння</text:span><text:span text:style-name="T9">, -я, </text:span><text:span text:style-name="T1">ім., с., інд.-авт., [8]. </text:span><text:span text:style-name="T10">Похідне від </text:span><text:span text:style-name="T12">смерть</text:span><text:span text:style-name="T10"> і </text:span><text:span text:style-name="T12">існувáння</text:span><text:span text:style-name="T10">.</text:span></text:p>
      <text:p text:style-name="P1"><text:soft-page-break/><text:span text:style-name="T2">Сховатися од долі – не судилось./ Ударив грім – і зразу шкереберть/ </text:span><text:span text:style-name="T2">пішло життя. І ость ти – все, що снилось,/ як </text:span><text:span text:style-name="T6">смертеіснування</text:span><text:span text:style-name="T2"> й життєсмерть. (П-1:83).</text:span></text:p>
      <text:p text:style-name="P4"/>
      <text:p text:style-name="P1"><text:span text:style-name="T28">Снíння</text:span><text:span text:style-name="T9">, -нь, </text:span><text:span text:style-name="T1">ім., мн., інд.-авт., [1]. </text:span><text:span text:style-name="T10">Те саме, що сон.</text:span></text:p>
      <text:p text:style-name="P1"><text:span text:style-name="T2">Немов рубін у чорнім адамашку,/ обачно критий білим німуванням,/ так </text:span><text:span text:style-name="T6">снінь</text:span><text:span text:style-name="T2"> моїх озерце шарлатове/ лямує обережок начувань… (П-1:121).</text:span></text:p>
      <text:p text:style-name="P4"/>
      <text:p text:style-name="P1"><text:span text:style-name="T28">Солодкомолóка</text:span><text:span text:style-name="T9">, -е, </text:span><text:span text:style-name="T2">прикм., </text:span><text:span text:style-name="T1">інд.-авт., [8]. </text:span><text:span text:style-name="T10">Похідне від </text:span><text:span text:style-name="T12">солóдкий</text:span><text:span text:style-name="T10"> і </text:span><text:span text:style-name="T12">молокó</text:span><text:span text:style-name="T10">.</text:span></text:p>
      <text:p text:style-name="P1"><text:span text:style-name="T2">Ти десь за край світу, як птаха моя білогруда,/ </text:span><text:span text:style-name="T6">солодкомолока</text:span><text:span text:style-name="T2">, два </text:span><text:span text:style-name="T2">ока - мигдалі сумні. (П-2:161).</text:span></text:p>
      <text:p text:style-name="P4"/>
      <text:p text:style-name="P1"><text:span text:style-name="T28">Сон-комишí</text:span><text:span text:style-name="T9">, -ів, </text:span><text:span text:style-name="T1">ім., мн., інд.-авт., [9]. </text:span><text:span text:style-name="T10">Похідне від </text:span><text:span text:style-name="T12">сон</text:span><text:span text:style-name="T10"> і </text:span><text:span text:style-name="T12">комиш</text:span><text:span text:style-name="T10">.</text:span></text:p>
      <text:p text:style-name="P1"><text:span text:style-name="T2">І в серця на споді, в осерді душі/ ішли нашорошені </text:span><text:span text:style-name="T6">сон-комиші</text:span><text:span text:style-name="T2">. (П-2:61).</text:span></text:p>
      <text:p text:style-name="P4"/>
      <text:p text:style-name="P1"><text:span text:style-name="T28">Сонцелéт</text:span><text:span text:style-name="T9">, -у, </text:span><text:span text:style-name="T1">ім., ч., інд.-авт., [???11]. </text:span><text:span text:style-name="T10">Похідне від </text:span><text:span text:style-name="T12">сóнце </text:span><text:span text:style-name="T10">і </text:span><text:span text:style-name="T12">лет</text:span><text:span text:style-name="T10">.</text:span></text:p>
      <text:p text:style-name="P1"><text:span text:style-name="T2">Зворохобилися айстри/ приосіннім </text:span><text:span text:style-name="T6">сонцелетом</text:span><text:span text:style-name="T2">,/ проминальною порою/ падолистом деручким. (П-1:92).</text:span></text:p>
      <text:p text:style-name="P4"/>
      <text:p text:style-name="P1"><text:span text:style-name="T28">Сонцепруг</text:span><text:span text:style-name="T9">, -а, </text:span><text:span text:style-name="T1">ім., ч., інд.-авт., [???11]. </text:span><text:span text:style-name="T10">Похідне від </text:span><text:span text:style-name="T12">сóнце</text:span><text:span text:style-name="T10"> і </text:span><text:span text:style-name="T12">пруг</text:span><text:span text:style-name="T10">.</text:span></text:p>
      <text:p text:style-name="P1"><text:span text:style-name="T2">Як боляче ряхкоче </text:span><text:span text:style-name="T6">сонцепруг</text:span><text:span text:style-name="T2">!/ Як – далина! (П-2:64).</text:span></text:p>
      <text:p text:style-name="P4"/>
      <text:p text:style-name="P1"><text:span text:style-name="T28">Спах</text:span><text:span text:style-name="T9">, -у, </text:span><text:span text:style-name="T1">ім., ч., інд.-авт., [1]. </text:span><text:span text:style-name="T14">Похідне від </text:span><text:span text:style-name="T13">спахáти</text:span><text:span text:style-name="T9">, </text:span><text:span text:style-name="T13">спалáхувати</text:span><text:span text:style-name="T9">.</text:span></text:p>
      <text:p text:style-name="P1"><text:span text:style-name="T2">По голубих лугах, мов голуб,/ кошлатих сонць шугає </text:span><text:span text:style-name="T6">спах</text:span><text:span text:style-name="T2">. (П-1:157).</text:span></text:p>
      <text:p text:style-name="P4"/>
      <text:p text:style-name="P1"><text:span text:style-name="T28">Спередвікíв</text:span><text:span text:style-name="T9">, </text:span><text:span text:style-name="T1">незм., </text:span><text:span text:style-name="T4">присл., </text:span><text:span text:style-name="T1">інд.-авт., [1]. </text:span><text:span text:style-name="T14">Похідне від </text:span><text:span text:style-name="T11">спередвíчний</text:span><text:span text:style-name="T9">.</text:span></text:p>
      <text:p text:style-name="P1"><text:span text:style-name="T2">Ви вбивці, ви ненатлі нелюди/ </text:span><text:span text:style-name="T6">спередвіків</text:span><text:span text:style-name="T2">,/ а ми припізнені аеди,/ наш злочин – спів. (П-2:94).</text:span></text:p>
      <text:p text:style-name="P4"/>
      <text:p text:style-name="P1"><text:soft-page-break/><text:span text:style-name="T28">Спередодня</text:span><text:span text:style-name="T9">, </text:span><text:span text:style-name="T1">незм., </text:span><text:span text:style-name="T2">присл.,</text:span><text:span text:style-name="T14"> </text:span><text:span text:style-name="T1">інд.-авт., [8]. </text:span><text:span text:style-name="T10">Похідне від </text:span><text:span text:style-name="T12">спéред</text:span><text:span text:style-name="T10"> і </text:span><text:span text:style-name="T12">день</text:span><text:span text:style-name="T10">.</text:span></text:p>
      <text:p text:style-name="P1"><text:span text:style-name="T2">Було ж: </text:span><text:span text:style-name="T6">спередодня</text:span><text:span text:style-name="T2">/ так довго трембітало,/ за тим світати стало - / прожогом, навмання. (П-1:126).</text:span></text:p>
      <text:p text:style-name="P4"/>
      <text:p text:style-name="P1"><text:span text:style-name="T28">Ставітри</text:span><text:span text:style-name="T9">, -íв, </text:span><text:span text:style-name="T1">ім., мн., інд.-авт., [8]. </text:span><text:span text:style-name="T10">Похідне від </text:span><text:span text:style-name="T12">сто </text:span><text:span text:style-name="T10">і</text:span><text:span text:style-name="T12"> вітри</text:span><text:span text:style-name="T10">.</text:span></text:p>
      <text:p text:style-name="P1"><text:span text:style-name="T2">На цих шалених </text:span><text:span text:style-name="T6">ставітрах</text:span><text:span text:style-name="T2">,/ де ні коня, ані дороги,/ звіряй свій крок за знаком Бога - / і попри смерть і попри жах. (П-1:131).</text:span></text:p>
      <text:p text:style-name="P4"/>
      <text:p text:style-name="P1"><text:span text:style-name="T28">Стасвіти</text:span><text:span text:style-name="T9">, -ів, </text:span><text:span text:style-name="T1">ім., мн., інд.-авт., [8]. </text:span><text:span text:style-name="T10">Похідне від </text:span><text:span text:style-name="T12">сто</text:span><text:span text:style-name="T10"> і </text:span><text:span text:style-name="T12">світи</text:span><text:span text:style-name="T10">.</text:span></text:p>
      <text:p text:style-name="P1"><text:span text:style-name="T2">О те моє відьомське вариво, та колотнеча </text:span><text:span text:style-name="T6">стасвітів</text:span><text:span text:style-name="T2">,/ о те чадне </text:span><text:span text:style-name="T2">жагуче марево вгорнуло горло і до брів/ сягнуло… (П-2:127).</text:span></text:p>
      <text:p text:style-name="P4"/>
      <text:p text:style-name="P1"><text:span text:style-name="T28">Стобагáття</text:span><text:span text:style-name="T9">, -я, </text:span><text:span text:style-name="T1">ім., с., інд.-авт., [???8]. </text:span><text:span text:style-name="T10">Похідне від </text:span><text:span text:style-name="T12">сто</text:span><text:span text:style-name="T10"> і </text:span><text:span text:style-name="T12">багáття</text:span><text:span text:style-name="T10">.</text:span></text:p>
      <text:p text:style-name="P1"><text:span text:style-name="T2">Я – незалежний, серце бо студене/ згубило давній жар на </text:span><text:span text:style-name="T6">стобагатті</text:span><text:span text:style-name="T2"> мук. (П-2:191).</text:span></text:p>
      <text:p text:style-name="P4"/>
      <text:p text:style-name="P1"><text:span text:style-name="T28">Стогóри</text:span><text:span text:style-name="T9">, стогíр, </text:span><text:span text:style-name="T1">ім., мн., інд.-авт., [???8]. </text:span><text:span text:style-name="T10">Похідне від </text:span><text:span text:style-name="T12">сто</text:span><text:span text:style-name="T10"> і </text:span><text:span text:style-name="T12">гóри</text:span><text:span text:style-name="T10">.</text:span></text:p>
      <text:p text:style-name="P1"><text:span text:style-name="T2">Я вийду в ніч, я позирну туди,/ де захід за </text:span><text:span text:style-name="T6">стогорами</text:span><text:span text:style-name="T2"> палає. (П-2:13); Там, за кандзюбою </text:span><text:span text:style-name="T6">стогір</text:span><text:span text:style-name="T2">,/ за кайданами стриму/ збігає вік – наперекір/ огню притомі диму. (П-2:285).</text:span></text:p>
      <text:p text:style-name="P4"/>
      <text:p text:style-name="P1"><text:span text:style-name="T28">Стодумн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сто</text:span><text:span text:style-name="T10"> і </text:span><text:span text:style-name="T12">дýмати</text:span><text:span text:style-name="T10">.</text:span></text:p>
      <text:p text:style-name="P1"><text:span text:style-name="T2">Як чорногуз при березі, </text:span><text:span text:style-name="T6">стодумний</text:span><text:span text:style-name="T2">/ став Пан-Господь і молиться…(П-2:60).</text:span></text:p>
      <text:p text:style-name="P4"/>
      <text:p text:style-name="P1"><text:span text:style-name="T28">Стожалí</text:span><text:span text:style-name="T9">, -íв, </text:span><text:span text:style-name="T1">ім., мн., інд.-авт., [???8]. </text:span><text:span text:style-name="T10">Похідне від </text:span><text:span text:style-name="T12">сто</text:span><text:span text:style-name="T10"> і </text:span><text:span text:style-name="T12">жалí</text:span><text:span text:style-name="T10">.</text:span></text:p>
      <text:p text:style-name="P1"><text:span text:style-name="T2">Та за тобою небо запалало,/ овогнене грозою </text:span><text:span text:style-name="T6">стожалів</text:span><text:span text:style-name="T2">. (П-2:68).</text:span></text:p>
      <text:p text:style-name="P4"/>
      <text:p text:style-name="P1"><text:span text:style-name="T28">Стожáло</text:span><text:span text:style-name="T9">, </text:span><text:span text:style-name="T1">присл., інд.-авт., [???8]. </text:span><text:span text:style-name="T10">Похідне від </text:span><text:span text:style-name="T12">сто</text:span><text:span text:style-name="T10"> і </text:span><text:span text:style-name="T12">жáло</text:span><text:span text:style-name="T10">.</text:span></text:p>
      <text:p text:style-name="P1"><text:span text:style-name="T2">Тота сльоза тебе іспопелить,/ і лютий зойк завруниться </text:span><text:span text:style-name="T6">стожало</text:span><text:span text:style-name="T2">/ ланами й луками. (П-1:144).</text:span></text:p>
      <text:p text:style-name="P4"><text:soft-page-break/></text:p>
      <text:p text:style-name="P1"><text:span text:style-name="T28">Стожáльний</text:span><text:span text:style-name="T9">, -а, -е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жáльний</text:span><text:span text:style-name="T10">.</text:span></text:p>
      <text:p text:style-name="P1"><text:span text:style-name="T2">Куріє руїна. Кривавим стікає потоком,/ і сонце татарське – </text:span><text:span text:style-name="T6">стожальне</text:span><text:span text:style-name="T2"> – разить наповал. (П-1:45).</text:span></text:p>
      <text:p text:style-name="P4"/>
      <text:p text:style-name="P1"><text:span text:style-name="T28">Стожáрний</text:span><text:span text:style-name="T9">, -а, -е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жáрний</text:span><text:span text:style-name="T10">.</text:span></text:p>
      <text:p text:style-name="P1"><text:span text:style-name="T2">Сяде сонце на сопку, скаженіє бичарня,/ заховайся в коробку там, де сонце </text:span><text:span text:style-name="T6">стожарне</text:span><text:span text:style-name="T2">… (П-2:166-167); Паду в траву – на цей цвинтарний/ </text:span><text:span text:style-name="T2">кульбабин зойк, кульбабин пух,/ на розсип рос і на </text:span><text:span text:style-name="T6">стожарний/ </text:span><text:span text:style-name="T2">пожежний виквіт довгих скрух. (П-2:184).</text:span></text:p>
      <text:p text:style-name="P4"/>
      <text:p text:style-name="P1"><text:span text:style-name="T28">Стожурбá</text:span><text:span text:style-name="T9">, -и, </text:span><text:span text:style-name="T1">ім., ж., інд.-авт., </text:span><text:span text:style-name="T26">[???</text:span><text:span text:style-name="T1">8</text:span><text:span text:style-name="T26">]., </text:span><text:span text:style-name="T21">Пох</text:span><text:span text:style-name="T1">ідне від </text:span><text:span text:style-name="T7">сто</text:span><text:span text:style-name="T2"> і </text:span><text:span text:style-name="T7">журбá</text:span><text:span text:style-name="T2">.</text:span><text:span text:style-name="T26"> </text:span></text:p>
      <text:p text:style-name="P1"><text:span text:style-name="T2">Пропадіть, аеродроми,/ спопеліться в </text:span><text:span text:style-name="T6">стожурбі</text:span><text:span text:style-name="T2">. (П-1:159).</text:span></text:p>
      <text:p text:style-name="P4"/>
      <text:p text:style-name="P1"><text:span text:style-name="T28">Стозлотопелюстки</text:span><text:span text:style-name="T9">, -ів, </text:span><text:span text:style-name="T1">ім., мн., інд.-авт., [8]. </text:span><text:span text:style-name="T10">Похідне від </text:span><text:span text:style-name="T12">сто, золотий</text:span><text:span text:style-name="T10"> і </text:span><text:span text:style-name="T12">пелюстки</text:span><text:span text:style-name="T10">.</text:span></text:p>
      <text:p text:style-name="P1"><text:span text:style-name="T2">Як сонях сонце п’є/ </text:span><text:span text:style-name="T6">стозлотопелюстками</text:span><text:span text:style-name="T2">,/ де хата постає - / ковчегом над роками. (П-2:18).</text:span></text:p>
      <text:p text:style-name="P4"/>
      <text:p text:style-name="P1"><text:span text:style-name="T28">Стозмíй</text:span><text:span text:style-name="T9">, -я, </text:span><text:span text:style-name="T1">ім., ч., інд.-авт., [???8]. </text:span><text:span text:style-name="T10">Похідне від </text:span><text:span text:style-name="T12">сто</text:span><text:span text:style-name="T10"> і </text:span><text:span text:style-name="T12">змій</text:span><text:span text:style-name="T10">.</text:span></text:p>
      <text:p text:style-name="P1"><text:span text:style-name="T2">Коли докучили ці втеки - / в лет, до вогненної пащеки./ Як він ощирився, </text:span><text:span text:style-name="T6">стозмій</text:span><text:span text:style-name="T2">! (П-1:73).</text:span></text:p>
      <text:p text:style-name="P4"/>
      <text:p text:style-name="P1"><text:span text:style-name="T28">Стозóр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сто</text:span><text:span text:style-name="T10"> і </text:span><text:span text:style-name="T12">зір</text:span><text:span text:style-name="T10">.</text:span></text:p>
      <text:p text:style-name="P1"><text:span text:style-name="T2">Тільки сіль, і вода, і житняк,/ і світанок, і ніч, і </text:span><text:span text:style-name="T6">стозора</text:span><text:span text:style-name="T2">/ небезпека, і сонна і хора/ ця душа – вирушає успак! (П-1:105).</text:span></text:p>
      <text:p text:style-name="P4"/>
      <text:p text:style-name="P1"><text:span text:style-name="T28">Стокóло</text:span><text:span text:style-name="T9">, -а, </text:span><text:span text:style-name="T1">ім., с., інд.-авт., [???8]. </text:span><text:span text:style-name="T10">Похідне від </text:span><text:span text:style-name="T12">сто</text:span><text:span text:style-name="T10"> і </text:span><text:span text:style-name="T12">кóло</text:span><text:span text:style-name="T10">.</text:span></text:p>
      <text:p text:style-name="P1"><text:span text:style-name="T2">Червоний біль од нагая/ в очах розходиться </text:span><text:span text:style-name="T6">стоколом</text:span><text:span text:style-name="T2">,/ а світ несеться покотьолом,/ за світом – настрибом – змія… (П-2:16).</text:span></text:p>
      <text:p text:style-name="P4"><text:soft-page-break/></text:p>
      <text:p text:style-name="P1"><text:span text:style-name="T28">Стокрик</text:span><text:span text:style-name="T9">, -у, </text:span><text:span text:style-name="T1">ім., ч., інд.-авт., [???8]. </text:span><text:span text:style-name="T10">Похідне від </text:span><text:span text:style-name="T12">сто</text:span><text:span text:style-name="T10"> і </text:span><text:span text:style-name="T12">крик</text:span><text:span text:style-name="T10">.</text:span></text:p>
      <text:p text:style-name="P1"><text:span text:style-name="T2">…бо в горлі застуда, у грудях пітьма/ і світ оступає </text:span><text:span text:style-name="T6">стокрик</text:span><text:span text:style-name="T2"> – Колима. (П-1:135).</text:span></text:p>
      <text:p text:style-name="P4"/>
      <text:p text:style-name="P1"><text:span text:style-name="T28">Стомежá</text:span><text:span text:style-name="T9">, -і, </text:span><text:span text:style-name="T1">ім., ж., інд.-авт., [???8]. </text:span><text:span text:style-name="T10">Похідне від </text:span><text:span text:style-name="T12">сто</text:span><text:span text:style-name="T10"> і </text:span><text:span text:style-name="T12">межá</text:span><text:span text:style-name="T10">.</text:span></text:p>
      <text:p text:style-name="P1"><text:span text:style-name="T2">Полон у полоні, межі </text:span><text:span text:style-name="T6">стомежа</text:span><text:span text:style-name="T2">,/ ти вся – за горбами-горбами/ натхнення і хорого серця ґанджа - / з синами, хрунями, рабами. (П-1:131).</text:span></text:p>
      <text:p text:style-name="P4"/>
      <text:p text:style-name="P1"><text:span text:style-name="T28">Сто-морóзи, </text:span><text:span text:style-name="T9">-ів, </text:span><text:span text:style-name="T1">ім., мн., інд.-авт., [9]. </text:span><text:span text:style-name="T10">Похідне від </text:span><text:span text:style-name="T12">сто</text:span><text:span text:style-name="T10"> і </text:span><text:span text:style-name="T12">морóзи</text:span><text:span text:style-name="T10">.</text:span></text:p>
      <text:p text:style-name="P1"><text:span text:style-name="T2">Так стій і стій і стій і стій,/ дубій на </text:span><text:span text:style-name="T6">сто-морозах</text:span><text:span text:style-name="T2">,/ о будь ти проклят, часе мій,/ в усіх своїх погрозах. (П-2:24).</text:span></text:p>
      <text:p text:style-name="P4"/>
      <text:p text:style-name="P1"><text:span text:style-name="T28">Стонастóрчений</text:span><text:span text:style-name="T9">, -а, -е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настóрчений</text:span><text:span text:style-name="T10">.</text:span></text:p>
      <text:p text:style-name="P1"><text:span text:style-name="T2">Кружеляє понад ними/ вечір, крила розкриливши,/ впав на горлицю із неба/ </text:span><text:span text:style-name="T6">стонасторчений</text:span><text:span text:style-name="T2"> коршак. (П-1:92).</text:span></text:p>
      <text:p text:style-name="P4"/>
      <text:p text:style-name="P1"><text:span text:style-name="T28">Стопровáлля</text:span><text:span text:style-name="T9">, -я, </text:span><text:span text:style-name="T1">ім., с., інд.-авт., [???8]. </text:span><text:span text:style-name="T10">Похідне від </text:span><text:span text:style-name="T12">сто</text:span><text:span text:style-name="T10"> і </text:span><text:span text:style-name="T12">провáлля</text:span><text:span text:style-name="T10">.</text:span></text:p>
      <text:p text:style-name="P1"><text:span text:style-name="T2">Якась лежить на нас печаль./ І чим ми Бога прогнівили,/ Іване-брате? Скільки сили/ втелющили до </text:span><text:span text:style-name="T6">стопроваль</text:span><text:span text:style-name="T2">. (П-2:160).</text:span></text:p>
      <text:p text:style-name="P4"/>
      <text:p text:style-name="P1"><text:span text:style-name="T28">Стопровáльний</text:span><text:span text:style-name="T9">, -а, -е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провáльний</text:span><text:span text:style-name="T10">.</text:span></text:p>
      <text:p text:style-name="P1"><text:span text:style-name="T2">Око ока ми,/ не навчені подосі видивляти/ довкіл і не обрушувати горя/ сухі тороси в </text:span><text:span text:style-name="T6">стопровальний</text:span><text:span text:style-name="T2"> діл. (П-2:64).</text:span></text:p>
      <text:p text:style-name="P4"/>
      <text:p text:style-name="P1"><text:span text:style-name="T28">Сторíки</text:span><text:span text:style-name="T9">, сторíк, </text:span><text:span text:style-name="T1">ім., мн., інд.-авт., [???8]. </text:span><text:span text:style-name="T10">Похідне від </text:span><text:span text:style-name="T12">сто</text:span><text:span text:style-name="T10"> і </text:span><text:span text:style-name="T12">ріки</text:span><text:span text:style-name="T10">.</text:span></text:p>
      <text:p text:style-name="P1"><text:span text:style-name="T2">Хай край святиться. За горою/ </text:span><text:span text:style-name="T6">сторіки</text:span><text:span text:style-name="T2"> чорної ропи. (П-2:173).</text:span></text:p>
      <text:p text:style-name="P4"/>
      <text:p text:style-name="P1"><text:soft-page-break/><text:span text:style-name="T28">Сторозтриклятий</text:span><text:span text:style-name="T9">, -а, -е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розтриклятий</text:span><text:span text:style-name="T10">.</text:span></text:p>
      <text:p text:style-name="P1"><text:span text:style-name="T2">Аби лиш подолати гнів,/ </text:span><text:span text:style-name="T6">сторозтриклятий</text:span><text:span text:style-name="T2"> гнів здолати,/ я б поіменно міг назвати/ усіх братів, усіх катів. (П-1:30).</text:span></text:p>
      <text:p text:style-name="P4"/>
      <text:p text:style-name="P1"><text:span text:style-name="T28">Стосиній</text:span><text:span text:style-name="T9">, -я, -є, </text:span><text:span text:style-name="T2">прикм., </text:span><text:span text:style-name="T1">інд.-авт., [???8]. </text:span><text:span text:style-name="T10">Похідне від </text:span><text:span text:style-name="T12">сто</text:span><text:span text:style-name="T10"> і </text:span><text:span text:style-name="T12">синій</text:span><text:span text:style-name="T10">.</text:span></text:p>
      <text:p text:style-name="P1"><text:span text:style-name="T2">Червоним вином заливає мій погляд </text:span><text:span text:style-name="T6">стосиній</text:span><text:span text:style-name="T2">,/ спустошені губи </text:span><text:span text:style-name="T2">залито червоним вином,/ і видиться берег – далекий – у радісній піні,/ і спокій приносить, і спокій обіцяний – бром. (П-2:290).</text:span></text:p>
      <text:p text:style-name="P4"/>
      <text:p text:style-name="P1"><text:span text:style-name="T28">Схриплокрóнн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(с)хриплий</text:span><text:span text:style-name="T10"> і </text:span><text:span text:style-name="T12">крóна</text:span><text:span text:style-name="T10">.</text:span></text:p>
      <text:p text:style-name="P1"><text:span text:style-name="T2">Пожухле листя опадає з віт,/ голосить голий стовбур </text:span><text:span text:style-name="T6">схриплокронний</text:span><text:span text:style-name="T2">. (П-</text:span><text:span text:style-name="T2">1:161).</text:span></text:p>
      <text:p text:style-name="P4"/>
      <text:p text:style-name="P1"><text:span text:style-name="T28">Тамбíк</text:span><text:span text:style-name="T9">, -бóку, </text:span><text:span text:style-name="T1">ім., ч., інд.-авт., [11]. </text:span><text:span text:style-name="T10">Похідне від </text:span><text:span text:style-name="T12">там</text:span><text:span text:style-name="T10"> і </text:span><text:span text:style-name="T12">бік</text:span><text:span text:style-name="T10">. На тому боці.</text:span></text:p>
      <text:p text:style-name="P1"><text:span text:style-name="T2">А товщею, в кризі, в імлі,/ за </text:span><text:span text:style-name="T6">тамбоком</text:span><text:span text:style-name="T2">,/ сяє срібне серце землі/ скорбним оком. (П-1:173).</text:span></text:p>
      <text:p text:style-name="P4"/>
      <text:p text:style-name="P1"><text:span text:style-name="T28">Тихоплин</text:span><text:span text:style-name="T9">, -у, </text:span><text:span text:style-name="T1">ім., ч., інд.-авт., [1]. </text:span><text:span text:style-name="T14">Похідне від </text:span><text:span text:style-name="T13">тихоплинний</text:span><text:span text:style-name="T9">, </text:span><text:span text:style-name="T1">поет. –</text:span><text:span text:style-name="T9"> який тихо плине.</text:span></text:p>
      <text:p text:style-name="P1"><text:span text:style-name="T2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6">тихоплин</text:span><text:span text:style-name="T2">. (П-2:280).</text:span></text:p>
      <text:p text:style-name="P4"/>
      <text:p text:style-name="P1"><text:span text:style-name="T28">Тойящобáтько</text:span><text:span text:style-name="T9">, -а, </text:span><text:span text:style-name="T1">ім., ч., інд.-авт., [11]. </text:span><text:span text:style-name="T10">Похідне від </text:span><text:span text:style-name="T12">той, я, що</text:span><text:span text:style-name="T10"> і </text:span><text:span text:style-name="T12">бáтько</text:span><text:span text:style-name="T10">.</text:span></text:p>
      <text:p text:style-name="P1"><text:span text:style-name="T2">Я тіло нагострив на чаї та акридах,/ а душу – пошукай. І не питай./ Тойящосин не чує вже мене./ </text:span><text:span text:style-name="T6">Тойящобатько</text:span><text:span text:style-name="T2"> вже не чую сина. (П-2:191).</text:span></text:p>
      <text:p text:style-name="P4"/>
      <text:p text:style-name="P1"><text:span text:style-name="T28">Тойящосин</text:span><text:span text:style-name="T9">, -а, </text:span><text:span text:style-name="T1">ім., ч., інд.-авт., [11]. </text:span><text:span text:style-name="T10">Похідне від </text:span><text:span text:style-name="T12">той, я, що</text:span><text:span text:style-name="T10"> і </text:span><text:span text:style-name="T12">син</text:span><text:span text:style-name="T10">.</text:span></text:p>
      <text:p text:style-name="P1"><text:span text:style-name="T2">Я тіло нагострив на чаї та акридах,/ а душу – пошукай. І не питай./ </text:span><text:soft-page-break/><text:span text:style-name="T6">Тойящосин</text:span><text:span text:style-name="T2"> не чує вже мене./ Тойящобатько вже не чую сина. (П-2:191).</text:span></text:p>
      <text:p text:style-name="P4"/>
      <text:p text:style-name="P1"><text:span text:style-name="T28">Тонкоголóсити</text:span><text:span text:style-name="T9">, -шу, -сиш, дієсл., </text:span><text:span text:style-name="T2">недок., перех., інд.-авт., [8]. </text:span><text:span text:style-name="T9">Похідне </text:span><text:span text:style-name="T9">від </text:span><text:span text:style-name="T13">тóнко</text:span><text:span text:style-name="T9"> і </text:span><text:span text:style-name="T13">голóсити</text:span><text:span text:style-name="T9">.</text:span></text:p>
      <text:p text:style-name="P1"><text:span text:style-name="T2">Нехай-но і помру - / та він за мене </text:span><text:span text:style-name="T6">відтонкоголосить</text:span><text:span text:style-name="T2">/ про тисячі пропащих вечорів… (П-1:47).</text:span></text:p>
      <text:p text:style-name="P4"/>
      <text:p text:style-name="P1"><text:span text:style-name="T28">Тонкожáло</text:span><text:span text:style-name="T9">, </text:span><text:span text:style-name="T1">присл., інд.-авт., [8]. </text:span><text:span text:style-name="T10">Похідне від </text:span><text:span text:style-name="T12">тонкий</text:span><text:span text:style-name="T10"> і </text:span><text:span text:style-name="T12">жáло</text:span><text:span text:style-name="T10">.</text:span></text:p>
      <text:p text:style-name="P1"><text:span text:style-name="T2">І буде ще щось. Буде ще щось. День/ стоїть – гінкий, неначе телевежа,/ і все вивищується </text:span><text:span text:style-name="T6">тонкожало</text:span><text:span text:style-name="T2">… (П-2:103).</text:span></text:p>
      <text:p text:style-name="P4"/>
      <text:p text:style-name="P1"><text:span text:style-name="T28">Тремт</text:span><text:span text:style-name="T9">, -у, </text:span><text:span text:style-name="T1">ім., ч., інд.-авт., [1]. </text:span><text:span text:style-name="T9">Те саме, що тремтіння.</text:span></text:p>
      <text:p text:style-name="P1"><text:span text:style-name="T2">…опуст, розпадання/ материка, раптовий зсув і дляння,/ і </text:span><text:span text:style-name="T6">трепет</text:span><text:span text:style-name="T2"> рук, і тремт повік німий. (П-1:37).</text:span></text:p>
      <text:p text:style-name="P4"/>
      <text:p text:style-name="P1"><text:span text:style-name="T28">Уводноряд</text:span><text:span text:style-name="T9">, </text:span><text:span text:style-name="T1">присл., інд.-авт., [???11]. </text:span><text:span text:style-name="T10">В один ряд.</text:span></text:p>
      <text:p text:style-name="P1"><text:span text:style-name="T2">Тепер ти сам, як вулій цей гулкий,/ стаєш </text:span><text:span text:style-name="T6">уводноряд</text:span><text:span text:style-name="T2"> до цілосвіту,/ коли з грудей твоїх несамовитих/ усі повийшли зашпори-голки. (П-</text:span><text:span text:style-name="T2">2:181).</text:span></text:p>
      <text:p text:style-name="P4"/>
      <text:p text:style-name="P1"><text:span text:style-name="T28">Усеблаги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усé</text:span><text:span text:style-name="T10"> і </text:span><text:span text:style-name="T12">благий</text:span><text:span text:style-name="T10">.</text:span></text:p>
      <text:p text:style-name="P1"><text:span text:style-name="T2">І снився Кар – зажурений такий,/ немов отетерілий од докуки,/ </text:span><text:span text:style-name="T2">допоки мати заламає руки,/ наш гріх відпустить Бог </text:span><text:span text:style-name="T6">усеблагий</text:span><text:span text:style-name="T2">. (П-</text:span><text:span text:style-name="T2">2:128).</text:span></text:p>
      <text:p text:style-name="P4"/>
      <text:p text:style-name="P1"><text:span text:style-name="T28">Усевитóнчува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усé</text:span><text:span text:style-name="T10"> і </text:span><text:span text:style-name="T12">витóнчуваний</text:span><text:span text:style-name="T10">.</text:span></text:p>
      <text:p text:style-name="P1"><text:span text:style-name="T6">Усевитончуваний</text:span><text:span text:style-name="T2"> зойк,/ крик крику, крику крик./ Задосить. Спекайся морок,/ хоч як до них і звик. (П-2:96).</text:span></text:p>
      <text:p text:style-name="P4"/>
      <text:p text:style-name="P1"><text:span text:style-name="T28">Усевладуще</text:span><text:span text:style-name="T9">, -щого, </text:span><text:span text:style-name="T1">ім., с., інд.-авт., [11]. </text:span><text:span text:style-name="T10">Похідне від </text:span><text:span text:style-name="T12">усе</text:span><text:span text:style-name="T10"> і </text:span><text:span text:style-name="T12">владýще</text:span><text:span text:style-name="T10"> (від </text:span><text:span text:style-name="T12">влáда</text:span><text:span text:style-name="T10">). З великою владою.</text:span></text:p>
      <text:p text:style-name="P1"><text:soft-page-break/><text:span text:style-name="T2">Коли прищухло довкруги, поближнє/ </text:span><text:span text:style-name="T6">усевладуще</text:span><text:span text:style-name="T2"> ревом так реве,/ </text:span><text:span text:style-name="T2">ану збагни – суворе ачи ніжне/ те, що тебе всевладно так зове. (П-2:120).</text:span></text:p>
      <text:p text:style-name="P4"/>
      <text:p text:style-name="P1"><text:span text:style-name="T28">Усенестéрпни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усé</text:span><text:span text:style-name="T10"> і </text:span><text:span text:style-name="T12">нестéрпний</text:span><text:span text:style-name="T10">.</text:span></text:p>
      <text:p text:style-name="P1"><text:span text:style-name="T2">Народжені мої бажання,/ </text:span><text:span text:style-name="T6">усенестерпні</text:span><text:span text:style-name="T2">, всеголодні,/ такі вітри зняли довкола,/ що все несеться шкереберть. (П-2:195).</text:span></text:p>
      <text:p text:style-name="P4"/>
      <text:p text:style-name="P1"><text:span text:style-name="T28">Усепокóра</text:span><text:span text:style-name="T9"> (всепокóра), -и, </text:span><text:span text:style-name="T1">ім., ж., інд.-авт., [11]. </text:span><text:span text:style-name="T10">Похідне від </text:span><text:span text:style-name="T12">усé</text:span><text:span text:style-name="T10"> і </text:span><text:span text:style-name="T12">покóра</text:span><text:span text:style-name="T10">.</text:span></text:p>
      <text:p text:style-name="P1"><text:span text:style-name="T2">В квадратах жертв – чистописом журби - / </text:span><text:span text:style-name="T6">усепокора</text:span><text:span text:style-name="T2">, майже невідпорна./ Свічадо спить. У ньому спить свіча,/ розплатана </text:span><text:span text:style-name="T2">метеликом, акантом. (П-1:59); Як вікна в позапростір, позачас,/ за мури німоти і </text:span><text:span text:style-name="T6">всепокори</text:span><text:span text:style-name="T2">,/ так </text:span><text:span text:style-name="T2">світяться свічада, світлом хорі,/ і пильно задивляються крізь нас/ у сяйва… (П-1:66).</text:span></text:p>
      <text:p text:style-name="P4"/>
      <text:p text:style-name="P1"><text:span text:style-name="T28">Усестрімкий</text:span><text:span text:style-name="T9">, -а, -е, </text:span><text:span text:style-name="T2">прикм., </text:span><text:span text:style-name="T1">інд.-авт., [11]. </text:span><text:span text:style-name="T10">Похідне від </text:span><text:span text:style-name="T12">усé</text:span><text:span text:style-name="T10"> і </text:span><text:span text:style-name="T12">стрімкий</text:span><text:span text:style-name="T10">.</text:span></text:p>
      <text:p text:style-name="P1"><text:span text:style-name="T2">Ескорт і почет, кожен челядин/ не помічає ні ночей ні днин,/ спинився час – в </text:span><text:span text:style-name="T6">усестрімкому</text:span><text:span text:style-name="T2"> леті. (П-2:295).</text:span></text:p>
      <text:p text:style-name="P4"/>
      <text:p text:style-name="P1"><text:span text:style-name="T28">Ціложиттєв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цíлий</text:span><text:span text:style-name="T10"> і </text:span><text:span text:style-name="T12">життєвий (</text:span><text:span text:style-name="T10">від</text:span><text:span text:style-name="T12"> життя)</text:span><text:span text:style-name="T10">.</text:span></text:p>
      <text:p text:style-name="P1"><text:span text:style-name="T2">З </text:span><text:span text:style-name="T6">ціложиттєвого</text:span><text:span text:style-name="T2"> ждання/ Ти смерть на кілька літ відтрутив,/ аби почути пахощ рути/ і в неї впасти навмання - / з усіх розлук – на обакрай/ Вітчизни – і яви, і мрії. (П-2:19).</text:span></text:p>
      <text:p text:style-name="P4"/>
      <text:p text:style-name="P1"><text:span text:style-name="T28">Цілосвíт</text:span><text:span text:style-name="T9">, -у, </text:span><text:span text:style-name="T1">ім., </text:span><text:span text:style-name="T9">ч., </text:span><text:span text:style-name="T2">інд.-авт., [8]. </text:span><text:span text:style-name="T10">Похідне від </text:span><text:span text:style-name="T12">цíлий</text:span><text:span text:style-name="T10"> і </text:span><text:span text:style-name="T12">світ</text:span><text:span text:style-name="T10">.</text:span></text:p>
      <text:p text:style-name="P1"><text:span text:style-name="T2">Тепер ти сам, як вулій цей гулкий,/ стаєш уводноряд до цілосвіту,/ коли з грудей </text:span><text:span text:style-name="T2">твоїх несамовитих/ усі повийшли зашпори-голки.</text:span><text:span text:style-name="T2"> (П-2:181).</text:span></text:p>
      <text:p text:style-name="P4"/>
      <text:p text:style-name="P1"><text:span text:style-name="T28">Чорновóддя</text:span><text:span text:style-name="T9">, -я, </text:span><text:span text:style-name="T1">ім., с., інд.-авт., [8]. </text:span><text:span text:style-name="T10">Похідне від </text:span><text:span text:style-name="T12">чóрний</text:span><text:span text:style-name="T10"> і </text:span><text:span text:style-name="T12">вóддя</text:span><text:span text:style-name="T10"> (від </text:span><text:soft-page-break/><text:span text:style-name="T12">водá</text:span><text:span text:style-name="T10">).</text:span></text:p>
      <text:p text:style-name="P1"><text:span text:style-name="T2">Червона барка в </text:span><text:span text:style-name="T6">чорноводді </text:span><text:span text:style-name="T2">доль/ загубиться. І фенікс довгоногий/ перенесе тебе в ясні чертоги/ від самоволь, покори і сваволь. (П-</text:span><text:span text:style-name="T2">1:56); …Підтале </text:span><text:span text:style-name="T6">чорноводдя</text:span><text:span text:style-name="T2"> зелен-криги/ займається світанням на </text:span><text:span text:style-name="T2">щоці. (П-1:77).</text:span></text:p>
      <text:p text:style-name="P4"/>
      <text:p text:style-name="P1"><text:span text:style-name="T28">Ясноджерéльний</text:span><text:span text:style-name="T9">, -а, -е, </text:span><text:span text:style-name="T2">прикм., </text:span><text:span text:style-name="T1">інд.-авт., [8]. </text:span><text:span text:style-name="T10">Похідне від </text:span><text:span text:style-name="T12">ясно</text:span><text:span text:style-name="T10"> і </text:span><text:span text:style-name="T12">джерéльний</text:span><text:span text:style-name="T10">.</text:span></text:p>
      <text:p text:style-name="P1"><text:span text:style-name="T2">Там буриться похмурий амарант/ і айстри у покірній непокорі/ останні долітовують прозорі/ дні вересня – </text:span><text:span text:style-name="T6">ясноджерельний</text:span><text:span text:style-name="T2"> кант. (П-1:6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, serif"/>
    <style:font-face style:name="sans-serif" svg:font-family="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 Condensed" fo:font-size="12pt" fo:language="uk" fo:country="UA" style:letter-kerning="true" style:font-name-asian="DejaVu Sans Light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Light" fo:font-size="14pt" style:font-name-asian="DejaVu Sans Light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0T13:33:57</meta:creation-date>
    <dc:date>2012-04-10T21:53:48</dc:date>
    <meta:editing-duration>PT11H5S</meta:editing-duration>
    <meta:editing-cycles>105</meta:editing-cycles>
    <meta:generator>LibreOffice/3.4$Linux LibreOffice_project/340m1$Build-402</meta:generator>
    <meta:document-statistic meta:table-count="0" meta:image-count="0" meta:object-count="0" meta:page-count="34" meta:paragraph-count="444" meta:word-count="7360" meta:character-count="46443" meta:non-whitespace-character-count="40033"/>
  </office:meta>
</office:document-meta>
</file>